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put (0/1)</text:p>
          </table:table-cell>
          <table:table-cell office:value-type="string" calcext:value-type="string">
            <text:p>Input2</text:p>
          </table:table-cell>
          <table:table-cell office:value-type="string" calcext:value-type="string">
            <text:p>Input 3</text:p>
          </table:table-cell>
          <table:table-cell office:value-type="string" calcext:value-type="string">
            <text:p>input4</text:p>
          </table:table-cell>
          <table:table-cell office:value-type="string" calcext:value-type="string">
            <text:p>W1 (-10/+10)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2</text:p>
          </table:table-cell>
          <table:table-cell office:value-type="string" calcext:value-type="string">
            <text:p>total3</text:p>
          </table:table-cell>
          <table:table-cell office:value-type="string" calcext:value-type="string">
            <text:p>total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Width (-10/+10)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Part2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Part2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Part2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Part2</text:p>
          </table:table-cell>
          <table:table-cell/>
          <table:table-cell office:value-type="string" calcext:value-type="string">
            <text:p>E ^ - Z</text:p>
          </table:table-cell>
        </table:table-row>
        <table:table-row table:style-name="ro1">
          <table:table-cell table:number-columns-repeated="4" office:value-type="float" office:value="0.4" calcext:value-type="float">
            <text:p>0.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-2.12591524556758" calcext:value-type="float">
            <text:p>-2.1259152456</text:p>
          </table:table-cell>
          <table:table-cell office:value-type="float" office:value="5.00717976906953" calcext:value-type="float">
            <text:p>5.0071797691</text:p>
          </table:table-cell>
          <table:table-cell office:value-type="float" office:value="-0.0135837634748882" calcext:value-type="float">
            <text:p>-0.0135837635</text:p>
          </table:table-cell>
          <table:table-cell office:value-type="float" office:value="-0.116441986328536" calcext:value-type="float">
            <text:p>-0.1164419863</text:p>
          </table:table-cell>
          <table:table-cell office:value-type="float" office:value="0.114859230449555" calcext:value-type="float">
            <text:p>0.1148592304</text:p>
          </table:table-cell>
          <table:table-cell office:value-type="float" office:value="0.162553830227463" calcext:value-type="float">
            <text:p>0.1625538302</text:p>
          </table:table-cell>
          <table:table-cell office:value-type="float" office:value="3.90789101364452" calcext:value-type="float">
            <text:p>3.9078910136</text:p>
          </table:table-cell>
          <table:table-cell office:value-type="float" office:value="7.00485009067276" calcext:value-type="float">
            <text:p>7.0048500907</text:p>
          </table:table-cell>
          <table:table-cell office:value-type="float" office:value="-5.87950005610555" calcext:value-type="float">
            <text:p>-5.8795000561</text:p>
          </table:table-cell>
          <table:table-cell table:formula="of:=([.I2]-[.M2])^2" office:value-type="float" office:value="5.02107025236987" calcext:value-type="float">
            <text:p>5.0210702524</text:p>
          </table:table-cell>
          <table:table-cell table:formula="of:=[.R2]/(2*[.$Q2]*[.$Q2])" office:value-type="float" office:value="0.072624892824882" calcext:value-type="float">
            <text:p>0.0726248928</text:p>
          </table:table-cell>
          <table:table-cell table:formula="of:=([.J2]-[.N2])^2" office:value-type="float" office:value="23.4704004873014" calcext:value-type="float">
            <text:p>23.4704004873</text:p>
          </table:table-cell>
          <table:table-cell table:formula="of:=[.T2]/(2*[.$Q2]*[.$Q2])" office:value-type="float" office:value="0.339476492913599" calcext:value-type="float">
            <text:p>0.3394764929</text:p>
          </table:table-cell>
          <table:table-cell table:formula="of:=([.K2]-[.O2])^2" office:value-type="float" office:value="15.3779644275837" calcext:value-type="float">
            <text:p>15.3779644276</text:p>
          </table:table-cell>
          <table:table-cell table:formula="of:=[.V2]/(2*[.$Q2]*[.$Q2])" office:value-type="float" office:value="0.222427283882553" calcext:value-type="float">
            <text:p>0.2224272839</text:p>
          </table:table-cell>
          <table:table-cell table:formula="of:=([.L2]-[.P2])^2" office:value-type="float" office:value="50.7128008459614" calcext:value-type="float">
            <text:p>50.712800846</text:p>
          </table:table-cell>
          <table:table-cell table:formula="of:=[.X2]/(2*[.$Q2]*[.$Q2])" office:value-type="float" office:value="0.733511291651259" calcext:value-type="float">
            <text:p>0.7335112917</text:p>
          </table:table-cell>
          <table:table-cell table:formula="of:=[.S2]+[.U2]+[.W2]+[.Y2]" office:value-type="float" office:value="1.36803996127229" calcext:value-type="float">
            <text:p>1.3680399613</text:p>
          </table:table-cell>
          <table:table-cell table:formula="of:=EXP(-[.Z2])" office:value-type="float" office:value="0.2546055074615" calcext:value-type="float">
            <text:p>0.2546055075</text:p>
          </table:table-cell>
        </table:table-row>
        <table:table-row table:style-name="ro1">
          <table:table-cell table:formula="of:=[.A2]+0.01" office:value-type="float" office:value="0.41" calcext:value-type="float">
            <text:p>0.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.04561472162559" calcext:value-type="float">
            <text:p>2.0456147216</text:p>
          </table:table-cell>
          <table:table-cell office:value-type="float" office:value="3.32075378039875" calcext:value-type="float">
            <text:p>3.3207537804</text:p>
          </table:table-cell>
          <table:table-cell office:value-type="float" office:value="-0.53320155056396" calcext:value-type="float">
            <text:p>-0.5332015506</text:p>
          </table:table-cell>
          <table:table-cell office:value-type="float" office:value="-0.0529029748144104" calcext:value-type="float">
            <text:p>-0.0529029748</text:p>
          </table:table-cell>
          <table:table-cell office:value-type="float" office:value="0.433074318969616" calcext:value-type="float">
            <text:p>0.433074319</text:p>
          </table:table-cell>
          <table:table-cell office:value-type="float" office:value="-2.42405909376292" calcext:value-type="float">
            <text:p>-2.4240590938</text:p>
          </table:table-cell>
          <table:table-cell office:value-type="float" office:value="-9.96727070017154" calcext:value-type="float">
            <text:p>-9.9672707002</text:p>
          </table:table-cell>
          <table:table-cell office:value-type="float" office:value="6.67577937089725" calcext:value-type="float">
            <text:p>6.6757793709</text:p>
          </table:table-cell>
          <table:table-cell office:value-type="float" office:value="4.35074983154692" calcext:value-type="float">
            <text:p>4.3507498315</text:p>
          </table:table-cell>
          <table:table-cell table:formula="of:=([.I3]-[.M3])^2" office:value-type="float" office:value="2.60028655019789" calcext:value-type="float">
            <text:p>2.6002865502</text:p>
          </table:table-cell>
          <table:table-cell table:formula="of:=[.R3]/(2*[.$Q3]*[.$Q3])" office:value-type="float" office:value="0.0686851719590354" calcext:value-type="float">
            <text:p>0.068685172</text:p>
          </table:table-cell>
          <table:table-cell table:formula="of:=([.J3]-[.N3])^2" office:value-type="float" office:value="33.0028749591337" calcext:value-type="float">
            <text:p>33.0028749591</text:p>
          </table:table-cell>
          <table:table-cell table:formula="of:=[.T3]/(2*[.$Q3]*[.$Q3])" office:value-type="float" office:value="0.871753207944765" calcext:value-type="float">
            <text:p>0.8717532079</text:p>
          </table:table-cell>
          <table:table-cell table:formula="of:=([.K3]-[.O3])^2" office:value-type="float" office:value="89.0016607195775" calcext:value-type="float">
            <text:p>89.0016607196</text:p>
          </table:table-cell>
          <table:table-cell table:formula="of:=[.V3]/(2*[.$Q3]*[.$Q3])" office:value-type="float" office:value="2.35093104284936" calcext:value-type="float">
            <text:p>2.3509310428</text:p>
          </table:table-cell>
          <table:table-cell table:formula="of:=([.L3]-[.P3])^2" office:value-type="float" office:value="45.2751661094918" calcext:value-type="float">
            <text:p>45.2751661095</text:p>
          </table:table-cell>
          <table:table-cell table:formula="of:=[.X3]/(2*[.$Q3]*[.$Q3])" office:value-type="float" office:value="1.19591918416363" calcext:value-type="float">
            <text:p>1.1959191842</text:p>
          </table:table-cell>
          <table:table-cell table:formula="of:=[.S3]+[.U3]+[.W3]+[.Y3]" office:value-type="float" office:value="4.4872886069168" calcext:value-type="float">
            <text:p>4.4872886069</text:p>
          </table:table-cell>
          <table:table-cell table:formula="of:=EXP(-[.Z3])" office:value-type="float" office:value="0.0112511086680428" calcext:value-type="float">
            <text:p>0.0112511087</text:p>
          </table:table-cell>
        </table:table-row>
        <table:table-row table:style-name="ro1">
          <table:table-cell table:formula="of:=[.A3]+0.01" office:value-type="float" office:value="0.42" calcext:value-type="float">
            <text:p>0.4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]*[.E4]" office:value-type="float" office:value="2.1" calcext:value-type="float">
            <text:p>2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]-[.M4])^2" office:value-type="float" office:value="8.41" calcext:value-type="float">
            <text:p>8.41</text:p>
          </table:table-cell>
          <table:table-cell table:formula="of:=[.R4]/(2*[.$Q4]*[.$Q4])" office:value-type="float" office:value="0.1682" calcext:value-type="float">
            <text:p>0.1682</text:p>
          </table:table-cell>
          <table:table-cell table:formula="of:=([.J4]-[.N4])^2" office:value-type="float" office:value="0" calcext:value-type="float">
            <text:p>0</text:p>
          </table:table-cell>
          <table:table-cell table:formula="of:=[.T4]/(2*[.$Q4]*[.$Q4])" office:value-type="float" office:value="0" calcext:value-type="float">
            <text:p>0</text:p>
          </table:table-cell>
          <table:table-cell table:formula="of:=([.K4]-[.O4])^2" office:value-type="float" office:value="0" calcext:value-type="float">
            <text:p>0</text:p>
          </table:table-cell>
          <table:table-cell table:formula="of:=[.V4]/(2*[.$Q4]*[.$Q4])" office:value-type="float" office:value="0" calcext:value-type="float">
            <text:p>0</text:p>
          </table:table-cell>
          <table:table-cell table:formula="of:=([.L4]-[.P4])^2" office:value-type="float" office:value="0" calcext:value-type="float">
            <text:p>0</text:p>
          </table:table-cell>
          <table:table-cell table:formula="of:=[.X4]/(2*[.$Q4]*[.$Q4])" office:value-type="float" office:value="0" calcext:value-type="float">
            <text:p>0</text:p>
          </table:table-cell>
          <table:table-cell table:formula="of:=[.S4]+[.U4]+[.W4]+[.Y4]" office:value-type="float" office:value="0.1682" calcext:value-type="float">
            <text:p>0.1682</text:p>
          </table:table-cell>
          <table:table-cell/>
        </table:table-row>
        <table:table-row table:style-name="ro1">
          <table:table-cell table:formula="of:=[.A4]+0.01" office:value-type="float" office:value="0.43" calcext:value-type="float">
            <text:p>0.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]*[.E5]" office:value-type="float" office:value="2.15" calcext:value-type="float">
            <text:p>2.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]-[.M5])^2" office:value-type="float" office:value="8.1225" calcext:value-type="float">
            <text:p>8.1225</text:p>
          </table:table-cell>
          <table:table-cell table:formula="of:=[.R5]/(2*[.$Q5]*[.$Q5])" office:value-type="float" office:value="0.16245" calcext:value-type="float">
            <text:p>0.16245</text:p>
          </table:table-cell>
          <table:table-cell table:formula="of:=([.J5]-[.N5])^2" office:value-type="float" office:value="0" calcext:value-type="float">
            <text:p>0</text:p>
          </table:table-cell>
          <table:table-cell table:formula="of:=[.T5]/(2*[.$Q5]*[.$Q5])" office:value-type="float" office:value="0" calcext:value-type="float">
            <text:p>0</text:p>
          </table:table-cell>
          <table:table-cell table:formula="of:=([.K5]-[.O5])^2" office:value-type="float" office:value="0" calcext:value-type="float">
            <text:p>0</text:p>
          </table:table-cell>
          <table:table-cell table:formula="of:=[.V5]/(2*[.$Q5]*[.$Q5])" office:value-type="float" office:value="0" calcext:value-type="float">
            <text:p>0</text:p>
          </table:table-cell>
          <table:table-cell table:formula="of:=([.L5]-[.P5])^2" office:value-type="float" office:value="0" calcext:value-type="float">
            <text:p>0</text:p>
          </table:table-cell>
          <table:table-cell table:formula="of:=[.X5]/(2*[.$Q5]*[.$Q5])" office:value-type="float" office:value="0" calcext:value-type="float">
            <text:p>0</text:p>
          </table:table-cell>
          <table:table-cell table:formula="of:=[.S5]+[.U5]+[.W5]+[.Y5]" office:value-type="float" office:value="0.16245" calcext:value-type="float">
            <text:p>0.16245</text:p>
          </table:table-cell>
          <table:table-cell/>
        </table:table-row>
        <table:table-row table:style-name="ro1">
          <table:table-cell table:formula="of:=[.A5]+0.01" office:value-type="float" office:value="0.44" calcext:value-type="float">
            <text:p>0.4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]*[.E6]" office:value-type="float" office:value="2.2" calcext:value-type="float">
            <text:p>2.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]-[.M6])^2" office:value-type="float" office:value="7.84" calcext:value-type="float">
            <text:p>7.84</text:p>
          </table:table-cell>
          <table:table-cell table:formula="of:=[.R6]/(2*[.$Q6]*[.$Q6])" office:value-type="float" office:value="0.1568" calcext:value-type="float">
            <text:p>0.1568</text:p>
          </table:table-cell>
          <table:table-cell table:formula="of:=([.J6]-[.N6])^2" office:value-type="float" office:value="0" calcext:value-type="float">
            <text:p>0</text:p>
          </table:table-cell>
          <table:table-cell table:formula="of:=[.T6]/(2*[.$Q6]*[.$Q6])" office:value-type="float" office:value="0" calcext:value-type="float">
            <text:p>0</text:p>
          </table:table-cell>
          <table:table-cell table:formula="of:=([.K6]-[.O6])^2" office:value-type="float" office:value="0" calcext:value-type="float">
            <text:p>0</text:p>
          </table:table-cell>
          <table:table-cell table:formula="of:=[.V6]/(2*[.$Q6]*[.$Q6])" office:value-type="float" office:value="0" calcext:value-type="float">
            <text:p>0</text:p>
          </table:table-cell>
          <table:table-cell table:formula="of:=([.L6]-[.P6])^2" office:value-type="float" office:value="0" calcext:value-type="float">
            <text:p>0</text:p>
          </table:table-cell>
          <table:table-cell table:formula="of:=[.X6]/(2*[.$Q6]*[.$Q6])" office:value-type="float" office:value="0" calcext:value-type="float">
            <text:p>0</text:p>
          </table:table-cell>
          <table:table-cell table:formula="of:=[.S6]+[.U6]+[.W6]+[.Y6]" office:value-type="float" office:value="0.1568" calcext:value-type="float">
            <text:p>0.1568</text:p>
          </table:table-cell>
          <table:table-cell/>
        </table:table-row>
        <table:table-row table:style-name="ro1">
          <table:table-cell table:formula="of:=[.A6]+0.01" office:value-type="float" office:value="0.45" calcext:value-type="float">
            <text:p>0.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]*[.E7]" office:value-type="float" office:value="2.25" calcext:value-type="float">
            <text:p>2.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]-[.M7])^2" office:value-type="float" office:value="7.5625" calcext:value-type="float">
            <text:p>7.5625</text:p>
          </table:table-cell>
          <table:table-cell table:formula="of:=[.R7]/(2*[.$Q7]*[.$Q7])" office:value-type="float" office:value="0.15125" calcext:value-type="float">
            <text:p>0.15125</text:p>
          </table:table-cell>
          <table:table-cell table:formula="of:=([.J7]-[.N7])^2" office:value-type="float" office:value="0" calcext:value-type="float">
            <text:p>0</text:p>
          </table:table-cell>
          <table:table-cell table:formula="of:=[.T7]/(2*[.$Q7]*[.$Q7])" office:value-type="float" office:value="0" calcext:value-type="float">
            <text:p>0</text:p>
          </table:table-cell>
          <table:table-cell table:formula="of:=([.K7]-[.O7])^2" office:value-type="float" office:value="0" calcext:value-type="float">
            <text:p>0</text:p>
          </table:table-cell>
          <table:table-cell table:formula="of:=[.V7]/(2*[.$Q7]*[.$Q7])" office:value-type="float" office:value="0" calcext:value-type="float">
            <text:p>0</text:p>
          </table:table-cell>
          <table:table-cell table:formula="of:=([.L7]-[.P7])^2" office:value-type="float" office:value="0" calcext:value-type="float">
            <text:p>0</text:p>
          </table:table-cell>
          <table:table-cell table:formula="of:=[.X7]/(2*[.$Q7]*[.$Q7])" office:value-type="float" office:value="0" calcext:value-type="float">
            <text:p>0</text:p>
          </table:table-cell>
          <table:table-cell table:formula="of:=[.S7]+[.U7]+[.W7]+[.Y7]" office:value-type="float" office:value="0.15125" calcext:value-type="float">
            <text:p>0.15125</text:p>
          </table:table-cell>
          <table:table-cell/>
        </table:table-row>
        <table:table-row table:style-name="ro1">
          <table:table-cell table:formula="of:=[.A7]+0.01" office:value-type="float" office:value="0.46" calcext:value-type="float">
            <text:p>0.4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]*[.E8]" office:value-type="float" office:value="2.3" calcext:value-type="float">
            <text:p>2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]-[.M8])^2" office:value-type="float" office:value="7.29" calcext:value-type="float">
            <text:p>7.29</text:p>
          </table:table-cell>
          <table:table-cell table:formula="of:=[.R8]/(2*[.$Q8]*[.$Q8])" office:value-type="float" office:value="0.1458" calcext:value-type="float">
            <text:p>0.1458</text:p>
          </table:table-cell>
          <table:table-cell table:formula="of:=([.J8]-[.N8])^2" office:value-type="float" office:value="0" calcext:value-type="float">
            <text:p>0</text:p>
          </table:table-cell>
          <table:table-cell table:formula="of:=[.T8]/(2*[.$Q8]*[.$Q8])" office:value-type="float" office:value="0" calcext:value-type="float">
            <text:p>0</text:p>
          </table:table-cell>
          <table:table-cell table:formula="of:=([.K8]-[.O8])^2" office:value-type="float" office:value="0" calcext:value-type="float">
            <text:p>0</text:p>
          </table:table-cell>
          <table:table-cell table:formula="of:=[.V8]/(2*[.$Q8]*[.$Q8])" office:value-type="float" office:value="0" calcext:value-type="float">
            <text:p>0</text:p>
          </table:table-cell>
          <table:table-cell table:formula="of:=([.L8]-[.P8])^2" office:value-type="float" office:value="0" calcext:value-type="float">
            <text:p>0</text:p>
          </table:table-cell>
          <table:table-cell table:formula="of:=[.X8]/(2*[.$Q8]*[.$Q8])" office:value-type="float" office:value="0" calcext:value-type="float">
            <text:p>0</text:p>
          </table:table-cell>
          <table:table-cell table:formula="of:=[.S8]+[.U8]+[.W8]+[.Y8]" office:value-type="float" office:value="0.1458" calcext:value-type="float">
            <text:p>0.1458</text:p>
          </table:table-cell>
          <table:table-cell/>
        </table:table-row>
        <table:table-row table:style-name="ro1">
          <table:table-cell table:formula="of:=[.A8]+0.01" office:value-type="float" office:value="0.47" calcext:value-type="float">
            <text:p>0.4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]*[.E9]" office:value-type="float" office:value="2.35" calcext:value-type="float">
            <text:p>2.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]-[.M9])^2" office:value-type="float" office:value="7.0225" calcext:value-type="float">
            <text:p>7.0225</text:p>
          </table:table-cell>
          <table:table-cell table:formula="of:=[.R9]/(2*[.$Q9]*[.$Q9])" office:value-type="float" office:value="0.14045" calcext:value-type="float">
            <text:p>0.14045</text:p>
          </table:table-cell>
          <table:table-cell table:formula="of:=([.J9]-[.N9])^2" office:value-type="float" office:value="0" calcext:value-type="float">
            <text:p>0</text:p>
          </table:table-cell>
          <table:table-cell table:formula="of:=[.T9]/(2*[.$Q9]*[.$Q9])" office:value-type="float" office:value="0" calcext:value-type="float">
            <text:p>0</text:p>
          </table:table-cell>
          <table:table-cell table:formula="of:=([.K9]-[.O9])^2" office:value-type="float" office:value="0" calcext:value-type="float">
            <text:p>0</text:p>
          </table:table-cell>
          <table:table-cell table:formula="of:=[.V9]/(2*[.$Q9]*[.$Q9])" office:value-type="float" office:value="0" calcext:value-type="float">
            <text:p>0</text:p>
          </table:table-cell>
          <table:table-cell table:formula="of:=([.L9]-[.P9])^2" office:value-type="float" office:value="0" calcext:value-type="float">
            <text:p>0</text:p>
          </table:table-cell>
          <table:table-cell table:formula="of:=[.X9]/(2*[.$Q9]*[.$Q9])" office:value-type="float" office:value="0" calcext:value-type="float">
            <text:p>0</text:p>
          </table:table-cell>
          <table:table-cell table:formula="of:=[.S9]+[.U9]+[.W9]+[.Y9]" office:value-type="float" office:value="0.14045" calcext:value-type="float">
            <text:p>0.14045</text:p>
          </table:table-cell>
          <table:table-cell/>
        </table:table-row>
        <table:table-row table:style-name="ro1">
          <table:table-cell table:formula="of:=[.A9]+0.01" office:value-type="float" office:value="0.48" calcext:value-type="float">
            <text:p>0.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0]*[.E10]" office:value-type="float" office:value="2.4" calcext:value-type="float">
            <text:p>2.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0]-[.M10])^2" office:value-type="float" office:value="6.76" calcext:value-type="float">
            <text:p>6.76</text:p>
          </table:table-cell>
          <table:table-cell table:formula="of:=[.R10]/(2*[.$Q10]*[.$Q10])" office:value-type="float" office:value="0.1352" calcext:value-type="float">
            <text:p>0.1352</text:p>
          </table:table-cell>
          <table:table-cell table:formula="of:=([.J10]-[.N10])^2" office:value-type="float" office:value="0" calcext:value-type="float">
            <text:p>0</text:p>
          </table:table-cell>
          <table:table-cell table:formula="of:=[.T10]/(2*[.$Q10]*[.$Q10])" office:value-type="float" office:value="0" calcext:value-type="float">
            <text:p>0</text:p>
          </table:table-cell>
          <table:table-cell table:formula="of:=([.K10]-[.O10])^2" office:value-type="float" office:value="0" calcext:value-type="float">
            <text:p>0</text:p>
          </table:table-cell>
          <table:table-cell table:formula="of:=[.V10]/(2*[.$Q10]*[.$Q10])" office:value-type="float" office:value="0" calcext:value-type="float">
            <text:p>0</text:p>
          </table:table-cell>
          <table:table-cell table:formula="of:=([.L10]-[.P10])^2" office:value-type="float" office:value="0" calcext:value-type="float">
            <text:p>0</text:p>
          </table:table-cell>
          <table:table-cell table:formula="of:=[.X10]/(2*[.$Q10]*[.$Q10])" office:value-type="float" office:value="0" calcext:value-type="float">
            <text:p>0</text:p>
          </table:table-cell>
          <table:table-cell table:formula="of:=[.S10]+[.U10]+[.W10]+[.Y10]" office:value-type="float" office:value="0.1352" calcext:value-type="float">
            <text:p>0.1352</text:p>
          </table:table-cell>
          <table:table-cell/>
        </table:table-row>
        <table:table-row table:style-name="ro1">
          <table:table-cell table:formula="of:=[.A10]+0.01" office:value-type="float" office:value="0.49" calcext:value-type="float">
            <text:p>0.4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1]*[.E11]" office:value-type="float" office:value="2.45" calcext:value-type="float">
            <text:p>2.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1]-[.M11])^2" office:value-type="float" office:value="6.5025" calcext:value-type="float">
            <text:p>6.5025</text:p>
          </table:table-cell>
          <table:table-cell table:formula="of:=[.R11]/(2*[.$Q11]*[.$Q11])" office:value-type="float" office:value="0.13005" calcext:value-type="float">
            <text:p>0.13005</text:p>
          </table:table-cell>
          <table:table-cell table:formula="of:=([.J11]-[.N11])^2" office:value-type="float" office:value="0" calcext:value-type="float">
            <text:p>0</text:p>
          </table:table-cell>
          <table:table-cell table:formula="of:=[.T11]/(2*[.$Q11]*[.$Q11])" office:value-type="float" office:value="0" calcext:value-type="float">
            <text:p>0</text:p>
          </table:table-cell>
          <table:table-cell table:formula="of:=([.K11]-[.O11])^2" office:value-type="float" office:value="0" calcext:value-type="float">
            <text:p>0</text:p>
          </table:table-cell>
          <table:table-cell table:formula="of:=[.V11]/(2*[.$Q11]*[.$Q11])" office:value-type="float" office:value="0" calcext:value-type="float">
            <text:p>0</text:p>
          </table:table-cell>
          <table:table-cell table:formula="of:=([.L11]-[.P11])^2" office:value-type="float" office:value="0" calcext:value-type="float">
            <text:p>0</text:p>
          </table:table-cell>
          <table:table-cell table:formula="of:=[.X11]/(2*[.$Q11]*[.$Q11])" office:value-type="float" office:value="0" calcext:value-type="float">
            <text:p>0</text:p>
          </table:table-cell>
          <table:table-cell table:formula="of:=[.S11]+[.U11]+[.W11]+[.Y11]" office:value-type="float" office:value="0.13005" calcext:value-type="float">
            <text:p>0.13005</text:p>
          </table:table-cell>
          <table:table-cell/>
        </table:table-row>
        <table:table-row table:style-name="ro1">
          <table:table-cell table:formula="of:=[.A11]+0.01" office:value-type="float" office:value="0.5" calcext:value-type="float">
            <text:p>0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2]*[.E12]" office:value-type="float" office:value="2.5" calcext:value-type="float">
            <text:p>2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2]-[.M12])^2" office:value-type="float" office:value="6.25" calcext:value-type="float">
            <text:p>6.25</text:p>
          </table:table-cell>
          <table:table-cell table:formula="of:=[.R12]/(2*[.$Q12]*[.$Q12])" office:value-type="float" office:value="0.125" calcext:value-type="float">
            <text:p>0.125</text:p>
          </table:table-cell>
          <table:table-cell table:formula="of:=([.J12]-[.N12])^2" office:value-type="float" office:value="0" calcext:value-type="float">
            <text:p>0</text:p>
          </table:table-cell>
          <table:table-cell table:formula="of:=[.T12]/(2*[.$Q12]*[.$Q12])" office:value-type="float" office:value="0" calcext:value-type="float">
            <text:p>0</text:p>
          </table:table-cell>
          <table:table-cell table:formula="of:=([.K12]-[.O12])^2" office:value-type="float" office:value="0" calcext:value-type="float">
            <text:p>0</text:p>
          </table:table-cell>
          <table:table-cell table:formula="of:=[.V12]/(2*[.$Q12]*[.$Q12])" office:value-type="float" office:value="0" calcext:value-type="float">
            <text:p>0</text:p>
          </table:table-cell>
          <table:table-cell table:formula="of:=([.L12]-[.P12])^2" office:value-type="float" office:value="0" calcext:value-type="float">
            <text:p>0</text:p>
          </table:table-cell>
          <table:table-cell table:formula="of:=[.X12]/(2*[.$Q12]*[.$Q12])" office:value-type="float" office:value="0" calcext:value-type="float">
            <text:p>0</text:p>
          </table:table-cell>
          <table:table-cell table:formula="of:=[.S12]+[.U12]+[.W12]+[.Y12]" office:value-type="float" office:value="0.125" calcext:value-type="float">
            <text:p>0.125</text:p>
          </table:table-cell>
          <table:table-cell/>
        </table:table-row>
        <table:table-row table:style-name="ro1">
          <table:table-cell table:formula="of:=[.A12]+0.01" office:value-type="float" office:value="0.51" calcext:value-type="float">
            <text:p>0.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3]*[.E13]" office:value-type="float" office:value="2.55" calcext:value-type="float">
            <text:p>2.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3]-[.M13])^2" office:value-type="float" office:value="6.0025" calcext:value-type="float">
            <text:p>6.0025</text:p>
          </table:table-cell>
          <table:table-cell table:formula="of:=[.R13]/(2*[.$Q13]*[.$Q13])" office:value-type="float" office:value="0.12005" calcext:value-type="float">
            <text:p>0.12005</text:p>
          </table:table-cell>
          <table:table-cell table:formula="of:=([.J13]-[.N13])^2" office:value-type="float" office:value="0" calcext:value-type="float">
            <text:p>0</text:p>
          </table:table-cell>
          <table:table-cell table:formula="of:=[.T13]/(2*[.$Q13]*[.$Q13])" office:value-type="float" office:value="0" calcext:value-type="float">
            <text:p>0</text:p>
          </table:table-cell>
          <table:table-cell table:formula="of:=([.K13]-[.O13])^2" office:value-type="float" office:value="0" calcext:value-type="float">
            <text:p>0</text:p>
          </table:table-cell>
          <table:table-cell table:formula="of:=[.V13]/(2*[.$Q13]*[.$Q13])" office:value-type="float" office:value="0" calcext:value-type="float">
            <text:p>0</text:p>
          </table:table-cell>
          <table:table-cell table:formula="of:=([.L13]-[.P13])^2" office:value-type="float" office:value="0" calcext:value-type="float">
            <text:p>0</text:p>
          </table:table-cell>
          <table:table-cell table:formula="of:=[.X13]/(2*[.$Q13]*[.$Q13])" office:value-type="float" office:value="0" calcext:value-type="float">
            <text:p>0</text:p>
          </table:table-cell>
          <table:table-cell table:formula="of:=[.S13]+[.U13]+[.W13]+[.Y13]" office:value-type="float" office:value="0.12005" calcext:value-type="float">
            <text:p>0.12005</text:p>
          </table:table-cell>
          <table:table-cell/>
        </table:table-row>
        <table:table-row table:style-name="ro1">
          <table:table-cell table:formula="of:=[.A13]+0.01" office:value-type="float" office:value="0.52" calcext:value-type="float">
            <text:p>0.5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4]*[.E14]" office:value-type="float" office:value="2.6" calcext:value-type="float">
            <text:p>2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4]-[.M14])^2" office:value-type="float" office:value="5.76" calcext:value-type="float">
            <text:p>5.76</text:p>
          </table:table-cell>
          <table:table-cell table:formula="of:=[.R14]/(2*[.$Q14]*[.$Q14])" office:value-type="float" office:value="0.1152" calcext:value-type="float">
            <text:p>0.1152</text:p>
          </table:table-cell>
          <table:table-cell table:formula="of:=([.J14]-[.N14])^2" office:value-type="float" office:value="0" calcext:value-type="float">
            <text:p>0</text:p>
          </table:table-cell>
          <table:table-cell table:formula="of:=[.T14]/(2*[.$Q14]*[.$Q14])" office:value-type="float" office:value="0" calcext:value-type="float">
            <text:p>0</text:p>
          </table:table-cell>
          <table:table-cell table:formula="of:=([.K14]-[.O14])^2" office:value-type="float" office:value="0" calcext:value-type="float">
            <text:p>0</text:p>
          </table:table-cell>
          <table:table-cell table:formula="of:=[.V14]/(2*[.$Q14]*[.$Q14])" office:value-type="float" office:value="0" calcext:value-type="float">
            <text:p>0</text:p>
          </table:table-cell>
          <table:table-cell table:formula="of:=([.L14]-[.P14])^2" office:value-type="float" office:value="0" calcext:value-type="float">
            <text:p>0</text:p>
          </table:table-cell>
          <table:table-cell table:formula="of:=[.X14]/(2*[.$Q14]*[.$Q14])" office:value-type="float" office:value="0" calcext:value-type="float">
            <text:p>0</text:p>
          </table:table-cell>
          <table:table-cell table:formula="of:=[.S14]+[.U14]+[.W14]+[.Y14]" office:value-type="float" office:value="0.1152" calcext:value-type="float">
            <text:p>0.1152</text:p>
          </table:table-cell>
          <table:table-cell/>
        </table:table-row>
        <table:table-row table:style-name="ro1">
          <table:table-cell table:formula="of:=[.A14]+0.01" office:value-type="float" office:value="0.53" calcext:value-type="float">
            <text:p>0.5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5]*[.E15]" office:value-type="float" office:value="2.65" calcext:value-type="float">
            <text:p>2.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5]-[.M15])^2" office:value-type="float" office:value="5.5225" calcext:value-type="float">
            <text:p>5.5225</text:p>
          </table:table-cell>
          <table:table-cell table:formula="of:=[.R15]/(2*[.$Q15]*[.$Q15])" office:value-type="float" office:value="0.11045" calcext:value-type="float">
            <text:p>0.11045</text:p>
          </table:table-cell>
          <table:table-cell table:formula="of:=([.J15]-[.N15])^2" office:value-type="float" office:value="0" calcext:value-type="float">
            <text:p>0</text:p>
          </table:table-cell>
          <table:table-cell table:formula="of:=[.T15]/(2*[.$Q15]*[.$Q15])" office:value-type="float" office:value="0" calcext:value-type="float">
            <text:p>0</text:p>
          </table:table-cell>
          <table:table-cell table:formula="of:=([.K15]-[.O15])^2" office:value-type="float" office:value="0" calcext:value-type="float">
            <text:p>0</text:p>
          </table:table-cell>
          <table:table-cell table:formula="of:=[.V15]/(2*[.$Q15]*[.$Q15])" office:value-type="float" office:value="0" calcext:value-type="float">
            <text:p>0</text:p>
          </table:table-cell>
          <table:table-cell table:formula="of:=([.L15]-[.P15])^2" office:value-type="float" office:value="0" calcext:value-type="float">
            <text:p>0</text:p>
          </table:table-cell>
          <table:table-cell table:formula="of:=[.X15]/(2*[.$Q15]*[.$Q15])" office:value-type="float" office:value="0" calcext:value-type="float">
            <text:p>0</text:p>
          </table:table-cell>
          <table:table-cell table:formula="of:=[.S15]+[.U15]+[.W15]+[.Y15]" office:value-type="float" office:value="0.11045" calcext:value-type="float">
            <text:p>0.11045</text:p>
          </table:table-cell>
          <table:table-cell/>
        </table:table-row>
        <table:table-row table:style-name="ro1">
          <table:table-cell table:formula="of:=[.A15]+0.01" office:value-type="float" office:value="0.54" calcext:value-type="float">
            <text:p>0.5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6]*[.E16]" office:value-type="float" office:value="2.7" calcext:value-type="float">
            <text:p>2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6]-[.M16])^2" office:value-type="float" office:value="5.29" calcext:value-type="float">
            <text:p>5.29</text:p>
          </table:table-cell>
          <table:table-cell table:formula="of:=[.R16]/(2*[.$Q16]*[.$Q16])" office:value-type="float" office:value="0.1058" calcext:value-type="float">
            <text:p>0.1058</text:p>
          </table:table-cell>
          <table:table-cell table:formula="of:=([.J16]-[.N16])^2" office:value-type="float" office:value="0" calcext:value-type="float">
            <text:p>0</text:p>
          </table:table-cell>
          <table:table-cell table:formula="of:=[.T16]/(2*[.$Q16]*[.$Q16])" office:value-type="float" office:value="0" calcext:value-type="float">
            <text:p>0</text:p>
          </table:table-cell>
          <table:table-cell table:formula="of:=([.K16]-[.O16])^2" office:value-type="float" office:value="0" calcext:value-type="float">
            <text:p>0</text:p>
          </table:table-cell>
          <table:table-cell table:formula="of:=[.V16]/(2*[.$Q16]*[.$Q16])" office:value-type="float" office:value="0" calcext:value-type="float">
            <text:p>0</text:p>
          </table:table-cell>
          <table:table-cell table:formula="of:=([.L16]-[.P16])^2" office:value-type="float" office:value="0" calcext:value-type="float">
            <text:p>0</text:p>
          </table:table-cell>
          <table:table-cell table:formula="of:=[.X16]/(2*[.$Q16]*[.$Q16])" office:value-type="float" office:value="0" calcext:value-type="float">
            <text:p>0</text:p>
          </table:table-cell>
          <table:table-cell table:formula="of:=[.S16]+[.U16]+[.W16]+[.Y16]" office:value-type="float" office:value="0.1058" calcext:value-type="float">
            <text:p>0.1058</text:p>
          </table:table-cell>
          <table:table-cell/>
        </table:table-row>
        <table:table-row table:style-name="ro1">
          <table:table-cell table:formula="of:=[.A16]+0.01" office:value-type="float" office:value="0.55" calcext:value-type="float">
            <text:p>0.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7]*[.E17]" office:value-type="float" office:value="2.75" calcext:value-type="float">
            <text:p>2.7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7]-[.M17])^2" office:value-type="float" office:value="5.0625" calcext:value-type="float">
            <text:p>5.0625</text:p>
          </table:table-cell>
          <table:table-cell table:formula="of:=[.R17]/(2*[.$Q17]*[.$Q17])" office:value-type="float" office:value="0.10125" calcext:value-type="float">
            <text:p>0.10125</text:p>
          </table:table-cell>
          <table:table-cell table:formula="of:=([.J17]-[.N17])^2" office:value-type="float" office:value="0" calcext:value-type="float">
            <text:p>0</text:p>
          </table:table-cell>
          <table:table-cell table:formula="of:=[.T17]/(2*[.$Q17]*[.$Q17])" office:value-type="float" office:value="0" calcext:value-type="float">
            <text:p>0</text:p>
          </table:table-cell>
          <table:table-cell table:formula="of:=([.K17]-[.O17])^2" office:value-type="float" office:value="0" calcext:value-type="float">
            <text:p>0</text:p>
          </table:table-cell>
          <table:table-cell table:formula="of:=[.V17]/(2*[.$Q17]*[.$Q17])" office:value-type="float" office:value="0" calcext:value-type="float">
            <text:p>0</text:p>
          </table:table-cell>
          <table:table-cell table:formula="of:=([.L17]-[.P17])^2" office:value-type="float" office:value="0" calcext:value-type="float">
            <text:p>0</text:p>
          </table:table-cell>
          <table:table-cell table:formula="of:=[.X17]/(2*[.$Q17]*[.$Q17])" office:value-type="float" office:value="0" calcext:value-type="float">
            <text:p>0</text:p>
          </table:table-cell>
          <table:table-cell table:formula="of:=[.S17]+[.U17]+[.W17]+[.Y17]" office:value-type="float" office:value="0.10125" calcext:value-type="float">
            <text:p>0.10125</text:p>
          </table:table-cell>
          <table:table-cell/>
        </table:table-row>
        <table:table-row table:style-name="ro1">
          <table:table-cell table:formula="of:=[.A17]+0.01" office:value-type="float" office:value="0.56" calcext:value-type="float">
            <text:p>0.5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8]*[.E18]" office:value-type="float" office:value="2.8" calcext:value-type="float">
            <text:p>2.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8]-[.M18])^2" office:value-type="float" office:value="4.84" calcext:value-type="float">
            <text:p>4.84</text:p>
          </table:table-cell>
          <table:table-cell table:formula="of:=[.R18]/(2*[.$Q18]*[.$Q18])" office:value-type="float" office:value="0.0967999999999999" calcext:value-type="float">
            <text:p>0.0968</text:p>
          </table:table-cell>
          <table:table-cell table:formula="of:=([.J18]-[.N18])^2" office:value-type="float" office:value="0" calcext:value-type="float">
            <text:p>0</text:p>
          </table:table-cell>
          <table:table-cell table:formula="of:=[.T18]/(2*[.$Q18]*[.$Q18])" office:value-type="float" office:value="0" calcext:value-type="float">
            <text:p>0</text:p>
          </table:table-cell>
          <table:table-cell table:formula="of:=([.K18]-[.O18])^2" office:value-type="float" office:value="0" calcext:value-type="float">
            <text:p>0</text:p>
          </table:table-cell>
          <table:table-cell table:formula="of:=[.V18]/(2*[.$Q18]*[.$Q18])" office:value-type="float" office:value="0" calcext:value-type="float">
            <text:p>0</text:p>
          </table:table-cell>
          <table:table-cell table:formula="of:=([.L18]-[.P18])^2" office:value-type="float" office:value="0" calcext:value-type="float">
            <text:p>0</text:p>
          </table:table-cell>
          <table:table-cell table:formula="of:=[.X18]/(2*[.$Q18]*[.$Q18])" office:value-type="float" office:value="0" calcext:value-type="float">
            <text:p>0</text:p>
          </table:table-cell>
          <table:table-cell table:formula="of:=[.S18]+[.U18]+[.W18]+[.Y18]" office:value-type="float" office:value="0.0967999999999999" calcext:value-type="float">
            <text:p>0.0968</text:p>
          </table:table-cell>
          <table:table-cell/>
        </table:table-row>
        <table:table-row table:style-name="ro1">
          <table:table-cell table:formula="of:=[.A18]+0.01" office:value-type="float" office:value="0.57" calcext:value-type="float">
            <text:p>0.5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9]*[.E19]" office:value-type="float" office:value="2.85" calcext:value-type="float">
            <text:p>2.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9]-[.M19])^2" office:value-type="float" office:value="4.6225" calcext:value-type="float">
            <text:p>4.6225</text:p>
          </table:table-cell>
          <table:table-cell table:formula="of:=[.R19]/(2*[.$Q19]*[.$Q19])" office:value-type="float" office:value="0.0924499999999999" calcext:value-type="float">
            <text:p>0.09245</text:p>
          </table:table-cell>
          <table:table-cell table:formula="of:=([.J19]-[.N19])^2" office:value-type="float" office:value="0" calcext:value-type="float">
            <text:p>0</text:p>
          </table:table-cell>
          <table:table-cell table:formula="of:=[.T19]/(2*[.$Q19]*[.$Q19])" office:value-type="float" office:value="0" calcext:value-type="float">
            <text:p>0</text:p>
          </table:table-cell>
          <table:table-cell table:formula="of:=([.K19]-[.O19])^2" office:value-type="float" office:value="0" calcext:value-type="float">
            <text:p>0</text:p>
          </table:table-cell>
          <table:table-cell table:formula="of:=[.V19]/(2*[.$Q19]*[.$Q19])" office:value-type="float" office:value="0" calcext:value-type="float">
            <text:p>0</text:p>
          </table:table-cell>
          <table:table-cell table:formula="of:=([.L19]-[.P19])^2" office:value-type="float" office:value="0" calcext:value-type="float">
            <text:p>0</text:p>
          </table:table-cell>
          <table:table-cell table:formula="of:=[.X19]/(2*[.$Q19]*[.$Q19])" office:value-type="float" office:value="0" calcext:value-type="float">
            <text:p>0</text:p>
          </table:table-cell>
          <table:table-cell table:formula="of:=[.S19]+[.U19]+[.W19]+[.Y19]" office:value-type="float" office:value="0.0924499999999999" calcext:value-type="float">
            <text:p>0.09245</text:p>
          </table:table-cell>
          <table:table-cell/>
        </table:table-row>
        <table:table-row table:style-name="ro1">
          <table:table-cell table:formula="of:=[.A19]+0.01" office:value-type="float" office:value="0.58" calcext:value-type="float">
            <text:p>0.5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20]*[.E20]" office:value-type="float" office:value="2.9" calcext:value-type="float">
            <text:p>2.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20]-[.M20])^2" office:value-type="float" office:value="4.41" calcext:value-type="float">
            <text:p>4.41</text:p>
          </table:table-cell>
          <table:table-cell table:formula="of:=[.R20]/(2*[.$Q20]*[.$Q20])" office:value-type="float" office:value="0.0881999999999999" calcext:value-type="float">
            <text:p>0.0882</text:p>
          </table:table-cell>
          <table:table-cell table:formula="of:=([.J20]-[.N20])^2" office:value-type="float" office:value="0" calcext:value-type="float">
            <text:p>0</text:p>
          </table:table-cell>
          <table:table-cell table:formula="of:=[.T20]/(2*[.$Q20]*[.$Q20])" office:value-type="float" office:value="0" calcext:value-type="float">
            <text:p>0</text:p>
          </table:table-cell>
          <table:table-cell table:formula="of:=([.K20]-[.O20])^2" office:value-type="float" office:value="0" calcext:value-type="float">
            <text:p>0</text:p>
          </table:table-cell>
          <table:table-cell table:formula="of:=[.V20]/(2*[.$Q20]*[.$Q20])" office:value-type="float" office:value="0" calcext:value-type="float">
            <text:p>0</text:p>
          </table:table-cell>
          <table:table-cell table:formula="of:=([.L20]-[.P20])^2" office:value-type="float" office:value="0" calcext:value-type="float">
            <text:p>0</text:p>
          </table:table-cell>
          <table:table-cell table:formula="of:=[.X20]/(2*[.$Q20]*[.$Q20])" office:value-type="float" office:value="0" calcext:value-type="float">
            <text:p>0</text:p>
          </table:table-cell>
          <table:table-cell table:formula="of:=[.S20]+[.U20]+[.W20]+[.Y20]" office:value-type="float" office:value="0.0881999999999999" calcext:value-type="float">
            <text:p>0.0882</text:p>
          </table:table-cell>
          <table:table-cell/>
        </table:table-row>
        <table:table-row table:style-name="ro1">
          <table:table-cell table:formula="of:=[.A20]+0.01" office:value-type="float" office:value="0.59" calcext:value-type="float">
            <text:p>0.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21]*[.E21]" office:value-type="float" office:value="2.95" calcext:value-type="float">
            <text:p>2.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21]-[.M21])^2" office:value-type="float" office:value="4.2025" calcext:value-type="float">
            <text:p>4.2025</text:p>
          </table:table-cell>
          <table:table-cell table:formula="of:=[.R21]/(2*[.$Q21]*[.$Q21])" office:value-type="float" office:value="0.0840499999999999" calcext:value-type="float">
            <text:p>0.08405</text:p>
          </table:table-cell>
          <table:table-cell table:formula="of:=([.J21]-[.N21])^2" office:value-type="float" office:value="0" calcext:value-type="float">
            <text:p>0</text:p>
          </table:table-cell>
          <table:table-cell table:formula="of:=[.T21]/(2*[.$Q21]*[.$Q21])" office:value-type="float" office:value="0" calcext:value-type="float">
            <text:p>0</text:p>
          </table:table-cell>
          <table:table-cell table:formula="of:=([.K21]-[.O21])^2" office:value-type="float" office:value="0" calcext:value-type="float">
            <text:p>0</text:p>
          </table:table-cell>
          <table:table-cell table:formula="of:=[.V21]/(2*[.$Q21]*[.$Q21])" office:value-type="float" office:value="0" calcext:value-type="float">
            <text:p>0</text:p>
          </table:table-cell>
          <table:table-cell table:formula="of:=([.L21]-[.P21])^2" office:value-type="float" office:value="0" calcext:value-type="float">
            <text:p>0</text:p>
          </table:table-cell>
          <table:table-cell table:formula="of:=[.X21]/(2*[.$Q21]*[.$Q21])" office:value-type="float" office:value="0" calcext:value-type="float">
            <text:p>0</text:p>
          </table:table-cell>
          <table:table-cell table:formula="of:=[.S21]+[.U21]+[.W21]+[.Y21]" office:value-type="float" office:value="0.0840499999999999" calcext:value-type="float">
            <text:p>0.08405</text:p>
          </table:table-cell>
          <table:table-cell/>
        </table:table-row>
        <table:table-row table:style-name="ro1">
          <table:table-cell table:formula="of:=[.A21]+0.01" office:value-type="float" office:value="0.6" calcext:value-type="float">
            <text:p>0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22]*[.E22]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22]-[.M22])^2" office:value-type="float" office:value="4" calcext:value-type="float">
            <text:p>4</text:p>
          </table:table-cell>
          <table:table-cell table:formula="of:=[.R22]/(2*[.$Q22]*[.$Q22])" office:value-type="float" office:value="0.0799999999999999" calcext:value-type="float">
            <text:p>0.08</text:p>
          </table:table-cell>
          <table:table-cell table:formula="of:=([.J22]-[.N22])^2" office:value-type="float" office:value="0" calcext:value-type="float">
            <text:p>0</text:p>
          </table:table-cell>
          <table:table-cell table:formula="of:=[.T22]/(2*[.$Q22]*[.$Q22])" office:value-type="float" office:value="0" calcext:value-type="float">
            <text:p>0</text:p>
          </table:table-cell>
          <table:table-cell table:formula="of:=([.K22]-[.O22])^2" office:value-type="float" office:value="0" calcext:value-type="float">
            <text:p>0</text:p>
          </table:table-cell>
          <table:table-cell table:formula="of:=[.V22]/(2*[.$Q22]*[.$Q22])" office:value-type="float" office:value="0" calcext:value-type="float">
            <text:p>0</text:p>
          </table:table-cell>
          <table:table-cell table:formula="of:=([.L22]-[.P22])^2" office:value-type="float" office:value="0" calcext:value-type="float">
            <text:p>0</text:p>
          </table:table-cell>
          <table:table-cell table:formula="of:=[.X22]/(2*[.$Q22]*[.$Q22])" office:value-type="float" office:value="0" calcext:value-type="float">
            <text:p>0</text:p>
          </table:table-cell>
          <table:table-cell table:formula="of:=[.S22]+[.U22]+[.W22]+[.Y22]" office:value-type="float" office:value="0.0799999999999999" calcext:value-type="float">
            <text:p>0.08</text:p>
          </table:table-cell>
          <table:table-cell/>
        </table:table-row>
        <table:table-row table:style-name="ro1">
          <table:table-cell table:formula="of:=[.A22]+0.01" office:value-type="float" office:value="0.61" calcext:value-type="float">
            <text:p>0.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23]*[.E23]" office:value-type="float" office:value="3.05" calcext:value-type="float">
            <text:p>3.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23]-[.M23])^2" office:value-type="float" office:value="3.8025" calcext:value-type="float">
            <text:p>3.8025</text:p>
          </table:table-cell>
          <table:table-cell table:formula="of:=[.R23]/(2*[.$Q23]*[.$Q23])" office:value-type="float" office:value="0.0760499999999999" calcext:value-type="float">
            <text:p>0.07605</text:p>
          </table:table-cell>
          <table:table-cell table:formula="of:=([.J23]-[.N23])^2" office:value-type="float" office:value="0" calcext:value-type="float">
            <text:p>0</text:p>
          </table:table-cell>
          <table:table-cell table:formula="of:=[.T23]/(2*[.$Q23]*[.$Q23])" office:value-type="float" office:value="0" calcext:value-type="float">
            <text:p>0</text:p>
          </table:table-cell>
          <table:table-cell table:formula="of:=([.K23]-[.O23])^2" office:value-type="float" office:value="0" calcext:value-type="float">
            <text:p>0</text:p>
          </table:table-cell>
          <table:table-cell table:formula="of:=[.V23]/(2*[.$Q23]*[.$Q23])" office:value-type="float" office:value="0" calcext:value-type="float">
            <text:p>0</text:p>
          </table:table-cell>
          <table:table-cell table:formula="of:=([.L23]-[.P23])^2" office:value-type="float" office:value="0" calcext:value-type="float">
            <text:p>0</text:p>
          </table:table-cell>
          <table:table-cell table:formula="of:=[.X23]/(2*[.$Q23]*[.$Q23])" office:value-type="float" office:value="0" calcext:value-type="float">
            <text:p>0</text:p>
          </table:table-cell>
          <table:table-cell table:formula="of:=[.S23]+[.U23]+[.W23]+[.Y23]" office:value-type="float" office:value="0.0760499999999999" calcext:value-type="float">
            <text:p>0.07605</text:p>
          </table:table-cell>
          <table:table-cell/>
        </table:table-row>
        <table:table-row table:style-name="ro1">
          <table:table-cell table:formula="of:=[.A23]+0.01" office:value-type="float" office:value="0.62" calcext:value-type="float">
            <text:p>0.6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24]*[.E24]" office:value-type="float" office:value="3.1" calcext:value-type="float">
            <text:p>3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24]-[.M24])^2" office:value-type="float" office:value="3.61" calcext:value-type="float">
            <text:p>3.61</text:p>
          </table:table-cell>
          <table:table-cell table:formula="of:=[.R24]/(2*[.$Q24]*[.$Q24])" office:value-type="float" office:value="0.0721999999999999" calcext:value-type="float">
            <text:p>0.0722</text:p>
          </table:table-cell>
          <table:table-cell table:formula="of:=([.J24]-[.N24])^2" office:value-type="float" office:value="0" calcext:value-type="float">
            <text:p>0</text:p>
          </table:table-cell>
          <table:table-cell table:formula="of:=[.T24]/(2*[.$Q24]*[.$Q24])" office:value-type="float" office:value="0" calcext:value-type="float">
            <text:p>0</text:p>
          </table:table-cell>
          <table:table-cell table:formula="of:=([.K24]-[.O24])^2" office:value-type="float" office:value="0" calcext:value-type="float">
            <text:p>0</text:p>
          </table:table-cell>
          <table:table-cell table:formula="of:=[.V24]/(2*[.$Q24]*[.$Q24])" office:value-type="float" office:value="0" calcext:value-type="float">
            <text:p>0</text:p>
          </table:table-cell>
          <table:table-cell table:formula="of:=([.L24]-[.P24])^2" office:value-type="float" office:value="0" calcext:value-type="float">
            <text:p>0</text:p>
          </table:table-cell>
          <table:table-cell table:formula="of:=[.X24]/(2*[.$Q24]*[.$Q24])" office:value-type="float" office:value="0" calcext:value-type="float">
            <text:p>0</text:p>
          </table:table-cell>
          <table:table-cell table:formula="of:=[.S24]+[.U24]+[.W24]+[.Y24]" office:value-type="float" office:value="0.0721999999999999" calcext:value-type="float">
            <text:p>0.0722</text:p>
          </table:table-cell>
          <table:table-cell/>
        </table:table-row>
        <table:table-row table:style-name="ro1">
          <table:table-cell table:formula="of:=[.A24]+0.01" office:value-type="float" office:value="0.63" calcext:value-type="float">
            <text:p>0.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25]*[.E25]" office:value-type="float" office:value="3.15" calcext:value-type="float">
            <text:p>3.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25]-[.M25])^2" office:value-type="float" office:value="3.4225" calcext:value-type="float">
            <text:p>3.4225</text:p>
          </table:table-cell>
          <table:table-cell table:formula="of:=[.R25]/(2*[.$Q25]*[.$Q25])" office:value-type="float" office:value="0.0684499999999999" calcext:value-type="float">
            <text:p>0.06845</text:p>
          </table:table-cell>
          <table:table-cell table:formula="of:=([.J25]-[.N25])^2" office:value-type="float" office:value="0" calcext:value-type="float">
            <text:p>0</text:p>
          </table:table-cell>
          <table:table-cell table:formula="of:=[.T25]/(2*[.$Q25]*[.$Q25])" office:value-type="float" office:value="0" calcext:value-type="float">
            <text:p>0</text:p>
          </table:table-cell>
          <table:table-cell table:formula="of:=([.K25]-[.O25])^2" office:value-type="float" office:value="0" calcext:value-type="float">
            <text:p>0</text:p>
          </table:table-cell>
          <table:table-cell table:formula="of:=[.V25]/(2*[.$Q25]*[.$Q25])" office:value-type="float" office:value="0" calcext:value-type="float">
            <text:p>0</text:p>
          </table:table-cell>
          <table:table-cell table:formula="of:=([.L25]-[.P25])^2" office:value-type="float" office:value="0" calcext:value-type="float">
            <text:p>0</text:p>
          </table:table-cell>
          <table:table-cell table:formula="of:=[.X25]/(2*[.$Q25]*[.$Q25])" office:value-type="float" office:value="0" calcext:value-type="float">
            <text:p>0</text:p>
          </table:table-cell>
          <table:table-cell table:formula="of:=[.S25]+[.U25]+[.W25]+[.Y25]" office:value-type="float" office:value="0.0684499999999999" calcext:value-type="float">
            <text:p>0.06845</text:p>
          </table:table-cell>
          <table:table-cell/>
        </table:table-row>
        <table:table-row table:style-name="ro1">
          <table:table-cell table:formula="of:=[.A25]+0.01" office:value-type="float" office:value="0.64" calcext:value-type="float">
            <text:p>0.6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26]*[.E26]" office:value-type="float" office:value="3.2" calcext:value-type="float">
            <text:p>3.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26]-[.M26])^2" office:value-type="float" office:value="3.24" calcext:value-type="float">
            <text:p>3.24</text:p>
          </table:table-cell>
          <table:table-cell table:formula="of:=[.R26]/(2*[.$Q26]*[.$Q26])" office:value-type="float" office:value="0.0647999999999999" calcext:value-type="float">
            <text:p>0.0648</text:p>
          </table:table-cell>
          <table:table-cell table:formula="of:=([.J26]-[.N26])^2" office:value-type="float" office:value="0" calcext:value-type="float">
            <text:p>0</text:p>
          </table:table-cell>
          <table:table-cell table:formula="of:=[.T26]/(2*[.$Q26]*[.$Q26])" office:value-type="float" office:value="0" calcext:value-type="float">
            <text:p>0</text:p>
          </table:table-cell>
          <table:table-cell table:formula="of:=([.K26]-[.O26])^2" office:value-type="float" office:value="0" calcext:value-type="float">
            <text:p>0</text:p>
          </table:table-cell>
          <table:table-cell table:formula="of:=[.V26]/(2*[.$Q26]*[.$Q26])" office:value-type="float" office:value="0" calcext:value-type="float">
            <text:p>0</text:p>
          </table:table-cell>
          <table:table-cell table:formula="of:=([.L26]-[.P26])^2" office:value-type="float" office:value="0" calcext:value-type="float">
            <text:p>0</text:p>
          </table:table-cell>
          <table:table-cell table:formula="of:=[.X26]/(2*[.$Q26]*[.$Q26])" office:value-type="float" office:value="0" calcext:value-type="float">
            <text:p>0</text:p>
          </table:table-cell>
          <table:table-cell table:formula="of:=[.S26]+[.U26]+[.W26]+[.Y26]" office:value-type="float" office:value="0.0647999999999999" calcext:value-type="float">
            <text:p>0.0648</text:p>
          </table:table-cell>
          <table:table-cell/>
        </table:table-row>
        <table:table-row table:style-name="ro1">
          <table:table-cell table:formula="of:=[.A26]+0.01" office:value-type="float" office:value="0.65" calcext:value-type="float">
            <text:p>0.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27]*[.E27]" office:value-type="float" office:value="3.25" calcext:value-type="float">
            <text:p>3.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27]-[.M27])^2" office:value-type="float" office:value="3.0625" calcext:value-type="float">
            <text:p>3.0625</text:p>
          </table:table-cell>
          <table:table-cell table:formula="of:=[.R27]/(2*[.$Q27]*[.$Q27])" office:value-type="float" office:value="0.0612499999999999" calcext:value-type="float">
            <text:p>0.06125</text:p>
          </table:table-cell>
          <table:table-cell table:formula="of:=([.J27]-[.N27])^2" office:value-type="float" office:value="0" calcext:value-type="float">
            <text:p>0</text:p>
          </table:table-cell>
          <table:table-cell table:formula="of:=[.T27]/(2*[.$Q27]*[.$Q27])" office:value-type="float" office:value="0" calcext:value-type="float">
            <text:p>0</text:p>
          </table:table-cell>
          <table:table-cell table:formula="of:=([.K27]-[.O27])^2" office:value-type="float" office:value="0" calcext:value-type="float">
            <text:p>0</text:p>
          </table:table-cell>
          <table:table-cell table:formula="of:=[.V27]/(2*[.$Q27]*[.$Q27])" office:value-type="float" office:value="0" calcext:value-type="float">
            <text:p>0</text:p>
          </table:table-cell>
          <table:table-cell table:formula="of:=([.L27]-[.P27])^2" office:value-type="float" office:value="0" calcext:value-type="float">
            <text:p>0</text:p>
          </table:table-cell>
          <table:table-cell table:formula="of:=[.X27]/(2*[.$Q27]*[.$Q27])" office:value-type="float" office:value="0" calcext:value-type="float">
            <text:p>0</text:p>
          </table:table-cell>
          <table:table-cell table:formula="of:=[.S27]+[.U27]+[.W27]+[.Y27]" office:value-type="float" office:value="0.0612499999999999" calcext:value-type="float">
            <text:p>0.06125</text:p>
          </table:table-cell>
          <table:table-cell/>
        </table:table-row>
        <table:table-row table:style-name="ro1">
          <table:table-cell table:formula="of:=[.A27]+0.01" office:value-type="float" office:value="0.66" calcext:value-type="float">
            <text:p>0.6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28]*[.E28]" office:value-type="float" office:value="3.3" calcext:value-type="float">
            <text:p>3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28]-[.M28])^2" office:value-type="float" office:value="2.89" calcext:value-type="float">
            <text:p>2.89</text:p>
          </table:table-cell>
          <table:table-cell table:formula="of:=[.R28]/(2*[.$Q28]*[.$Q28])" office:value-type="float" office:value="0.0577999999999999" calcext:value-type="float">
            <text:p>0.0578</text:p>
          </table:table-cell>
          <table:table-cell table:formula="of:=([.J28]-[.N28])^2" office:value-type="float" office:value="0" calcext:value-type="float">
            <text:p>0</text:p>
          </table:table-cell>
          <table:table-cell table:formula="of:=[.T28]/(2*[.$Q28]*[.$Q28])" office:value-type="float" office:value="0" calcext:value-type="float">
            <text:p>0</text:p>
          </table:table-cell>
          <table:table-cell table:formula="of:=([.K28]-[.O28])^2" office:value-type="float" office:value="0" calcext:value-type="float">
            <text:p>0</text:p>
          </table:table-cell>
          <table:table-cell table:formula="of:=[.V28]/(2*[.$Q28]*[.$Q28])" office:value-type="float" office:value="0" calcext:value-type="float">
            <text:p>0</text:p>
          </table:table-cell>
          <table:table-cell table:formula="of:=([.L28]-[.P28])^2" office:value-type="float" office:value="0" calcext:value-type="float">
            <text:p>0</text:p>
          </table:table-cell>
          <table:table-cell table:formula="of:=[.X28]/(2*[.$Q28]*[.$Q28])" office:value-type="float" office:value="0" calcext:value-type="float">
            <text:p>0</text:p>
          </table:table-cell>
          <table:table-cell table:formula="of:=[.S28]+[.U28]+[.W28]+[.Y28]" office:value-type="float" office:value="0.0577999999999999" calcext:value-type="float">
            <text:p>0.0578</text:p>
          </table:table-cell>
          <table:table-cell/>
        </table:table-row>
        <table:table-row table:style-name="ro1">
          <table:table-cell table:formula="of:=[.A28]+0.01" office:value-type="float" office:value="0.67" calcext:value-type="float">
            <text:p>0.6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29]*[.E29]" office:value-type="float" office:value="3.35" calcext:value-type="float">
            <text:p>3.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29]-[.M29])^2" office:value-type="float" office:value="2.7225" calcext:value-type="float">
            <text:p>2.7225</text:p>
          </table:table-cell>
          <table:table-cell table:formula="of:=[.R29]/(2*[.$Q29]*[.$Q29])" office:value-type="float" office:value="0.0544499999999999" calcext:value-type="float">
            <text:p>0.05445</text:p>
          </table:table-cell>
          <table:table-cell table:formula="of:=([.J29]-[.N29])^2" office:value-type="float" office:value="0" calcext:value-type="float">
            <text:p>0</text:p>
          </table:table-cell>
          <table:table-cell table:formula="of:=[.T29]/(2*[.$Q29]*[.$Q29])" office:value-type="float" office:value="0" calcext:value-type="float">
            <text:p>0</text:p>
          </table:table-cell>
          <table:table-cell table:formula="of:=([.K29]-[.O29])^2" office:value-type="float" office:value="0" calcext:value-type="float">
            <text:p>0</text:p>
          </table:table-cell>
          <table:table-cell table:formula="of:=[.V29]/(2*[.$Q29]*[.$Q29])" office:value-type="float" office:value="0" calcext:value-type="float">
            <text:p>0</text:p>
          </table:table-cell>
          <table:table-cell table:formula="of:=([.L29]-[.P29])^2" office:value-type="float" office:value="0" calcext:value-type="float">
            <text:p>0</text:p>
          </table:table-cell>
          <table:table-cell table:formula="of:=[.X29]/(2*[.$Q29]*[.$Q29])" office:value-type="float" office:value="0" calcext:value-type="float">
            <text:p>0</text:p>
          </table:table-cell>
          <table:table-cell table:formula="of:=[.S29]+[.U29]+[.W29]+[.Y29]" office:value-type="float" office:value="0.0544499999999999" calcext:value-type="float">
            <text:p>0.05445</text:p>
          </table:table-cell>
          <table:table-cell/>
        </table:table-row>
        <table:table-row table:style-name="ro1">
          <table:table-cell table:formula="of:=[.A29]+0.01" office:value-type="float" office:value="0.68" calcext:value-type="float">
            <text:p>0.6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30]*[.E30]" office:value-type="float" office:value="3.4" calcext:value-type="float">
            <text:p>3.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30]-[.M30])^2" office:value-type="float" office:value="2.56" calcext:value-type="float">
            <text:p>2.56</text:p>
          </table:table-cell>
          <table:table-cell table:formula="of:=[.R30]/(2*[.$Q30]*[.$Q30])" office:value-type="float" office:value="0.0511999999999999" calcext:value-type="float">
            <text:p>0.0512</text:p>
          </table:table-cell>
          <table:table-cell table:formula="of:=([.J30]-[.N30])^2" office:value-type="float" office:value="0" calcext:value-type="float">
            <text:p>0</text:p>
          </table:table-cell>
          <table:table-cell table:formula="of:=[.T30]/(2*[.$Q30]*[.$Q30])" office:value-type="float" office:value="0" calcext:value-type="float">
            <text:p>0</text:p>
          </table:table-cell>
          <table:table-cell table:formula="of:=([.K30]-[.O30])^2" office:value-type="float" office:value="0" calcext:value-type="float">
            <text:p>0</text:p>
          </table:table-cell>
          <table:table-cell table:formula="of:=[.V30]/(2*[.$Q30]*[.$Q30])" office:value-type="float" office:value="0" calcext:value-type="float">
            <text:p>0</text:p>
          </table:table-cell>
          <table:table-cell table:formula="of:=([.L30]-[.P30])^2" office:value-type="float" office:value="0" calcext:value-type="float">
            <text:p>0</text:p>
          </table:table-cell>
          <table:table-cell table:formula="of:=[.X30]/(2*[.$Q30]*[.$Q30])" office:value-type="float" office:value="0" calcext:value-type="float">
            <text:p>0</text:p>
          </table:table-cell>
          <table:table-cell table:formula="of:=[.S30]+[.U30]+[.W30]+[.Y30]" office:value-type="float" office:value="0.0511999999999999" calcext:value-type="float">
            <text:p>0.0512</text:p>
          </table:table-cell>
          <table:table-cell/>
        </table:table-row>
        <table:table-row table:style-name="ro1">
          <table:table-cell table:formula="of:=[.A30]+0.01" office:value-type="float" office:value="0.69" calcext:value-type="float">
            <text:p>0.6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31]*[.E31]" office:value-type="float" office:value="3.45" calcext:value-type="float">
            <text:p>3.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31]-[.M31])^2" office:value-type="float" office:value="2.4025" calcext:value-type="float">
            <text:p>2.4025</text:p>
          </table:table-cell>
          <table:table-cell table:formula="of:=[.R31]/(2*[.$Q31]*[.$Q31])" office:value-type="float" office:value="0.0480499999999999" calcext:value-type="float">
            <text:p>0.04805</text:p>
          </table:table-cell>
          <table:table-cell table:formula="of:=([.J31]-[.N31])^2" office:value-type="float" office:value="0" calcext:value-type="float">
            <text:p>0</text:p>
          </table:table-cell>
          <table:table-cell table:formula="of:=[.T31]/(2*[.$Q31]*[.$Q31])" office:value-type="float" office:value="0" calcext:value-type="float">
            <text:p>0</text:p>
          </table:table-cell>
          <table:table-cell table:formula="of:=([.K31]-[.O31])^2" office:value-type="float" office:value="0" calcext:value-type="float">
            <text:p>0</text:p>
          </table:table-cell>
          <table:table-cell table:formula="of:=[.V31]/(2*[.$Q31]*[.$Q31])" office:value-type="float" office:value="0" calcext:value-type="float">
            <text:p>0</text:p>
          </table:table-cell>
          <table:table-cell table:formula="of:=([.L31]-[.P31])^2" office:value-type="float" office:value="0" calcext:value-type="float">
            <text:p>0</text:p>
          </table:table-cell>
          <table:table-cell table:formula="of:=[.X31]/(2*[.$Q31]*[.$Q31])" office:value-type="float" office:value="0" calcext:value-type="float">
            <text:p>0</text:p>
          </table:table-cell>
          <table:table-cell table:formula="of:=[.S31]+[.U31]+[.W31]+[.Y31]" office:value-type="float" office:value="0.0480499999999999" calcext:value-type="float">
            <text:p>0.04805</text:p>
          </table:table-cell>
          <table:table-cell/>
        </table:table-row>
        <table:table-row table:style-name="ro1">
          <table:table-cell table:formula="of:=[.A31]+0.01"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32]*[.E32]" office:value-type="float" office:value="3.5" calcext:value-type="float">
            <text:p>3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32]-[.M32])^2" office:value-type="float" office:value="2.25" calcext:value-type="float">
            <text:p>2.25</text:p>
          </table:table-cell>
          <table:table-cell table:formula="of:=[.R32]/(2*[.$Q32]*[.$Q32])" office:value-type="float" office:value="0.0449999999999999" calcext:value-type="float">
            <text:p>0.045</text:p>
          </table:table-cell>
          <table:table-cell table:formula="of:=([.J32]-[.N32])^2" office:value-type="float" office:value="0" calcext:value-type="float">
            <text:p>0</text:p>
          </table:table-cell>
          <table:table-cell table:formula="of:=[.T32]/(2*[.$Q32]*[.$Q32])" office:value-type="float" office:value="0" calcext:value-type="float">
            <text:p>0</text:p>
          </table:table-cell>
          <table:table-cell table:formula="of:=([.K32]-[.O32])^2" office:value-type="float" office:value="0" calcext:value-type="float">
            <text:p>0</text:p>
          </table:table-cell>
          <table:table-cell table:formula="of:=[.V32]/(2*[.$Q32]*[.$Q32])" office:value-type="float" office:value="0" calcext:value-type="float">
            <text:p>0</text:p>
          </table:table-cell>
          <table:table-cell table:formula="of:=([.L32]-[.P32])^2" office:value-type="float" office:value="0" calcext:value-type="float">
            <text:p>0</text:p>
          </table:table-cell>
          <table:table-cell table:formula="of:=[.X32]/(2*[.$Q32]*[.$Q32])" office:value-type="float" office:value="0" calcext:value-type="float">
            <text:p>0</text:p>
          </table:table-cell>
          <table:table-cell table:formula="of:=[.S32]+[.U32]+[.W32]+[.Y32]" office:value-type="float" office:value="0.0449999999999999" calcext:value-type="float">
            <text:p>0.045</text:p>
          </table:table-cell>
          <table:table-cell/>
        </table:table-row>
        <table:table-row table:style-name="ro1">
          <table:table-cell table:formula="of:=[.A32]+0.01" office:value-type="float" office:value="0.71" calcext:value-type="float">
            <text:p>0.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33]*[.E33]" office:value-type="float" office:value="3.55" calcext:value-type="float">
            <text:p>3.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33]-[.M33])^2" office:value-type="float" office:value="2.1025" calcext:value-type="float">
            <text:p>2.1025</text:p>
          </table:table-cell>
          <table:table-cell table:formula="of:=[.R33]/(2*[.$Q33]*[.$Q33])" office:value-type="float" office:value="0.0420499999999999" calcext:value-type="float">
            <text:p>0.04205</text:p>
          </table:table-cell>
          <table:table-cell table:formula="of:=([.J33]-[.N33])^2" office:value-type="float" office:value="0" calcext:value-type="float">
            <text:p>0</text:p>
          </table:table-cell>
          <table:table-cell table:formula="of:=[.T33]/(2*[.$Q33]*[.$Q33])" office:value-type="float" office:value="0" calcext:value-type="float">
            <text:p>0</text:p>
          </table:table-cell>
          <table:table-cell table:formula="of:=([.K33]-[.O33])^2" office:value-type="float" office:value="0" calcext:value-type="float">
            <text:p>0</text:p>
          </table:table-cell>
          <table:table-cell table:formula="of:=[.V33]/(2*[.$Q33]*[.$Q33])" office:value-type="float" office:value="0" calcext:value-type="float">
            <text:p>0</text:p>
          </table:table-cell>
          <table:table-cell table:formula="of:=([.L33]-[.P33])^2" office:value-type="float" office:value="0" calcext:value-type="float">
            <text:p>0</text:p>
          </table:table-cell>
          <table:table-cell table:formula="of:=[.X33]/(2*[.$Q33]*[.$Q33])" office:value-type="float" office:value="0" calcext:value-type="float">
            <text:p>0</text:p>
          </table:table-cell>
          <table:table-cell table:formula="of:=[.S33]+[.U33]+[.W33]+[.Y33]" office:value-type="float" office:value="0.0420499999999999" calcext:value-type="float">
            <text:p>0.04205</text:p>
          </table:table-cell>
          <table:table-cell/>
        </table:table-row>
        <table:table-row table:style-name="ro1">
          <table:table-cell table:formula="of:=[.A33]+0.01" office:value-type="float" office:value="0.72" calcext:value-type="float">
            <text:p>0.7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34]*[.E34]" office:value-type="float" office:value="3.6" calcext:value-type="float">
            <text:p>3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34]-[.M34])^2" office:value-type="float" office:value="1.96" calcext:value-type="float">
            <text:p>1.96</text:p>
          </table:table-cell>
          <table:table-cell table:formula="of:=[.R34]/(2*[.$Q34]*[.$Q34])" office:value-type="float" office:value="0.0391999999999999" calcext:value-type="float">
            <text:p>0.0392</text:p>
          </table:table-cell>
          <table:table-cell table:formula="of:=([.J34]-[.N34])^2" office:value-type="float" office:value="0" calcext:value-type="float">
            <text:p>0</text:p>
          </table:table-cell>
          <table:table-cell table:formula="of:=[.T34]/(2*[.$Q34]*[.$Q34])" office:value-type="float" office:value="0" calcext:value-type="float">
            <text:p>0</text:p>
          </table:table-cell>
          <table:table-cell table:formula="of:=([.K34]-[.O34])^2" office:value-type="float" office:value="0" calcext:value-type="float">
            <text:p>0</text:p>
          </table:table-cell>
          <table:table-cell table:formula="of:=[.V34]/(2*[.$Q34]*[.$Q34])" office:value-type="float" office:value="0" calcext:value-type="float">
            <text:p>0</text:p>
          </table:table-cell>
          <table:table-cell table:formula="of:=([.L34]-[.P34])^2" office:value-type="float" office:value="0" calcext:value-type="float">
            <text:p>0</text:p>
          </table:table-cell>
          <table:table-cell table:formula="of:=[.X34]/(2*[.$Q34]*[.$Q34])" office:value-type="float" office:value="0" calcext:value-type="float">
            <text:p>0</text:p>
          </table:table-cell>
          <table:table-cell table:formula="of:=[.S34]+[.U34]+[.W34]+[.Y34]" office:value-type="float" office:value="0.0391999999999999" calcext:value-type="float">
            <text:p>0.0392</text:p>
          </table:table-cell>
          <table:table-cell/>
        </table:table-row>
        <table:table-row table:style-name="ro1">
          <table:table-cell table:formula="of:=[.A34]+0.01" office:value-type="float" office:value="0.73" calcext:value-type="float">
            <text:p>0.7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35]*[.E35]" office:value-type="float" office:value="3.65" calcext:value-type="float">
            <text:p>3.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35]-[.M35])^2" office:value-type="float" office:value="1.8225" calcext:value-type="float">
            <text:p>1.8225</text:p>
          </table:table-cell>
          <table:table-cell table:formula="of:=[.R35]/(2*[.$Q35]*[.$Q35])" office:value-type="float" office:value="0.0364499999999999" calcext:value-type="float">
            <text:p>0.03645</text:p>
          </table:table-cell>
          <table:table-cell table:formula="of:=([.J35]-[.N35])^2" office:value-type="float" office:value="0" calcext:value-type="float">
            <text:p>0</text:p>
          </table:table-cell>
          <table:table-cell table:formula="of:=[.T35]/(2*[.$Q35]*[.$Q35])" office:value-type="float" office:value="0" calcext:value-type="float">
            <text:p>0</text:p>
          </table:table-cell>
          <table:table-cell table:formula="of:=([.K35]-[.O35])^2" office:value-type="float" office:value="0" calcext:value-type="float">
            <text:p>0</text:p>
          </table:table-cell>
          <table:table-cell table:formula="of:=[.V35]/(2*[.$Q35]*[.$Q35])" office:value-type="float" office:value="0" calcext:value-type="float">
            <text:p>0</text:p>
          </table:table-cell>
          <table:table-cell table:formula="of:=([.L35]-[.P35])^2" office:value-type="float" office:value="0" calcext:value-type="float">
            <text:p>0</text:p>
          </table:table-cell>
          <table:table-cell table:formula="of:=[.X35]/(2*[.$Q35]*[.$Q35])" office:value-type="float" office:value="0" calcext:value-type="float">
            <text:p>0</text:p>
          </table:table-cell>
          <table:table-cell table:formula="of:=[.S35]+[.U35]+[.W35]+[.Y35]" office:value-type="float" office:value="0.0364499999999999" calcext:value-type="float">
            <text:p>0.03645</text:p>
          </table:table-cell>
          <table:table-cell/>
        </table:table-row>
        <table:table-row table:style-name="ro1">
          <table:table-cell table:formula="of:=[.A35]+0.01" office:value-type="float" office:value="0.74" calcext:value-type="float">
            <text:p>0.7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36]*[.E36]" office:value-type="float" office:value="3.7" calcext:value-type="float">
            <text:p>3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36]-[.M36])^2" office:value-type="float" office:value="1.69" calcext:value-type="float">
            <text:p>1.69</text:p>
          </table:table-cell>
          <table:table-cell table:formula="of:=[.R36]/(2*[.$Q36]*[.$Q36])" office:value-type="float" office:value="0.0337999999999999" calcext:value-type="float">
            <text:p>0.0338</text:p>
          </table:table-cell>
          <table:table-cell table:formula="of:=([.J36]-[.N36])^2" office:value-type="float" office:value="0" calcext:value-type="float">
            <text:p>0</text:p>
          </table:table-cell>
          <table:table-cell table:formula="of:=[.T36]/(2*[.$Q36]*[.$Q36])" office:value-type="float" office:value="0" calcext:value-type="float">
            <text:p>0</text:p>
          </table:table-cell>
          <table:table-cell table:formula="of:=([.K36]-[.O36])^2" office:value-type="float" office:value="0" calcext:value-type="float">
            <text:p>0</text:p>
          </table:table-cell>
          <table:table-cell table:formula="of:=[.V36]/(2*[.$Q36]*[.$Q36])" office:value-type="float" office:value="0" calcext:value-type="float">
            <text:p>0</text:p>
          </table:table-cell>
          <table:table-cell table:formula="of:=([.L36]-[.P36])^2" office:value-type="float" office:value="0" calcext:value-type="float">
            <text:p>0</text:p>
          </table:table-cell>
          <table:table-cell table:formula="of:=[.X36]/(2*[.$Q36]*[.$Q36])" office:value-type="float" office:value="0" calcext:value-type="float">
            <text:p>0</text:p>
          </table:table-cell>
          <table:table-cell table:formula="of:=[.S36]+[.U36]+[.W36]+[.Y36]" office:value-type="float" office:value="0.0337999999999999" calcext:value-type="float">
            <text:p>0.0338</text:p>
          </table:table-cell>
          <table:table-cell/>
        </table:table-row>
        <table:table-row table:style-name="ro1">
          <table:table-cell table:formula="of:=[.A36]+0.01" office:value-type="float" office:value="0.75" calcext:value-type="float">
            <text:p>0.7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37]*[.E37]" office:value-type="float" office:value="3.75" calcext:value-type="float">
            <text:p>3.7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37]-[.M37])^2" office:value-type="float" office:value="1.5625" calcext:value-type="float">
            <text:p>1.5625</text:p>
          </table:table-cell>
          <table:table-cell table:formula="of:=[.R37]/(2*[.$Q37]*[.$Q37])" office:value-type="float" office:value="0.0312499999999999" calcext:value-type="float">
            <text:p>0.03125</text:p>
          </table:table-cell>
          <table:table-cell table:formula="of:=([.J37]-[.N37])^2" office:value-type="float" office:value="0" calcext:value-type="float">
            <text:p>0</text:p>
          </table:table-cell>
          <table:table-cell table:formula="of:=[.T37]/(2*[.$Q37]*[.$Q37])" office:value-type="float" office:value="0" calcext:value-type="float">
            <text:p>0</text:p>
          </table:table-cell>
          <table:table-cell table:formula="of:=([.K37]-[.O37])^2" office:value-type="float" office:value="0" calcext:value-type="float">
            <text:p>0</text:p>
          </table:table-cell>
          <table:table-cell table:formula="of:=[.V37]/(2*[.$Q37]*[.$Q37])" office:value-type="float" office:value="0" calcext:value-type="float">
            <text:p>0</text:p>
          </table:table-cell>
          <table:table-cell table:formula="of:=([.L37]-[.P37])^2" office:value-type="float" office:value="0" calcext:value-type="float">
            <text:p>0</text:p>
          </table:table-cell>
          <table:table-cell table:formula="of:=[.X37]/(2*[.$Q37]*[.$Q37])" office:value-type="float" office:value="0" calcext:value-type="float">
            <text:p>0</text:p>
          </table:table-cell>
          <table:table-cell table:formula="of:=[.S37]+[.U37]+[.W37]+[.Y37]" office:value-type="float" office:value="0.0312499999999999" calcext:value-type="float">
            <text:p>0.03125</text:p>
          </table:table-cell>
          <table:table-cell/>
        </table:table-row>
        <table:table-row table:style-name="ro1">
          <table:table-cell table:formula="of:=[.A37]+0.01" office:value-type="float" office:value="0.76" calcext:value-type="float">
            <text:p>0.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38]*[.E38]" office:value-type="float" office:value="3.8" calcext:value-type="float">
            <text:p>3.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38]-[.M38])^2" office:value-type="float" office:value="1.44" calcext:value-type="float">
            <text:p>1.44</text:p>
          </table:table-cell>
          <table:table-cell table:formula="of:=[.R38]/(2*[.$Q38]*[.$Q38])" office:value-type="float" office:value="0.0287999999999999" calcext:value-type="float">
            <text:p>0.0288</text:p>
          </table:table-cell>
          <table:table-cell table:formula="of:=([.J38]-[.N38])^2" office:value-type="float" office:value="0" calcext:value-type="float">
            <text:p>0</text:p>
          </table:table-cell>
          <table:table-cell table:formula="of:=[.T38]/(2*[.$Q38]*[.$Q38])" office:value-type="float" office:value="0" calcext:value-type="float">
            <text:p>0</text:p>
          </table:table-cell>
          <table:table-cell table:formula="of:=([.K38]-[.O38])^2" office:value-type="float" office:value="0" calcext:value-type="float">
            <text:p>0</text:p>
          </table:table-cell>
          <table:table-cell table:formula="of:=[.V38]/(2*[.$Q38]*[.$Q38])" office:value-type="float" office:value="0" calcext:value-type="float">
            <text:p>0</text:p>
          </table:table-cell>
          <table:table-cell table:formula="of:=([.L38]-[.P38])^2" office:value-type="float" office:value="0" calcext:value-type="float">
            <text:p>0</text:p>
          </table:table-cell>
          <table:table-cell table:formula="of:=[.X38]/(2*[.$Q38]*[.$Q38])" office:value-type="float" office:value="0" calcext:value-type="float">
            <text:p>0</text:p>
          </table:table-cell>
          <table:table-cell table:formula="of:=[.S38]+[.U38]+[.W38]+[.Y38]" office:value-type="float" office:value="0.0287999999999999" calcext:value-type="float">
            <text:p>0.0288</text:p>
          </table:table-cell>
          <table:table-cell/>
        </table:table-row>
        <table:table-row table:style-name="ro1">
          <table:table-cell table:formula="of:=[.A38]+0.01" office:value-type="float" office:value="0.77" calcext:value-type="float">
            <text:p>0.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39]*[.E39]" office:value-type="float" office:value="3.85" calcext:value-type="float">
            <text:p>3.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39]-[.M39])^2" office:value-type="float" office:value="1.3225" calcext:value-type="float">
            <text:p>1.3225</text:p>
          </table:table-cell>
          <table:table-cell table:formula="of:=[.R39]/(2*[.$Q39]*[.$Q39])" office:value-type="float" office:value="0.0264499999999999" calcext:value-type="float">
            <text:p>0.02645</text:p>
          </table:table-cell>
          <table:table-cell table:formula="of:=([.J39]-[.N39])^2" office:value-type="float" office:value="0" calcext:value-type="float">
            <text:p>0</text:p>
          </table:table-cell>
          <table:table-cell table:formula="of:=[.T39]/(2*[.$Q39]*[.$Q39])" office:value-type="float" office:value="0" calcext:value-type="float">
            <text:p>0</text:p>
          </table:table-cell>
          <table:table-cell table:formula="of:=([.K39]-[.O39])^2" office:value-type="float" office:value="0" calcext:value-type="float">
            <text:p>0</text:p>
          </table:table-cell>
          <table:table-cell table:formula="of:=[.V39]/(2*[.$Q39]*[.$Q39])" office:value-type="float" office:value="0" calcext:value-type="float">
            <text:p>0</text:p>
          </table:table-cell>
          <table:table-cell table:formula="of:=([.L39]-[.P39])^2" office:value-type="float" office:value="0" calcext:value-type="float">
            <text:p>0</text:p>
          </table:table-cell>
          <table:table-cell table:formula="of:=[.X39]/(2*[.$Q39]*[.$Q39])" office:value-type="float" office:value="0" calcext:value-type="float">
            <text:p>0</text:p>
          </table:table-cell>
          <table:table-cell table:formula="of:=[.S39]+[.U39]+[.W39]+[.Y39]" office:value-type="float" office:value="0.0264499999999999" calcext:value-type="float">
            <text:p>0.02645</text:p>
          </table:table-cell>
          <table:table-cell/>
        </table:table-row>
        <table:table-row table:style-name="ro1">
          <table:table-cell table:formula="of:=[.A39]+0.01" office:value-type="float" office:value="0.78" calcext:value-type="float">
            <text:p>0.7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0]*[.E40]" office:value-type="float" office:value="3.9" calcext:value-type="float">
            <text:p>3.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0]-[.M40])^2" office:value-type="float" office:value="1.21" calcext:value-type="float">
            <text:p>1.21</text:p>
          </table:table-cell>
          <table:table-cell table:formula="of:=[.R40]/(2*[.$Q40]*[.$Q40])" office:value-type="float" office:value="0.0241999999999999" calcext:value-type="float">
            <text:p>0.0242</text:p>
          </table:table-cell>
          <table:table-cell table:formula="of:=([.J40]-[.N40])^2" office:value-type="float" office:value="0" calcext:value-type="float">
            <text:p>0</text:p>
          </table:table-cell>
          <table:table-cell table:formula="of:=[.T40]/(2*[.$Q40]*[.$Q40])" office:value-type="float" office:value="0" calcext:value-type="float">
            <text:p>0</text:p>
          </table:table-cell>
          <table:table-cell table:formula="of:=([.K40]-[.O40])^2" office:value-type="float" office:value="0" calcext:value-type="float">
            <text:p>0</text:p>
          </table:table-cell>
          <table:table-cell table:formula="of:=[.V40]/(2*[.$Q40]*[.$Q40])" office:value-type="float" office:value="0" calcext:value-type="float">
            <text:p>0</text:p>
          </table:table-cell>
          <table:table-cell table:formula="of:=([.L40]-[.P40])^2" office:value-type="float" office:value="0" calcext:value-type="float">
            <text:p>0</text:p>
          </table:table-cell>
          <table:table-cell table:formula="of:=[.X40]/(2*[.$Q40]*[.$Q40])" office:value-type="float" office:value="0" calcext:value-type="float">
            <text:p>0</text:p>
          </table:table-cell>
          <table:table-cell table:formula="of:=[.S40]+[.U40]+[.W40]+[.Y40]" office:value-type="float" office:value="0.0241999999999999" calcext:value-type="float">
            <text:p>0.0242</text:p>
          </table:table-cell>
          <table:table-cell/>
        </table:table-row>
        <table:table-row table:style-name="ro1">
          <table:table-cell table:formula="of:=[.A40]+0.01" office:value-type="float" office:value="0.79" calcext:value-type="float">
            <text:p>0.7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1]*[.E41]" office:value-type="float" office:value="3.95" calcext:value-type="float">
            <text:p>3.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1]-[.M41])^2" office:value-type="float" office:value="1.1025" calcext:value-type="float">
            <text:p>1.1025</text:p>
          </table:table-cell>
          <table:table-cell table:formula="of:=[.R41]/(2*[.$Q41]*[.$Q41])" office:value-type="float" office:value="0.0220499999999999" calcext:value-type="float">
            <text:p>0.02205</text:p>
          </table:table-cell>
          <table:table-cell table:formula="of:=([.J41]-[.N41])^2" office:value-type="float" office:value="0" calcext:value-type="float">
            <text:p>0</text:p>
          </table:table-cell>
          <table:table-cell table:formula="of:=[.T41]/(2*[.$Q41]*[.$Q41])" office:value-type="float" office:value="0" calcext:value-type="float">
            <text:p>0</text:p>
          </table:table-cell>
          <table:table-cell table:formula="of:=([.K41]-[.O41])^2" office:value-type="float" office:value="0" calcext:value-type="float">
            <text:p>0</text:p>
          </table:table-cell>
          <table:table-cell table:formula="of:=[.V41]/(2*[.$Q41]*[.$Q41])" office:value-type="float" office:value="0" calcext:value-type="float">
            <text:p>0</text:p>
          </table:table-cell>
          <table:table-cell table:formula="of:=([.L41]-[.P41])^2" office:value-type="float" office:value="0" calcext:value-type="float">
            <text:p>0</text:p>
          </table:table-cell>
          <table:table-cell table:formula="of:=[.X41]/(2*[.$Q41]*[.$Q41])" office:value-type="float" office:value="0" calcext:value-type="float">
            <text:p>0</text:p>
          </table:table-cell>
          <table:table-cell table:formula="of:=[.S41]+[.U41]+[.W41]+[.Y41]" office:value-type="float" office:value="0.0220499999999999" calcext:value-type="float">
            <text:p>0.02205</text:p>
          </table:table-cell>
          <table:table-cell/>
        </table:table-row>
        <table:table-row table:style-name="ro1">
          <table:table-cell table:formula="of:=[.A41]+0.01" office:value-type="float" office:value="0.8" calcext:value-type="float">
            <text:p>0.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2]*[.E42]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2]-[.M42])^2" office:value-type="float" office:value="0.999999999999996" calcext:value-type="float">
            <text:p>1</text:p>
          </table:table-cell>
          <table:table-cell table:formula="of:=[.R42]/(2*[.$Q42]*[.$Q42])" office:value-type="float" office:value="0.0199999999999999" calcext:value-type="float">
            <text:p>0.02</text:p>
          </table:table-cell>
          <table:table-cell table:formula="of:=([.J42]-[.N42])^2" office:value-type="float" office:value="0" calcext:value-type="float">
            <text:p>0</text:p>
          </table:table-cell>
          <table:table-cell table:formula="of:=[.T42]/(2*[.$Q42]*[.$Q42])" office:value-type="float" office:value="0" calcext:value-type="float">
            <text:p>0</text:p>
          </table:table-cell>
          <table:table-cell table:formula="of:=([.K42]-[.O42])^2" office:value-type="float" office:value="0" calcext:value-type="float">
            <text:p>0</text:p>
          </table:table-cell>
          <table:table-cell table:formula="of:=[.V42]/(2*[.$Q42]*[.$Q42])" office:value-type="float" office:value="0" calcext:value-type="float">
            <text:p>0</text:p>
          </table:table-cell>
          <table:table-cell table:formula="of:=([.L42]-[.P42])^2" office:value-type="float" office:value="0" calcext:value-type="float">
            <text:p>0</text:p>
          </table:table-cell>
          <table:table-cell table:formula="of:=[.X42]/(2*[.$Q42]*[.$Q42])" office:value-type="float" office:value="0" calcext:value-type="float">
            <text:p>0</text:p>
          </table:table-cell>
          <table:table-cell table:formula="of:=[.S42]+[.U42]+[.W42]+[.Y42]" office:value-type="float" office:value="0.0199999999999999" calcext:value-type="float">
            <text:p>0.02</text:p>
          </table:table-cell>
          <table:table-cell/>
        </table:table-row>
        <table:table-row table:style-name="ro1">
          <table:table-cell table:formula="of:=[.A42]+0.01" office:value-type="float" office:value="0.81" calcext:value-type="float">
            <text:p>0.8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3]*[.E43]" office:value-type="float" office:value="4.05" calcext:value-type="float">
            <text:p>4.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3]-[.M43])^2" office:value-type="float" office:value="0.902499999999997" calcext:value-type="float">
            <text:p>0.9025</text:p>
          </table:table-cell>
          <table:table-cell table:formula="of:=[.R43]/(2*[.$Q43]*[.$Q43])" office:value-type="float" office:value="0.0180499999999999" calcext:value-type="float">
            <text:p>0.01805</text:p>
          </table:table-cell>
          <table:table-cell table:formula="of:=([.J43]-[.N43])^2" office:value-type="float" office:value="0" calcext:value-type="float">
            <text:p>0</text:p>
          </table:table-cell>
          <table:table-cell table:formula="of:=[.T43]/(2*[.$Q43]*[.$Q43])" office:value-type="float" office:value="0" calcext:value-type="float">
            <text:p>0</text:p>
          </table:table-cell>
          <table:table-cell table:formula="of:=([.K43]-[.O43])^2" office:value-type="float" office:value="0" calcext:value-type="float">
            <text:p>0</text:p>
          </table:table-cell>
          <table:table-cell table:formula="of:=[.V43]/(2*[.$Q43]*[.$Q43])" office:value-type="float" office:value="0" calcext:value-type="float">
            <text:p>0</text:p>
          </table:table-cell>
          <table:table-cell table:formula="of:=([.L43]-[.P43])^2" office:value-type="float" office:value="0" calcext:value-type="float">
            <text:p>0</text:p>
          </table:table-cell>
          <table:table-cell table:formula="of:=[.X43]/(2*[.$Q43]*[.$Q43])" office:value-type="float" office:value="0" calcext:value-type="float">
            <text:p>0</text:p>
          </table:table-cell>
          <table:table-cell table:formula="of:=[.S43]+[.U43]+[.W43]+[.Y43]" office:value-type="float" office:value="0.0180499999999999" calcext:value-type="float">
            <text:p>0.01805</text:p>
          </table:table-cell>
          <table:table-cell/>
        </table:table-row>
        <table:table-row table:style-name="ro1">
          <table:table-cell table:formula="of:=[.A43]+0.01" office:value-type="float" office:value="0.82" calcext:value-type="float">
            <text:p>0.8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4]*[.E44]" office:value-type="float" office:value="4.1" calcext:value-type="float">
            <text:p>4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4]-[.M44])^2" office:value-type="float" office:value="0.809999999999996" calcext:value-type="float">
            <text:p>0.81</text:p>
          </table:table-cell>
          <table:table-cell table:formula="of:=[.R44]/(2*[.$Q44]*[.$Q44])" office:value-type="float" office:value="0.0161999999999999" calcext:value-type="float">
            <text:p>0.0162</text:p>
          </table:table-cell>
          <table:table-cell table:formula="of:=([.J44]-[.N44])^2" office:value-type="float" office:value="0" calcext:value-type="float">
            <text:p>0</text:p>
          </table:table-cell>
          <table:table-cell table:formula="of:=[.T44]/(2*[.$Q44]*[.$Q44])" office:value-type="float" office:value="0" calcext:value-type="float">
            <text:p>0</text:p>
          </table:table-cell>
          <table:table-cell table:formula="of:=([.K44]-[.O44])^2" office:value-type="float" office:value="0" calcext:value-type="float">
            <text:p>0</text:p>
          </table:table-cell>
          <table:table-cell table:formula="of:=[.V44]/(2*[.$Q44]*[.$Q44])" office:value-type="float" office:value="0" calcext:value-type="float">
            <text:p>0</text:p>
          </table:table-cell>
          <table:table-cell table:formula="of:=([.L44]-[.P44])^2" office:value-type="float" office:value="0" calcext:value-type="float">
            <text:p>0</text:p>
          </table:table-cell>
          <table:table-cell table:formula="of:=[.X44]/(2*[.$Q44]*[.$Q44])" office:value-type="float" office:value="0" calcext:value-type="float">
            <text:p>0</text:p>
          </table:table-cell>
          <table:table-cell table:formula="of:=[.S44]+[.U44]+[.W44]+[.Y44]" office:value-type="float" office:value="0.0161999999999999" calcext:value-type="float">
            <text:p>0.0162</text:p>
          </table:table-cell>
          <table:table-cell/>
        </table:table-row>
        <table:table-row table:style-name="ro1">
          <table:table-cell table:formula="of:=[.A44]+0.01" office:value-type="float" office:value="0.83" calcext:value-type="float">
            <text:p>0.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5]*[.E45]" office:value-type="float" office:value="4.15" calcext:value-type="float">
            <text:p>4.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5]-[.M45])^2" office:value-type="float" office:value="0.722499999999996" calcext:value-type="float">
            <text:p>0.7225</text:p>
          </table:table-cell>
          <table:table-cell table:formula="of:=[.R45]/(2*[.$Q45]*[.$Q45])" office:value-type="float" office:value="0.0144499999999999" calcext:value-type="float">
            <text:p>0.01445</text:p>
          </table:table-cell>
          <table:table-cell table:formula="of:=([.J45]-[.N45])^2" office:value-type="float" office:value="0" calcext:value-type="float">
            <text:p>0</text:p>
          </table:table-cell>
          <table:table-cell table:formula="of:=[.T45]/(2*[.$Q45]*[.$Q45])" office:value-type="float" office:value="0" calcext:value-type="float">
            <text:p>0</text:p>
          </table:table-cell>
          <table:table-cell table:formula="of:=([.K45]-[.O45])^2" office:value-type="float" office:value="0" calcext:value-type="float">
            <text:p>0</text:p>
          </table:table-cell>
          <table:table-cell table:formula="of:=[.V45]/(2*[.$Q45]*[.$Q45])" office:value-type="float" office:value="0" calcext:value-type="float">
            <text:p>0</text:p>
          </table:table-cell>
          <table:table-cell table:formula="of:=([.L45]-[.P45])^2" office:value-type="float" office:value="0" calcext:value-type="float">
            <text:p>0</text:p>
          </table:table-cell>
          <table:table-cell table:formula="of:=[.X45]/(2*[.$Q45]*[.$Q45])" office:value-type="float" office:value="0" calcext:value-type="float">
            <text:p>0</text:p>
          </table:table-cell>
          <table:table-cell table:formula="of:=[.S45]+[.U45]+[.W45]+[.Y45]" office:value-type="float" office:value="0.0144499999999999" calcext:value-type="float">
            <text:p>0.01445</text:p>
          </table:table-cell>
          <table:table-cell/>
        </table:table-row>
        <table:table-row table:style-name="ro1">
          <table:table-cell table:formula="of:=[.A45]+0.01" office:value-type="float" office:value="0.84" calcext:value-type="float">
            <text:p>0.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6]*[.E46]" office:value-type="float" office:value="4.2" calcext:value-type="float">
            <text:p>4.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6]-[.M46])^2" office:value-type="float" office:value="0.639999999999997" calcext:value-type="float">
            <text:p>0.64</text:p>
          </table:table-cell>
          <table:table-cell table:formula="of:=[.R46]/(2*[.$Q46]*[.$Q46])" office:value-type="float" office:value="0.0127999999999999" calcext:value-type="float">
            <text:p>0.0128</text:p>
          </table:table-cell>
          <table:table-cell table:formula="of:=([.J46]-[.N46])^2" office:value-type="float" office:value="0" calcext:value-type="float">
            <text:p>0</text:p>
          </table:table-cell>
          <table:table-cell table:formula="of:=[.T46]/(2*[.$Q46]*[.$Q46])" office:value-type="float" office:value="0" calcext:value-type="float">
            <text:p>0</text:p>
          </table:table-cell>
          <table:table-cell table:formula="of:=([.K46]-[.O46])^2" office:value-type="float" office:value="0" calcext:value-type="float">
            <text:p>0</text:p>
          </table:table-cell>
          <table:table-cell table:formula="of:=[.V46]/(2*[.$Q46]*[.$Q46])" office:value-type="float" office:value="0" calcext:value-type="float">
            <text:p>0</text:p>
          </table:table-cell>
          <table:table-cell table:formula="of:=([.L46]-[.P46])^2" office:value-type="float" office:value="0" calcext:value-type="float">
            <text:p>0</text:p>
          </table:table-cell>
          <table:table-cell table:formula="of:=[.X46]/(2*[.$Q46]*[.$Q46])" office:value-type="float" office:value="0" calcext:value-type="float">
            <text:p>0</text:p>
          </table:table-cell>
          <table:table-cell table:formula="of:=[.S46]+[.U46]+[.W46]+[.Y46]" office:value-type="float" office:value="0.0127999999999999" calcext:value-type="float">
            <text:p>0.0128</text:p>
          </table:table-cell>
          <table:table-cell/>
        </table:table-row>
        <table:table-row table:style-name="ro1">
          <table:table-cell table:formula="of:=[.A46]+0.01" office:value-type="float" office:value="0.85" calcext:value-type="float">
            <text:p>0.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7]*[.E47]" office:value-type="float" office:value="4.25" calcext:value-type="float">
            <text:p>4.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7]-[.M47])^2" office:value-type="float" office:value="0.562499999999997" calcext:value-type="float">
            <text:p>0.5625</text:p>
          </table:table-cell>
          <table:table-cell table:formula="of:=[.R47]/(2*[.$Q47]*[.$Q47])" office:value-type="float" office:value="0.0112499999999999" calcext:value-type="float">
            <text:p>0.01125</text:p>
          </table:table-cell>
          <table:table-cell table:formula="of:=([.J47]-[.N47])^2" office:value-type="float" office:value="0" calcext:value-type="float">
            <text:p>0</text:p>
          </table:table-cell>
          <table:table-cell table:formula="of:=[.T47]/(2*[.$Q47]*[.$Q47])" office:value-type="float" office:value="0" calcext:value-type="float">
            <text:p>0</text:p>
          </table:table-cell>
          <table:table-cell table:formula="of:=([.K47]-[.O47])^2" office:value-type="float" office:value="0" calcext:value-type="float">
            <text:p>0</text:p>
          </table:table-cell>
          <table:table-cell table:formula="of:=[.V47]/(2*[.$Q47]*[.$Q47])" office:value-type="float" office:value="0" calcext:value-type="float">
            <text:p>0</text:p>
          </table:table-cell>
          <table:table-cell table:formula="of:=([.L47]-[.P47])^2" office:value-type="float" office:value="0" calcext:value-type="float">
            <text:p>0</text:p>
          </table:table-cell>
          <table:table-cell table:formula="of:=[.X47]/(2*[.$Q47]*[.$Q47])" office:value-type="float" office:value="0" calcext:value-type="float">
            <text:p>0</text:p>
          </table:table-cell>
          <table:table-cell table:formula="of:=[.S47]+[.U47]+[.W47]+[.Y47]" office:value-type="float" office:value="0.0112499999999999" calcext:value-type="float">
            <text:p>0.01125</text:p>
          </table:table-cell>
          <table:table-cell/>
        </table:table-row>
        <table:table-row table:style-name="ro1">
          <table:table-cell table:formula="of:=[.A47]+0.01" office:value-type="float" office:value="0.86" calcext:value-type="float">
            <text:p>0.8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8]*[.E48]" office:value-type="float" office:value="4.3" calcext:value-type="float">
            <text:p>4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8]-[.M48])^2" office:value-type="float" office:value="0.489999999999997" calcext:value-type="float">
            <text:p>0.49</text:p>
          </table:table-cell>
          <table:table-cell table:formula="of:=[.R48]/(2*[.$Q48]*[.$Q48])" office:value-type="float" office:value="0.00979999999999993" calcext:value-type="float">
            <text:p>0.0098</text:p>
          </table:table-cell>
          <table:table-cell table:formula="of:=([.J48]-[.N48])^2" office:value-type="float" office:value="0" calcext:value-type="float">
            <text:p>0</text:p>
          </table:table-cell>
          <table:table-cell table:formula="of:=[.T48]/(2*[.$Q48]*[.$Q48])" office:value-type="float" office:value="0" calcext:value-type="float">
            <text:p>0</text:p>
          </table:table-cell>
          <table:table-cell table:formula="of:=([.K48]-[.O48])^2" office:value-type="float" office:value="0" calcext:value-type="float">
            <text:p>0</text:p>
          </table:table-cell>
          <table:table-cell table:formula="of:=[.V48]/(2*[.$Q48]*[.$Q48])" office:value-type="float" office:value="0" calcext:value-type="float">
            <text:p>0</text:p>
          </table:table-cell>
          <table:table-cell table:formula="of:=([.L48]-[.P48])^2" office:value-type="float" office:value="0" calcext:value-type="float">
            <text:p>0</text:p>
          </table:table-cell>
          <table:table-cell table:formula="of:=[.X48]/(2*[.$Q48]*[.$Q48])" office:value-type="float" office:value="0" calcext:value-type="float">
            <text:p>0</text:p>
          </table:table-cell>
          <table:table-cell table:formula="of:=[.S48]+[.U48]+[.W48]+[.Y48]" office:value-type="float" office:value="0.00979999999999993" calcext:value-type="float">
            <text:p>0.0098</text:p>
          </table:table-cell>
          <table:table-cell/>
        </table:table-row>
        <table:table-row table:style-name="ro1">
          <table:table-cell table:formula="of:=[.A48]+0.01" office:value-type="float" office:value="0.87" calcext:value-type="float">
            <text:p>0.8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49]*[.E49]" office:value-type="float" office:value="4.35" calcext:value-type="float">
            <text:p>4.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49]-[.M49])^2" office:value-type="float" office:value="0.422499999999997" calcext:value-type="float">
            <text:p>0.4225</text:p>
          </table:table-cell>
          <table:table-cell table:formula="of:=[.R49]/(2*[.$Q49]*[.$Q49])" office:value-type="float" office:value="0.00844999999999994" calcext:value-type="float">
            <text:p>0.00845</text:p>
          </table:table-cell>
          <table:table-cell table:formula="of:=([.J49]-[.N49])^2" office:value-type="float" office:value="0" calcext:value-type="float">
            <text:p>0</text:p>
          </table:table-cell>
          <table:table-cell table:formula="of:=[.T49]/(2*[.$Q49]*[.$Q49])" office:value-type="float" office:value="0" calcext:value-type="float">
            <text:p>0</text:p>
          </table:table-cell>
          <table:table-cell table:formula="of:=([.K49]-[.O49])^2" office:value-type="float" office:value="0" calcext:value-type="float">
            <text:p>0</text:p>
          </table:table-cell>
          <table:table-cell table:formula="of:=[.V49]/(2*[.$Q49]*[.$Q49])" office:value-type="float" office:value="0" calcext:value-type="float">
            <text:p>0</text:p>
          </table:table-cell>
          <table:table-cell table:formula="of:=([.L49]-[.P49])^2" office:value-type="float" office:value="0" calcext:value-type="float">
            <text:p>0</text:p>
          </table:table-cell>
          <table:table-cell table:formula="of:=[.X49]/(2*[.$Q49]*[.$Q49])" office:value-type="float" office:value="0" calcext:value-type="float">
            <text:p>0</text:p>
          </table:table-cell>
          <table:table-cell table:formula="of:=[.S49]+[.U49]+[.W49]+[.Y49]" office:value-type="float" office:value="0.00844999999999994" calcext:value-type="float">
            <text:p>0.00845</text:p>
          </table:table-cell>
          <table:table-cell/>
        </table:table-row>
        <table:table-row table:style-name="ro1">
          <table:table-cell table:formula="of:=[.A49]+0.01" office:value-type="float" office:value="0.88" calcext:value-type="float">
            <text:p>0.8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0]*[.E50]" office:value-type="float" office:value="4.4" calcext:value-type="float">
            <text:p>4.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0]-[.M50])^2" office:value-type="float" office:value="0.359999999999997" calcext:value-type="float">
            <text:p>0.36</text:p>
          </table:table-cell>
          <table:table-cell table:formula="of:=[.R50]/(2*[.$Q50]*[.$Q50])" office:value-type="float" office:value="0.00719999999999995" calcext:value-type="float">
            <text:p>0.0072</text:p>
          </table:table-cell>
          <table:table-cell table:formula="of:=([.J50]-[.N50])^2" office:value-type="float" office:value="0" calcext:value-type="float">
            <text:p>0</text:p>
          </table:table-cell>
          <table:table-cell table:formula="of:=[.T50]/(2*[.$Q50]*[.$Q50])" office:value-type="float" office:value="0" calcext:value-type="float">
            <text:p>0</text:p>
          </table:table-cell>
          <table:table-cell table:formula="of:=([.K50]-[.O50])^2" office:value-type="float" office:value="0" calcext:value-type="float">
            <text:p>0</text:p>
          </table:table-cell>
          <table:table-cell table:formula="of:=[.V50]/(2*[.$Q50]*[.$Q50])" office:value-type="float" office:value="0" calcext:value-type="float">
            <text:p>0</text:p>
          </table:table-cell>
          <table:table-cell table:formula="of:=([.L50]-[.P50])^2" office:value-type="float" office:value="0" calcext:value-type="float">
            <text:p>0</text:p>
          </table:table-cell>
          <table:table-cell table:formula="of:=[.X50]/(2*[.$Q50]*[.$Q50])" office:value-type="float" office:value="0" calcext:value-type="float">
            <text:p>0</text:p>
          </table:table-cell>
          <table:table-cell table:formula="of:=[.S50]+[.U50]+[.W50]+[.Y50]" office:value-type="float" office:value="0.00719999999999995" calcext:value-type="float">
            <text:p>0.0072</text:p>
          </table:table-cell>
          <table:table-cell/>
        </table:table-row>
        <table:table-row table:style-name="ro1">
          <table:table-cell table:formula="of:=[.A50]+0.01" office:value-type="float" office:value="0.89" calcext:value-type="float">
            <text:p>0.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1]*[.E51]" office:value-type="float" office:value="4.45" calcext:value-type="float">
            <text:p>4.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1]-[.M51])^2" office:value-type="float" office:value="0.302499999999998" calcext:value-type="float">
            <text:p>0.3025</text:p>
          </table:table-cell>
          <table:table-cell table:formula="of:=[.R51]/(2*[.$Q51]*[.$Q51])" office:value-type="float" office:value="0.00604999999999996" calcext:value-type="float">
            <text:p>0.00605</text:p>
          </table:table-cell>
          <table:table-cell table:formula="of:=([.J51]-[.N51])^2" office:value-type="float" office:value="0" calcext:value-type="float">
            <text:p>0</text:p>
          </table:table-cell>
          <table:table-cell table:formula="of:=[.T51]/(2*[.$Q51]*[.$Q51])" office:value-type="float" office:value="0" calcext:value-type="float">
            <text:p>0</text:p>
          </table:table-cell>
          <table:table-cell table:formula="of:=([.K51]-[.O51])^2" office:value-type="float" office:value="0" calcext:value-type="float">
            <text:p>0</text:p>
          </table:table-cell>
          <table:table-cell table:formula="of:=[.V51]/(2*[.$Q51]*[.$Q51])" office:value-type="float" office:value="0" calcext:value-type="float">
            <text:p>0</text:p>
          </table:table-cell>
          <table:table-cell table:formula="of:=([.L51]-[.P51])^2" office:value-type="float" office:value="0" calcext:value-type="float">
            <text:p>0</text:p>
          </table:table-cell>
          <table:table-cell table:formula="of:=[.X51]/(2*[.$Q51]*[.$Q51])" office:value-type="float" office:value="0" calcext:value-type="float">
            <text:p>0</text:p>
          </table:table-cell>
          <table:table-cell table:formula="of:=[.S51]+[.U51]+[.W51]+[.Y51]" office:value-type="float" office:value="0.00604999999999996" calcext:value-type="float">
            <text:p>0.00605</text:p>
          </table:table-cell>
          <table:table-cell/>
        </table:table-row>
        <table:table-row table:style-name="ro1">
          <table:table-cell table:formula="of:=[.A51]+0.01" office:value-type="float" office:value="0.9" calcext:value-type="float">
            <text:p>0.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2]*[.E52]" office:value-type="float" office:value="4.5" calcext:value-type="float">
            <text:p>4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2]-[.M52])^2" office:value-type="float" office:value="0.249999999999997" calcext:value-type="float">
            <text:p>0.25</text:p>
          </table:table-cell>
          <table:table-cell table:formula="of:=[.R52]/(2*[.$Q52]*[.$Q52])" office:value-type="float" office:value="0.00499999999999995" calcext:value-type="float">
            <text:p>0.005</text:p>
          </table:table-cell>
          <table:table-cell table:formula="of:=([.J52]-[.N52])^2" office:value-type="float" office:value="0" calcext:value-type="float">
            <text:p>0</text:p>
          </table:table-cell>
          <table:table-cell table:formula="of:=[.T52]/(2*[.$Q52]*[.$Q52])" office:value-type="float" office:value="0" calcext:value-type="float">
            <text:p>0</text:p>
          </table:table-cell>
          <table:table-cell table:formula="of:=([.K52]-[.O52])^2" office:value-type="float" office:value="0" calcext:value-type="float">
            <text:p>0</text:p>
          </table:table-cell>
          <table:table-cell table:formula="of:=[.V52]/(2*[.$Q52]*[.$Q52])" office:value-type="float" office:value="0" calcext:value-type="float">
            <text:p>0</text:p>
          </table:table-cell>
          <table:table-cell table:formula="of:=([.L52]-[.P52])^2" office:value-type="float" office:value="0" calcext:value-type="float">
            <text:p>0</text:p>
          </table:table-cell>
          <table:table-cell table:formula="of:=[.X52]/(2*[.$Q52]*[.$Q52])" office:value-type="float" office:value="0" calcext:value-type="float">
            <text:p>0</text:p>
          </table:table-cell>
          <table:table-cell table:formula="of:=[.S52]+[.U52]+[.W52]+[.Y52]" office:value-type="float" office:value="0.00499999999999995" calcext:value-type="float">
            <text:p>0.005</text:p>
          </table:table-cell>
          <table:table-cell/>
        </table:table-row>
        <table:table-row table:style-name="ro1">
          <table:table-cell table:formula="of:=[.A52]+0.01" office:value-type="float" office:value="0.910000000000001" calcext:value-type="float">
            <text:p>0.9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3]*[.E53]" office:value-type="float" office:value="4.55" calcext:value-type="float">
            <text:p>4.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3]-[.M53])^2" office:value-type="float" office:value="0.202499999999998" calcext:value-type="float">
            <text:p>0.2025</text:p>
          </table:table-cell>
          <table:table-cell table:formula="of:=[.R53]/(2*[.$Q53]*[.$Q53])" office:value-type="float" office:value="0.00404999999999996" calcext:value-type="float">
            <text:p>0.00405</text:p>
          </table:table-cell>
          <table:table-cell table:formula="of:=([.J53]-[.N53])^2" office:value-type="float" office:value="0" calcext:value-type="float">
            <text:p>0</text:p>
          </table:table-cell>
          <table:table-cell table:formula="of:=[.T53]/(2*[.$Q53]*[.$Q53])" office:value-type="float" office:value="0" calcext:value-type="float">
            <text:p>0</text:p>
          </table:table-cell>
          <table:table-cell table:formula="of:=([.K53]-[.O53])^2" office:value-type="float" office:value="0" calcext:value-type="float">
            <text:p>0</text:p>
          </table:table-cell>
          <table:table-cell table:formula="of:=[.V53]/(2*[.$Q53]*[.$Q53])" office:value-type="float" office:value="0" calcext:value-type="float">
            <text:p>0</text:p>
          </table:table-cell>
          <table:table-cell table:formula="of:=([.L53]-[.P53])^2" office:value-type="float" office:value="0" calcext:value-type="float">
            <text:p>0</text:p>
          </table:table-cell>
          <table:table-cell table:formula="of:=[.X53]/(2*[.$Q53]*[.$Q53])" office:value-type="float" office:value="0" calcext:value-type="float">
            <text:p>0</text:p>
          </table:table-cell>
          <table:table-cell table:formula="of:=[.S53]+[.U53]+[.W53]+[.Y53]" office:value-type="float" office:value="0.00404999999999996" calcext:value-type="float">
            <text:p>0.00405</text:p>
          </table:table-cell>
          <table:table-cell/>
        </table:table-row>
        <table:table-row table:style-name="ro1">
          <table:table-cell table:formula="of:=[.A53]+0.01" office:value-type="float" office:value="0.92" calcext:value-type="float">
            <text:p>0.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4]*[.E54]" office:value-type="float" office:value="4.6" calcext:value-type="float">
            <text:p>4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4]-[.M54])^2" office:value-type="float" office:value="0.159999999999998" calcext:value-type="float">
            <text:p>0.16</text:p>
          </table:table-cell>
          <table:table-cell table:formula="of:=[.R54]/(2*[.$Q54]*[.$Q54])" office:value-type="float" office:value="0.00319999999999996" calcext:value-type="float">
            <text:p>0.0032</text:p>
          </table:table-cell>
          <table:table-cell table:formula="of:=([.J54]-[.N54])^2" office:value-type="float" office:value="0" calcext:value-type="float">
            <text:p>0</text:p>
          </table:table-cell>
          <table:table-cell table:formula="of:=[.T54]/(2*[.$Q54]*[.$Q54])" office:value-type="float" office:value="0" calcext:value-type="float">
            <text:p>0</text:p>
          </table:table-cell>
          <table:table-cell table:formula="of:=([.K54]-[.O54])^2" office:value-type="float" office:value="0" calcext:value-type="float">
            <text:p>0</text:p>
          </table:table-cell>
          <table:table-cell table:formula="of:=[.V54]/(2*[.$Q54]*[.$Q54])" office:value-type="float" office:value="0" calcext:value-type="float">
            <text:p>0</text:p>
          </table:table-cell>
          <table:table-cell table:formula="of:=([.L54]-[.P54])^2" office:value-type="float" office:value="0" calcext:value-type="float">
            <text:p>0</text:p>
          </table:table-cell>
          <table:table-cell table:formula="of:=[.X54]/(2*[.$Q54]*[.$Q54])" office:value-type="float" office:value="0" calcext:value-type="float">
            <text:p>0</text:p>
          </table:table-cell>
          <table:table-cell table:formula="of:=[.S54]+[.U54]+[.W54]+[.Y54]" office:value-type="float" office:value="0.00319999999999996" calcext:value-type="float">
            <text:p>0.0032</text:p>
          </table:table-cell>
          <table:table-cell/>
        </table:table-row>
        <table:table-row table:style-name="ro1">
          <table:table-cell table:formula="of:=[.A54]+0.01" office:value-type="float" office:value="0.93" calcext:value-type="float">
            <text:p>0.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5]*[.E55]" office:value-type="float" office:value="4.65" calcext:value-type="float">
            <text:p>4.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5]-[.M55])^2" office:value-type="float" office:value="0.122499999999999" calcext:value-type="float">
            <text:p>0.1225</text:p>
          </table:table-cell>
          <table:table-cell table:formula="of:=[.R55]/(2*[.$Q55]*[.$Q55])" office:value-type="float" office:value="0.00244999999999997" calcext:value-type="float">
            <text:p>0.00245</text:p>
          </table:table-cell>
          <table:table-cell table:formula="of:=([.J55]-[.N55])^2" office:value-type="float" office:value="0" calcext:value-type="float">
            <text:p>0</text:p>
          </table:table-cell>
          <table:table-cell table:formula="of:=[.T55]/(2*[.$Q55]*[.$Q55])" office:value-type="float" office:value="0" calcext:value-type="float">
            <text:p>0</text:p>
          </table:table-cell>
          <table:table-cell table:formula="of:=([.K55]-[.O55])^2" office:value-type="float" office:value="0" calcext:value-type="float">
            <text:p>0</text:p>
          </table:table-cell>
          <table:table-cell table:formula="of:=[.V55]/(2*[.$Q55]*[.$Q55])" office:value-type="float" office:value="0" calcext:value-type="float">
            <text:p>0</text:p>
          </table:table-cell>
          <table:table-cell table:formula="of:=([.L55]-[.P55])^2" office:value-type="float" office:value="0" calcext:value-type="float">
            <text:p>0</text:p>
          </table:table-cell>
          <table:table-cell table:formula="of:=[.X55]/(2*[.$Q55]*[.$Q55])" office:value-type="float" office:value="0" calcext:value-type="float">
            <text:p>0</text:p>
          </table:table-cell>
          <table:table-cell table:formula="of:=[.S55]+[.U55]+[.W55]+[.Y55]" office:value-type="float" office:value="0.00244999999999997" calcext:value-type="float">
            <text:p>0.00245</text:p>
          </table:table-cell>
          <table:table-cell/>
        </table:table-row>
        <table:table-row table:style-name="ro1">
          <table:table-cell table:formula="of:=[.A55]+0.01" office:value-type="float" office:value="0.94" calcext:value-type="float">
            <text:p>0.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6]*[.E56]" office:value-type="float" office:value="4.7" calcext:value-type="float">
            <text:p>4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6]-[.M56])^2" office:value-type="float" office:value="0.0899999999999983" calcext:value-type="float">
            <text:p>0.09</text:p>
          </table:table-cell>
          <table:table-cell table:formula="of:=[.R56]/(2*[.$Q56]*[.$Q56])" office:value-type="float" office:value="0.00179999999999997" calcext:value-type="float">
            <text:p>0.0018</text:p>
          </table:table-cell>
          <table:table-cell table:formula="of:=([.J56]-[.N56])^2" office:value-type="float" office:value="0" calcext:value-type="float">
            <text:p>0</text:p>
          </table:table-cell>
          <table:table-cell table:formula="of:=[.T56]/(2*[.$Q56]*[.$Q56])" office:value-type="float" office:value="0" calcext:value-type="float">
            <text:p>0</text:p>
          </table:table-cell>
          <table:table-cell table:formula="of:=([.K56]-[.O56])^2" office:value-type="float" office:value="0" calcext:value-type="float">
            <text:p>0</text:p>
          </table:table-cell>
          <table:table-cell table:formula="of:=[.V56]/(2*[.$Q56]*[.$Q56])" office:value-type="float" office:value="0" calcext:value-type="float">
            <text:p>0</text:p>
          </table:table-cell>
          <table:table-cell table:formula="of:=([.L56]-[.P56])^2" office:value-type="float" office:value="0" calcext:value-type="float">
            <text:p>0</text:p>
          </table:table-cell>
          <table:table-cell table:formula="of:=[.X56]/(2*[.$Q56]*[.$Q56])" office:value-type="float" office:value="0" calcext:value-type="float">
            <text:p>0</text:p>
          </table:table-cell>
          <table:table-cell table:formula="of:=[.S56]+[.U56]+[.W56]+[.Y56]" office:value-type="float" office:value="0.00179999999999997" calcext:value-type="float">
            <text:p>0.0018</text:p>
          </table:table-cell>
          <table:table-cell/>
        </table:table-row>
        <table:table-row table:style-name="ro1">
          <table:table-cell table:formula="of:=[.A56]+0.01" office:value-type="float" office:value="0.950000000000001" calcext:value-type="float">
            <text:p>0.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7]*[.E57]" office:value-type="float" office:value="4.75" calcext:value-type="float">
            <text:p>4.7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7]-[.M57])^2" office:value-type="float" office:value="0.0624999999999987" calcext:value-type="float">
            <text:p>0.0625</text:p>
          </table:table-cell>
          <table:table-cell table:formula="of:=[.R57]/(2*[.$Q57]*[.$Q57])" office:value-type="float" office:value="0.00124999999999997" calcext:value-type="float">
            <text:p>0.00125</text:p>
          </table:table-cell>
          <table:table-cell table:formula="of:=([.J57]-[.N57])^2" office:value-type="float" office:value="0" calcext:value-type="float">
            <text:p>0</text:p>
          </table:table-cell>
          <table:table-cell table:formula="of:=[.T57]/(2*[.$Q57]*[.$Q57])" office:value-type="float" office:value="0" calcext:value-type="float">
            <text:p>0</text:p>
          </table:table-cell>
          <table:table-cell table:formula="of:=([.K57]-[.O57])^2" office:value-type="float" office:value="0" calcext:value-type="float">
            <text:p>0</text:p>
          </table:table-cell>
          <table:table-cell table:formula="of:=[.V57]/(2*[.$Q57]*[.$Q57])" office:value-type="float" office:value="0" calcext:value-type="float">
            <text:p>0</text:p>
          </table:table-cell>
          <table:table-cell table:formula="of:=([.L57]-[.P57])^2" office:value-type="float" office:value="0" calcext:value-type="float">
            <text:p>0</text:p>
          </table:table-cell>
          <table:table-cell table:formula="of:=[.X57]/(2*[.$Q57]*[.$Q57])" office:value-type="float" office:value="0" calcext:value-type="float">
            <text:p>0</text:p>
          </table:table-cell>
          <table:table-cell table:formula="of:=[.S57]+[.U57]+[.W57]+[.Y57]" office:value-type="float" office:value="0.00124999999999997" calcext:value-type="float">
            <text:p>0.00125</text:p>
          </table:table-cell>
          <table:table-cell/>
        </table:table-row>
        <table:table-row table:style-name="ro1">
          <table:table-cell table:formula="of:=[.A57]+0.01" office:value-type="float" office:value="0.960000000000001" calcext:value-type="float">
            <text:p>0.9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8]*[.E58]" office:value-type="float" office:value="4.8" calcext:value-type="float">
            <text:p>4.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8]-[.M58])^2" office:value-type="float" office:value="0.039999999999999" calcext:value-type="float">
            <text:p>0.04</text:p>
          </table:table-cell>
          <table:table-cell table:formula="of:=[.R58]/(2*[.$Q58]*[.$Q58])" office:value-type="float" office:value="0.00079999999999998" calcext:value-type="float">
            <text:p>0.0008</text:p>
          </table:table-cell>
          <table:table-cell table:formula="of:=([.J58]-[.N58])^2" office:value-type="float" office:value="0" calcext:value-type="float">
            <text:p>0</text:p>
          </table:table-cell>
          <table:table-cell table:formula="of:=[.T58]/(2*[.$Q58]*[.$Q58])" office:value-type="float" office:value="0" calcext:value-type="float">
            <text:p>0</text:p>
          </table:table-cell>
          <table:table-cell table:formula="of:=([.K58]-[.O58])^2" office:value-type="float" office:value="0" calcext:value-type="float">
            <text:p>0</text:p>
          </table:table-cell>
          <table:table-cell table:formula="of:=[.V58]/(2*[.$Q58]*[.$Q58])" office:value-type="float" office:value="0" calcext:value-type="float">
            <text:p>0</text:p>
          </table:table-cell>
          <table:table-cell table:formula="of:=([.L58]-[.P58])^2" office:value-type="float" office:value="0" calcext:value-type="float">
            <text:p>0</text:p>
          </table:table-cell>
          <table:table-cell table:formula="of:=[.X58]/(2*[.$Q58]*[.$Q58])" office:value-type="float" office:value="0" calcext:value-type="float">
            <text:p>0</text:p>
          </table:table-cell>
          <table:table-cell table:formula="of:=[.S58]+[.U58]+[.W58]+[.Y58]" office:value-type="float" office:value="0.00079999999999998" calcext:value-type="float">
            <text:p>0.0008</text:p>
          </table:table-cell>
          <table:table-cell/>
        </table:table-row>
        <table:table-row table:style-name="ro1">
          <table:table-cell table:formula="of:=[.A58]+0.01" office:value-type="float" office:value="0.97" calcext:value-type="float">
            <text:p>0.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59]*[.E59]" office:value-type="float" office:value="4.85" calcext:value-type="float">
            <text:p>4.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59]-[.M59])^2" office:value-type="float" office:value="0.0224999999999993" calcext:value-type="float">
            <text:p>0.0225</text:p>
          </table:table-cell>
          <table:table-cell table:formula="of:=[.R59]/(2*[.$Q59]*[.$Q59])" office:value-type="float" office:value="0.000449999999999986" calcext:value-type="float">
            <text:p>0.00045</text:p>
          </table:table-cell>
          <table:table-cell table:formula="of:=([.J59]-[.N59])^2" office:value-type="float" office:value="0" calcext:value-type="float">
            <text:p>0</text:p>
          </table:table-cell>
          <table:table-cell table:formula="of:=[.T59]/(2*[.$Q59]*[.$Q59])" office:value-type="float" office:value="0" calcext:value-type="float">
            <text:p>0</text:p>
          </table:table-cell>
          <table:table-cell table:formula="of:=([.K59]-[.O59])^2" office:value-type="float" office:value="0" calcext:value-type="float">
            <text:p>0</text:p>
          </table:table-cell>
          <table:table-cell table:formula="of:=[.V59]/(2*[.$Q59]*[.$Q59])" office:value-type="float" office:value="0" calcext:value-type="float">
            <text:p>0</text:p>
          </table:table-cell>
          <table:table-cell table:formula="of:=([.L59]-[.P59])^2" office:value-type="float" office:value="0" calcext:value-type="float">
            <text:p>0</text:p>
          </table:table-cell>
          <table:table-cell table:formula="of:=[.X59]/(2*[.$Q59]*[.$Q59])" office:value-type="float" office:value="0" calcext:value-type="float">
            <text:p>0</text:p>
          </table:table-cell>
          <table:table-cell table:formula="of:=[.S59]+[.U59]+[.W59]+[.Y59]" office:value-type="float" office:value="0.000449999999999986" calcext:value-type="float">
            <text:p>0.00045</text:p>
          </table:table-cell>
          <table:table-cell/>
        </table:table-row>
        <table:table-row table:style-name="ro1">
          <table:table-cell table:formula="of:=[.A59]+0.01" office:value-type="float" office:value="0.98" calcext:value-type="float">
            <text:p>0.9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0]*[.E60]" office:value-type="float" office:value="4.9" calcext:value-type="float">
            <text:p>4.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0]-[.M60])^2" office:value-type="float" office:value="0.0099999999999994" calcext:value-type="float">
            <text:p>0.01</text:p>
          </table:table-cell>
          <table:table-cell table:formula="of:=[.R60]/(2*[.$Q60]*[.$Q60])" office:value-type="float" office:value="0.000199999999999988" calcext:value-type="float">
            <text:p>0.0002</text:p>
          </table:table-cell>
          <table:table-cell table:formula="of:=([.J60]-[.N60])^2" office:value-type="float" office:value="0" calcext:value-type="float">
            <text:p>0</text:p>
          </table:table-cell>
          <table:table-cell table:formula="of:=[.T60]/(2*[.$Q60]*[.$Q60])" office:value-type="float" office:value="0" calcext:value-type="float">
            <text:p>0</text:p>
          </table:table-cell>
          <table:table-cell table:formula="of:=([.K60]-[.O60])^2" office:value-type="float" office:value="0" calcext:value-type="float">
            <text:p>0</text:p>
          </table:table-cell>
          <table:table-cell table:formula="of:=[.V60]/(2*[.$Q60]*[.$Q60])" office:value-type="float" office:value="0" calcext:value-type="float">
            <text:p>0</text:p>
          </table:table-cell>
          <table:table-cell table:formula="of:=([.L60]-[.P60])^2" office:value-type="float" office:value="0" calcext:value-type="float">
            <text:p>0</text:p>
          </table:table-cell>
          <table:table-cell table:formula="of:=[.X60]/(2*[.$Q60]*[.$Q60])" office:value-type="float" office:value="0" calcext:value-type="float">
            <text:p>0</text:p>
          </table:table-cell>
          <table:table-cell table:formula="of:=[.S60]+[.U60]+[.W60]+[.Y60]" office:value-type="float" office:value="0.000199999999999988" calcext:value-type="float">
            <text:p>0.0002</text:p>
          </table:table-cell>
          <table:table-cell/>
        </table:table-row>
        <table:table-row table:style-name="ro1">
          <table:table-cell table:formula="of:=[.A60]+0.01" office:value-type="float" office:value="0.990000000000001" calcext:value-type="float">
            <text:p>0.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1]*[.E61]" office:value-type="float" office:value="4.95" calcext:value-type="float">
            <text:p>4.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1]-[.M61])^2" office:value-type="float" office:value="0.00249999999999972" calcext:value-type="float">
            <text:p>0.0025</text:p>
          </table:table-cell>
          <table:table-cell table:formula="of:=[.R61]/(2*[.$Q61]*[.$Q61])" office:value-type="float" office:value="0.0000499999999999943" calcext:value-type="float">
            <text:p>0.00005</text:p>
          </table:table-cell>
          <table:table-cell table:formula="of:=([.J61]-[.N61])^2" office:value-type="float" office:value="0" calcext:value-type="float">
            <text:p>0</text:p>
          </table:table-cell>
          <table:table-cell table:formula="of:=[.T61]/(2*[.$Q61]*[.$Q61])" office:value-type="float" office:value="0" calcext:value-type="float">
            <text:p>0</text:p>
          </table:table-cell>
          <table:table-cell table:formula="of:=([.K61]-[.O61])^2" office:value-type="float" office:value="0" calcext:value-type="float">
            <text:p>0</text:p>
          </table:table-cell>
          <table:table-cell table:formula="of:=[.V61]/(2*[.$Q61]*[.$Q61])" office:value-type="float" office:value="0" calcext:value-type="float">
            <text:p>0</text:p>
          </table:table-cell>
          <table:table-cell table:formula="of:=([.L61]-[.P61])^2" office:value-type="float" office:value="0" calcext:value-type="float">
            <text:p>0</text:p>
          </table:table-cell>
          <table:table-cell table:formula="of:=[.X61]/(2*[.$Q61]*[.$Q61])" office:value-type="float" office:value="0" calcext:value-type="float">
            <text:p>0</text:p>
          </table:table-cell>
          <table:table-cell table:formula="of:=[.S61]+[.U61]+[.W61]+[.Y61]" office:value-type="float" office:value="0.0000499999999999943" calcext:value-type="float">
            <text:p>0.00005</text:p>
          </table:table-cell>
          <table:table-cell/>
        </table:table-row>
        <table:table-row table:style-name="ro1">
          <table:table-cell table:formula="of:=[.A61]+0.01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2]*[.E62]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2]-[.M62])^2" office:value-type="float" office:value="0" calcext:value-type="float">
            <text:p>0</text:p>
          </table:table-cell>
          <table:table-cell table:formula="of:=[.R62]/(2*[.$Q62]*[.$Q62])" office:value-type="float" office:value="0" calcext:value-type="float">
            <text:p>0</text:p>
          </table:table-cell>
          <table:table-cell table:formula="of:=([.J62]-[.N62])^2" office:value-type="float" office:value="0" calcext:value-type="float">
            <text:p>0</text:p>
          </table:table-cell>
          <table:table-cell table:formula="of:=[.T62]/(2*[.$Q62]*[.$Q62])" office:value-type="float" office:value="0" calcext:value-type="float">
            <text:p>0</text:p>
          </table:table-cell>
          <table:table-cell table:formula="of:=([.K62]-[.O62])^2" office:value-type="float" office:value="0" calcext:value-type="float">
            <text:p>0</text:p>
          </table:table-cell>
          <table:table-cell table:formula="of:=[.V62]/(2*[.$Q62]*[.$Q62])" office:value-type="float" office:value="0" calcext:value-type="float">
            <text:p>0</text:p>
          </table:table-cell>
          <table:table-cell table:formula="of:=([.L62]-[.P62])^2" office:value-type="float" office:value="0" calcext:value-type="float">
            <text:p>0</text:p>
          </table:table-cell>
          <table:table-cell table:formula="of:=[.X62]/(2*[.$Q62]*[.$Q62])" office:value-type="float" office:value="0" calcext:value-type="float">
            <text:p>0</text:p>
          </table:table-cell>
          <table:table-cell table:formula="of:=[.S62]+[.U62]+[.W62]+[.Y6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0.01" office:value-type="float" office:value="1.01" calcext:value-type="float">
            <text:p>1.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3]*[.E63]" office:value-type="float" office:value="5.05" calcext:value-type="float">
            <text:p>5.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3]-[.M63])^2" office:value-type="float" office:value="0.00250000000000025" calcext:value-type="float">
            <text:p>0.0025</text:p>
          </table:table-cell>
          <table:table-cell table:formula="of:=[.R63]/(2*[.$Q63]*[.$Q63])" office:value-type="float" office:value="0.000050000000000005" calcext:value-type="float">
            <text:p>0.00005</text:p>
          </table:table-cell>
          <table:table-cell table:formula="of:=([.J63]-[.N63])^2" office:value-type="float" office:value="0" calcext:value-type="float">
            <text:p>0</text:p>
          </table:table-cell>
          <table:table-cell table:formula="of:=[.T63]/(2*[.$Q63]*[.$Q63])" office:value-type="float" office:value="0" calcext:value-type="float">
            <text:p>0</text:p>
          </table:table-cell>
          <table:table-cell table:formula="of:=([.K63]-[.O63])^2" office:value-type="float" office:value="0" calcext:value-type="float">
            <text:p>0</text:p>
          </table:table-cell>
          <table:table-cell table:formula="of:=[.V63]/(2*[.$Q63]*[.$Q63])" office:value-type="float" office:value="0" calcext:value-type="float">
            <text:p>0</text:p>
          </table:table-cell>
          <table:table-cell table:formula="of:=([.L63]-[.P63])^2" office:value-type="float" office:value="0" calcext:value-type="float">
            <text:p>0</text:p>
          </table:table-cell>
          <table:table-cell table:formula="of:=[.X63]/(2*[.$Q63]*[.$Q63])" office:value-type="float" office:value="0" calcext:value-type="float">
            <text:p>0</text:p>
          </table:table-cell>
          <table:table-cell table:formula="of:=[.S63]+[.U63]+[.W63]+[.Y63]" office:value-type="float" office:value="0.000050000000000005" calcext:value-type="float">
            <text:p>0.00005</text:p>
          </table:table-cell>
          <table:table-cell/>
        </table:table-row>
        <table:table-row table:style-name="ro1">
          <table:table-cell table:formula="of:=[.A63]+0.01" office:value-type="float" office:value="1.02" calcext:value-type="float">
            <text:p>1.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4]*[.E64]" office:value-type="float" office:value="5.1" calcext:value-type="float">
            <text:p>5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4]-[.M64])^2" office:value-type="float" office:value="0.0100000000000005" calcext:value-type="float">
            <text:p>0.01</text:p>
          </table:table-cell>
          <table:table-cell table:formula="of:=[.R64]/(2*[.$Q64]*[.$Q64])" office:value-type="float" office:value="0.000200000000000009" calcext:value-type="float">
            <text:p>0.0002</text:p>
          </table:table-cell>
          <table:table-cell table:formula="of:=([.J64]-[.N64])^2" office:value-type="float" office:value="0" calcext:value-type="float">
            <text:p>0</text:p>
          </table:table-cell>
          <table:table-cell table:formula="of:=[.T64]/(2*[.$Q64]*[.$Q64])" office:value-type="float" office:value="0" calcext:value-type="float">
            <text:p>0</text:p>
          </table:table-cell>
          <table:table-cell table:formula="of:=([.K64]-[.O64])^2" office:value-type="float" office:value="0" calcext:value-type="float">
            <text:p>0</text:p>
          </table:table-cell>
          <table:table-cell table:formula="of:=[.V64]/(2*[.$Q64]*[.$Q64])" office:value-type="float" office:value="0" calcext:value-type="float">
            <text:p>0</text:p>
          </table:table-cell>
          <table:table-cell table:formula="of:=([.L64]-[.P64])^2" office:value-type="float" office:value="0" calcext:value-type="float">
            <text:p>0</text:p>
          </table:table-cell>
          <table:table-cell table:formula="of:=[.X64]/(2*[.$Q64]*[.$Q64])" office:value-type="float" office:value="0" calcext:value-type="float">
            <text:p>0</text:p>
          </table:table-cell>
          <table:table-cell table:formula="of:=[.S64]+[.U64]+[.W64]+[.Y64]" office:value-type="float" office:value="0.000200000000000009" calcext:value-type="float">
            <text:p>0.0002</text:p>
          </table:table-cell>
          <table:table-cell/>
        </table:table-row>
        <table:table-row table:style-name="ro1">
          <table:table-cell table:formula="of:=[.A64]+0.01" office:value-type="float" office:value="1.03" calcext:value-type="float">
            <text:p>1.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5]*[.E65]" office:value-type="float" office:value="5.15" calcext:value-type="float">
            <text:p>5.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5]-[.M65])^2" office:value-type="float" office:value="0.0225000000000006" calcext:value-type="float">
            <text:p>0.0225</text:p>
          </table:table-cell>
          <table:table-cell table:formula="of:=[.R65]/(2*[.$Q65]*[.$Q65])" office:value-type="float" office:value="0.000450000000000013" calcext:value-type="float">
            <text:p>0.00045</text:p>
          </table:table-cell>
          <table:table-cell table:formula="of:=([.J65]-[.N65])^2" office:value-type="float" office:value="0" calcext:value-type="float">
            <text:p>0</text:p>
          </table:table-cell>
          <table:table-cell table:formula="of:=[.T65]/(2*[.$Q65]*[.$Q65])" office:value-type="float" office:value="0" calcext:value-type="float">
            <text:p>0</text:p>
          </table:table-cell>
          <table:table-cell table:formula="of:=([.K65]-[.O65])^2" office:value-type="float" office:value="0" calcext:value-type="float">
            <text:p>0</text:p>
          </table:table-cell>
          <table:table-cell table:formula="of:=[.V65]/(2*[.$Q65]*[.$Q65])" office:value-type="float" office:value="0" calcext:value-type="float">
            <text:p>0</text:p>
          </table:table-cell>
          <table:table-cell table:formula="of:=([.L65]-[.P65])^2" office:value-type="float" office:value="0" calcext:value-type="float">
            <text:p>0</text:p>
          </table:table-cell>
          <table:table-cell table:formula="of:=[.X65]/(2*[.$Q65]*[.$Q65])" office:value-type="float" office:value="0" calcext:value-type="float">
            <text:p>0</text:p>
          </table:table-cell>
          <table:table-cell table:formula="of:=[.S65]+[.U65]+[.W65]+[.Y65]" office:value-type="float" office:value="0.000450000000000013" calcext:value-type="float">
            <text:p>0.00045</text:p>
          </table:table-cell>
          <table:table-cell/>
        </table:table-row>
        <table:table-row table:style-name="ro1">
          <table:table-cell table:formula="of:=[.A65]+0.01" office:value-type="float" office:value="1.04" calcext:value-type="float">
            <text:p>1.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6]*[.E66]" office:value-type="float" office:value="5.2" calcext:value-type="float">
            <text:p>5.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6]-[.M66])^2" office:value-type="float" office:value="0.0400000000000011" calcext:value-type="float">
            <text:p>0.04</text:p>
          </table:table-cell>
          <table:table-cell table:formula="of:=[.R66]/(2*[.$Q66]*[.$Q66])" office:value-type="float" office:value="0.000800000000000023" calcext:value-type="float">
            <text:p>0.0008</text:p>
          </table:table-cell>
          <table:table-cell table:formula="of:=([.J66]-[.N66])^2" office:value-type="float" office:value="0" calcext:value-type="float">
            <text:p>0</text:p>
          </table:table-cell>
          <table:table-cell table:formula="of:=[.T66]/(2*[.$Q66]*[.$Q66])" office:value-type="float" office:value="0" calcext:value-type="float">
            <text:p>0</text:p>
          </table:table-cell>
          <table:table-cell table:formula="of:=([.K66]-[.O66])^2" office:value-type="float" office:value="0" calcext:value-type="float">
            <text:p>0</text:p>
          </table:table-cell>
          <table:table-cell table:formula="of:=[.V66]/(2*[.$Q66]*[.$Q66])" office:value-type="float" office:value="0" calcext:value-type="float">
            <text:p>0</text:p>
          </table:table-cell>
          <table:table-cell table:formula="of:=([.L66]-[.P66])^2" office:value-type="float" office:value="0" calcext:value-type="float">
            <text:p>0</text:p>
          </table:table-cell>
          <table:table-cell table:formula="of:=[.X66]/(2*[.$Q66]*[.$Q66])" office:value-type="float" office:value="0" calcext:value-type="float">
            <text:p>0</text:p>
          </table:table-cell>
          <table:table-cell table:formula="of:=[.S66]+[.U66]+[.W66]+[.Y66]" office:value-type="float" office:value="0.000800000000000023" calcext:value-type="float">
            <text:p>0.0008</text:p>
          </table:table-cell>
          <table:table-cell/>
        </table:table-row>
        <table:table-row table:style-name="ro1">
          <table:table-cell table:formula="of:=[.A66]+0.01" office:value-type="float" office:value="1.05" calcext:value-type="float">
            <text:p>1.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7]*[.E67]" office:value-type="float" office:value="5.25" calcext:value-type="float">
            <text:p>5.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7]-[.M67])^2" office:value-type="float" office:value="0.0625000000000013" calcext:value-type="float">
            <text:p>0.0625</text:p>
          </table:table-cell>
          <table:table-cell table:formula="of:=[.R67]/(2*[.$Q67]*[.$Q67])" office:value-type="float" office:value="0.00125000000000003" calcext:value-type="float">
            <text:p>0.00125</text:p>
          </table:table-cell>
          <table:table-cell table:formula="of:=([.J67]-[.N67])^2" office:value-type="float" office:value="0" calcext:value-type="float">
            <text:p>0</text:p>
          </table:table-cell>
          <table:table-cell table:formula="of:=[.T67]/(2*[.$Q67]*[.$Q67])" office:value-type="float" office:value="0" calcext:value-type="float">
            <text:p>0</text:p>
          </table:table-cell>
          <table:table-cell table:formula="of:=([.K67]-[.O67])^2" office:value-type="float" office:value="0" calcext:value-type="float">
            <text:p>0</text:p>
          </table:table-cell>
          <table:table-cell table:formula="of:=[.V67]/(2*[.$Q67]*[.$Q67])" office:value-type="float" office:value="0" calcext:value-type="float">
            <text:p>0</text:p>
          </table:table-cell>
          <table:table-cell table:formula="of:=([.L67]-[.P67])^2" office:value-type="float" office:value="0" calcext:value-type="float">
            <text:p>0</text:p>
          </table:table-cell>
          <table:table-cell table:formula="of:=[.X67]/(2*[.$Q67]*[.$Q67])" office:value-type="float" office:value="0" calcext:value-type="float">
            <text:p>0</text:p>
          </table:table-cell>
          <table:table-cell table:formula="of:=[.S67]+[.U67]+[.W67]+[.Y67]" office:value-type="float" office:value="0.00125000000000003" calcext:value-type="float">
            <text:p>0.00125</text:p>
          </table:table-cell>
          <table:table-cell/>
        </table:table-row>
        <table:table-row table:style-name="ro1">
          <table:table-cell table:formula="of:=[.A67]+0.01" office:value-type="float" office:value="1.06" calcext:value-type="float">
            <text:p>1.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8]*[.E68]" office:value-type="float" office:value="5.3" calcext:value-type="float">
            <text:p>5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8]-[.M68])^2" office:value-type="float" office:value="0.0900000000000015" calcext:value-type="float">
            <text:p>0.09</text:p>
          </table:table-cell>
          <table:table-cell table:formula="of:=[.R68]/(2*[.$Q68]*[.$Q68])" office:value-type="float" office:value="0.00180000000000003" calcext:value-type="float">
            <text:p>0.0018</text:p>
          </table:table-cell>
          <table:table-cell table:formula="of:=([.J68]-[.N68])^2" office:value-type="float" office:value="0" calcext:value-type="float">
            <text:p>0</text:p>
          </table:table-cell>
          <table:table-cell table:formula="of:=[.T68]/(2*[.$Q68]*[.$Q68])" office:value-type="float" office:value="0" calcext:value-type="float">
            <text:p>0</text:p>
          </table:table-cell>
          <table:table-cell table:formula="of:=([.K68]-[.O68])^2" office:value-type="float" office:value="0" calcext:value-type="float">
            <text:p>0</text:p>
          </table:table-cell>
          <table:table-cell table:formula="of:=[.V68]/(2*[.$Q68]*[.$Q68])" office:value-type="float" office:value="0" calcext:value-type="float">
            <text:p>0</text:p>
          </table:table-cell>
          <table:table-cell table:formula="of:=([.L68]-[.P68])^2" office:value-type="float" office:value="0" calcext:value-type="float">
            <text:p>0</text:p>
          </table:table-cell>
          <table:table-cell table:formula="of:=[.X68]/(2*[.$Q68]*[.$Q68])" office:value-type="float" office:value="0" calcext:value-type="float">
            <text:p>0</text:p>
          </table:table-cell>
          <table:table-cell table:formula="of:=[.S68]+[.U68]+[.W68]+[.Y68]" office:value-type="float" office:value="0.00180000000000003" calcext:value-type="float">
            <text:p>0.0018</text:p>
          </table:table-cell>
          <table:table-cell/>
        </table:table-row>
        <table:table-row table:style-name="ro1">
          <table:table-cell table:formula="of:=[.A68]+0.01" office:value-type="float" office:value="1.07" calcext:value-type="float">
            <text:p>1.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69]*[.E69]" office:value-type="float" office:value="5.35" calcext:value-type="float">
            <text:p>5.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69]-[.M69])^2" office:value-type="float" office:value="0.122500000000002" calcext:value-type="float">
            <text:p>0.1225</text:p>
          </table:table-cell>
          <table:table-cell table:formula="of:=[.R69]/(2*[.$Q69]*[.$Q69])" office:value-type="float" office:value="0.00245000000000003" calcext:value-type="float">
            <text:p>0.00245</text:p>
          </table:table-cell>
          <table:table-cell table:formula="of:=([.J69]-[.N69])^2" office:value-type="float" office:value="0" calcext:value-type="float">
            <text:p>0</text:p>
          </table:table-cell>
          <table:table-cell table:formula="of:=[.T69]/(2*[.$Q69]*[.$Q69])" office:value-type="float" office:value="0" calcext:value-type="float">
            <text:p>0</text:p>
          </table:table-cell>
          <table:table-cell table:formula="of:=([.K69]-[.O69])^2" office:value-type="float" office:value="0" calcext:value-type="float">
            <text:p>0</text:p>
          </table:table-cell>
          <table:table-cell table:formula="of:=[.V69]/(2*[.$Q69]*[.$Q69])" office:value-type="float" office:value="0" calcext:value-type="float">
            <text:p>0</text:p>
          </table:table-cell>
          <table:table-cell table:formula="of:=([.L69]-[.P69])^2" office:value-type="float" office:value="0" calcext:value-type="float">
            <text:p>0</text:p>
          </table:table-cell>
          <table:table-cell table:formula="of:=[.X69]/(2*[.$Q69]*[.$Q69])" office:value-type="float" office:value="0" calcext:value-type="float">
            <text:p>0</text:p>
          </table:table-cell>
          <table:table-cell table:formula="of:=[.S69]+[.U69]+[.W69]+[.Y69]" office:value-type="float" office:value="0.00245000000000003" calcext:value-type="float">
            <text:p>0.00245</text:p>
          </table:table-cell>
          <table:table-cell/>
        </table:table-row>
        <table:table-row table:style-name="ro1">
          <table:table-cell table:formula="of:=[.A69]+0.01" office:value-type="float" office:value="1.08" calcext:value-type="float">
            <text:p>1.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0]*[.E70]" office:value-type="float" office:value="5.4" calcext:value-type="float">
            <text:p>5.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0]-[.M70])^2" office:value-type="float" office:value="0.160000000000002" calcext:value-type="float">
            <text:p>0.16</text:p>
          </table:table-cell>
          <table:table-cell table:formula="of:=[.R70]/(2*[.$Q70]*[.$Q70])" office:value-type="float" office:value="0.00320000000000003" calcext:value-type="float">
            <text:p>0.0032</text:p>
          </table:table-cell>
          <table:table-cell table:formula="of:=([.J70]-[.N70])^2" office:value-type="float" office:value="0" calcext:value-type="float">
            <text:p>0</text:p>
          </table:table-cell>
          <table:table-cell table:formula="of:=[.T70]/(2*[.$Q70]*[.$Q70])" office:value-type="float" office:value="0" calcext:value-type="float">
            <text:p>0</text:p>
          </table:table-cell>
          <table:table-cell table:formula="of:=([.K70]-[.O70])^2" office:value-type="float" office:value="0" calcext:value-type="float">
            <text:p>0</text:p>
          </table:table-cell>
          <table:table-cell table:formula="of:=[.V70]/(2*[.$Q70]*[.$Q70])" office:value-type="float" office:value="0" calcext:value-type="float">
            <text:p>0</text:p>
          </table:table-cell>
          <table:table-cell table:formula="of:=([.L70]-[.P70])^2" office:value-type="float" office:value="0" calcext:value-type="float">
            <text:p>0</text:p>
          </table:table-cell>
          <table:table-cell table:formula="of:=[.X70]/(2*[.$Q70]*[.$Q70])" office:value-type="float" office:value="0" calcext:value-type="float">
            <text:p>0</text:p>
          </table:table-cell>
          <table:table-cell table:formula="of:=[.S70]+[.U70]+[.W70]+[.Y70]" office:value-type="float" office:value="0.00320000000000003" calcext:value-type="float">
            <text:p>0.0032</text:p>
          </table:table-cell>
          <table:table-cell/>
        </table:table-row>
        <table:table-row table:style-name="ro1">
          <table:table-cell table:formula="of:=[.A70]+0.01" office:value-type="float" office:value="1.09" calcext:value-type="float">
            <text:p>1.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1]*[.E71]" office:value-type="float" office:value="5.45" calcext:value-type="float">
            <text:p>5.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1]-[.M71])^2" office:value-type="float" office:value="0.202500000000003" calcext:value-type="float">
            <text:p>0.2025</text:p>
          </table:table-cell>
          <table:table-cell table:formula="of:=[.R71]/(2*[.$Q71]*[.$Q71])" office:value-type="float" office:value="0.00405000000000005" calcext:value-type="float">
            <text:p>0.00405</text:p>
          </table:table-cell>
          <table:table-cell table:formula="of:=([.J71]-[.N71])^2" office:value-type="float" office:value="0" calcext:value-type="float">
            <text:p>0</text:p>
          </table:table-cell>
          <table:table-cell table:formula="of:=[.T71]/(2*[.$Q71]*[.$Q71])" office:value-type="float" office:value="0" calcext:value-type="float">
            <text:p>0</text:p>
          </table:table-cell>
          <table:table-cell table:formula="of:=([.K71]-[.O71])^2" office:value-type="float" office:value="0" calcext:value-type="float">
            <text:p>0</text:p>
          </table:table-cell>
          <table:table-cell table:formula="of:=[.V71]/(2*[.$Q71]*[.$Q71])" office:value-type="float" office:value="0" calcext:value-type="float">
            <text:p>0</text:p>
          </table:table-cell>
          <table:table-cell table:formula="of:=([.L71]-[.P71])^2" office:value-type="float" office:value="0" calcext:value-type="float">
            <text:p>0</text:p>
          </table:table-cell>
          <table:table-cell table:formula="of:=[.X71]/(2*[.$Q71]*[.$Q71])" office:value-type="float" office:value="0" calcext:value-type="float">
            <text:p>0</text:p>
          </table:table-cell>
          <table:table-cell table:formula="of:=[.S71]+[.U71]+[.W71]+[.Y71]" office:value-type="float" office:value="0.00405000000000005" calcext:value-type="float">
            <text:p>0.00405</text:p>
          </table:table-cell>
          <table:table-cell/>
        </table:table-row>
        <table:table-row table:style-name="ro1">
          <table:table-cell table:formula="of:=[.A71]+0.01" office:value-type="float" office:value="1.1" calcext:value-type="float">
            <text:p>1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2]*[.E72]" office:value-type="float" office:value="5.5" calcext:value-type="float">
            <text:p>5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2]-[.M72])^2" office:value-type="float" office:value="0.250000000000003" calcext:value-type="float">
            <text:p>0.25</text:p>
          </table:table-cell>
          <table:table-cell table:formula="of:=[.R72]/(2*[.$Q72]*[.$Q72])" office:value-type="float" office:value="0.00500000000000005" calcext:value-type="float">
            <text:p>0.005</text:p>
          </table:table-cell>
          <table:table-cell table:formula="of:=([.J72]-[.N72])^2" office:value-type="float" office:value="0" calcext:value-type="float">
            <text:p>0</text:p>
          </table:table-cell>
          <table:table-cell table:formula="of:=[.T72]/(2*[.$Q72]*[.$Q72])" office:value-type="float" office:value="0" calcext:value-type="float">
            <text:p>0</text:p>
          </table:table-cell>
          <table:table-cell table:formula="of:=([.K72]-[.O72])^2" office:value-type="float" office:value="0" calcext:value-type="float">
            <text:p>0</text:p>
          </table:table-cell>
          <table:table-cell table:formula="of:=[.V72]/(2*[.$Q72]*[.$Q72])" office:value-type="float" office:value="0" calcext:value-type="float">
            <text:p>0</text:p>
          </table:table-cell>
          <table:table-cell table:formula="of:=([.L72]-[.P72])^2" office:value-type="float" office:value="0" calcext:value-type="float">
            <text:p>0</text:p>
          </table:table-cell>
          <table:table-cell table:formula="of:=[.X72]/(2*[.$Q72]*[.$Q72])" office:value-type="float" office:value="0" calcext:value-type="float">
            <text:p>0</text:p>
          </table:table-cell>
          <table:table-cell table:formula="of:=[.S72]+[.U72]+[.W72]+[.Y72]" office:value-type="float" office:value="0.00500000000000005" calcext:value-type="float">
            <text:p>0.005</text:p>
          </table:table-cell>
          <table:table-cell/>
        </table:table-row>
        <table:table-row table:style-name="ro1">
          <table:table-cell table:formula="of:=[.A72]+0.01" office:value-type="float" office:value="1.11" calcext:value-type="float">
            <text:p>1.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3]*[.E73]" office:value-type="float" office:value="5.55" calcext:value-type="float">
            <text:p>5.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3]-[.M73])^2" office:value-type="float" office:value="0.302500000000003" calcext:value-type="float">
            <text:p>0.3025</text:p>
          </table:table-cell>
          <table:table-cell table:formula="of:=[.R73]/(2*[.$Q73]*[.$Q73])" office:value-type="float" office:value="0.00605000000000005" calcext:value-type="float">
            <text:p>0.00605</text:p>
          </table:table-cell>
          <table:table-cell table:formula="of:=([.J73]-[.N73])^2" office:value-type="float" office:value="0" calcext:value-type="float">
            <text:p>0</text:p>
          </table:table-cell>
          <table:table-cell table:formula="of:=[.T73]/(2*[.$Q73]*[.$Q73])" office:value-type="float" office:value="0" calcext:value-type="float">
            <text:p>0</text:p>
          </table:table-cell>
          <table:table-cell table:formula="of:=([.K73]-[.O73])^2" office:value-type="float" office:value="0" calcext:value-type="float">
            <text:p>0</text:p>
          </table:table-cell>
          <table:table-cell table:formula="of:=[.V73]/(2*[.$Q73]*[.$Q73])" office:value-type="float" office:value="0" calcext:value-type="float">
            <text:p>0</text:p>
          </table:table-cell>
          <table:table-cell table:formula="of:=([.L73]-[.P73])^2" office:value-type="float" office:value="0" calcext:value-type="float">
            <text:p>0</text:p>
          </table:table-cell>
          <table:table-cell table:formula="of:=[.X73]/(2*[.$Q73]*[.$Q73])" office:value-type="float" office:value="0" calcext:value-type="float">
            <text:p>0</text:p>
          </table:table-cell>
          <table:table-cell table:formula="of:=[.S73]+[.U73]+[.W73]+[.Y73]" office:value-type="float" office:value="0.00605000000000005" calcext:value-type="float">
            <text:p>0.00605</text:p>
          </table:table-cell>
          <table:table-cell/>
        </table:table-row>
        <table:table-row table:style-name="ro1">
          <table:table-cell table:formula="of:=[.A73]+0.01" office:value-type="float" office:value="1.12" calcext:value-type="float">
            <text:p>1.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4]*[.E74]" office:value-type="float" office:value="5.6" calcext:value-type="float">
            <text:p>5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4]-[.M74])^2" office:value-type="float" office:value="0.360000000000004" calcext:value-type="float">
            <text:p>0.36</text:p>
          </table:table-cell>
          <table:table-cell table:formula="of:=[.R74]/(2*[.$Q74]*[.$Q74])" office:value-type="float" office:value="0.00720000000000008" calcext:value-type="float">
            <text:p>0.0072</text:p>
          </table:table-cell>
          <table:table-cell table:formula="of:=([.J74]-[.N74])^2" office:value-type="float" office:value="0" calcext:value-type="float">
            <text:p>0</text:p>
          </table:table-cell>
          <table:table-cell table:formula="of:=[.T74]/(2*[.$Q74]*[.$Q74])" office:value-type="float" office:value="0" calcext:value-type="float">
            <text:p>0</text:p>
          </table:table-cell>
          <table:table-cell table:formula="of:=([.K74]-[.O74])^2" office:value-type="float" office:value="0" calcext:value-type="float">
            <text:p>0</text:p>
          </table:table-cell>
          <table:table-cell table:formula="of:=[.V74]/(2*[.$Q74]*[.$Q74])" office:value-type="float" office:value="0" calcext:value-type="float">
            <text:p>0</text:p>
          </table:table-cell>
          <table:table-cell table:formula="of:=([.L74]-[.P74])^2" office:value-type="float" office:value="0" calcext:value-type="float">
            <text:p>0</text:p>
          </table:table-cell>
          <table:table-cell table:formula="of:=[.X74]/(2*[.$Q74]*[.$Q74])" office:value-type="float" office:value="0" calcext:value-type="float">
            <text:p>0</text:p>
          </table:table-cell>
          <table:table-cell table:formula="of:=[.S74]+[.U74]+[.W74]+[.Y74]" office:value-type="float" office:value="0.00720000000000008" calcext:value-type="float">
            <text:p>0.0072</text:p>
          </table:table-cell>
          <table:table-cell/>
        </table:table-row>
        <table:table-row table:style-name="ro1">
          <table:table-cell table:formula="of:=[.A74]+0.01" office:value-type="float" office:value="1.13" calcext:value-type="float">
            <text:p>1.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5]*[.E75]" office:value-type="float" office:value="5.65" calcext:value-type="float">
            <text:p>5.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5]-[.M75])^2" office:value-type="float" office:value="0.422500000000004" calcext:value-type="float">
            <text:p>0.4225</text:p>
          </table:table-cell>
          <table:table-cell table:formula="of:=[.R75]/(2*[.$Q75]*[.$Q75])" office:value-type="float" office:value="0.00845000000000008" calcext:value-type="float">
            <text:p>0.00845</text:p>
          </table:table-cell>
          <table:table-cell table:formula="of:=([.J75]-[.N75])^2" office:value-type="float" office:value="0" calcext:value-type="float">
            <text:p>0</text:p>
          </table:table-cell>
          <table:table-cell table:formula="of:=[.T75]/(2*[.$Q75]*[.$Q75])" office:value-type="float" office:value="0" calcext:value-type="float">
            <text:p>0</text:p>
          </table:table-cell>
          <table:table-cell table:formula="of:=([.K75]-[.O75])^2" office:value-type="float" office:value="0" calcext:value-type="float">
            <text:p>0</text:p>
          </table:table-cell>
          <table:table-cell table:formula="of:=[.V75]/(2*[.$Q75]*[.$Q75])" office:value-type="float" office:value="0" calcext:value-type="float">
            <text:p>0</text:p>
          </table:table-cell>
          <table:table-cell table:formula="of:=([.L75]-[.P75])^2" office:value-type="float" office:value="0" calcext:value-type="float">
            <text:p>0</text:p>
          </table:table-cell>
          <table:table-cell table:formula="of:=[.X75]/(2*[.$Q75]*[.$Q75])" office:value-type="float" office:value="0" calcext:value-type="float">
            <text:p>0</text:p>
          </table:table-cell>
          <table:table-cell table:formula="of:=[.S75]+[.U75]+[.W75]+[.Y75]" office:value-type="float" office:value="0.00845000000000008" calcext:value-type="float">
            <text:p>0.00845</text:p>
          </table:table-cell>
          <table:table-cell/>
        </table:table-row>
        <table:table-row table:style-name="ro1">
          <table:table-cell table:formula="of:=[.A75]+0.01" office:value-type="float" office:value="1.14" calcext:value-type="float">
            <text:p>1.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6]*[.E76]" office:value-type="float" office:value="5.7" calcext:value-type="float">
            <text:p>5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6]-[.M76])^2" office:value-type="float" office:value="0.490000000000004" calcext:value-type="float">
            <text:p>0.49</text:p>
          </table:table-cell>
          <table:table-cell table:formula="of:=[.R76]/(2*[.$Q76]*[.$Q76])" office:value-type="float" office:value="0.00980000000000008" calcext:value-type="float">
            <text:p>0.0098</text:p>
          </table:table-cell>
          <table:table-cell table:formula="of:=([.J76]-[.N76])^2" office:value-type="float" office:value="0" calcext:value-type="float">
            <text:p>0</text:p>
          </table:table-cell>
          <table:table-cell table:formula="of:=[.T76]/(2*[.$Q76]*[.$Q76])" office:value-type="float" office:value="0" calcext:value-type="float">
            <text:p>0</text:p>
          </table:table-cell>
          <table:table-cell table:formula="of:=([.K76]-[.O76])^2" office:value-type="float" office:value="0" calcext:value-type="float">
            <text:p>0</text:p>
          </table:table-cell>
          <table:table-cell table:formula="of:=[.V76]/(2*[.$Q76]*[.$Q76])" office:value-type="float" office:value="0" calcext:value-type="float">
            <text:p>0</text:p>
          </table:table-cell>
          <table:table-cell table:formula="of:=([.L76]-[.P76])^2" office:value-type="float" office:value="0" calcext:value-type="float">
            <text:p>0</text:p>
          </table:table-cell>
          <table:table-cell table:formula="of:=[.X76]/(2*[.$Q76]*[.$Q76])" office:value-type="float" office:value="0" calcext:value-type="float">
            <text:p>0</text:p>
          </table:table-cell>
          <table:table-cell table:formula="of:=[.S76]+[.U76]+[.W76]+[.Y76]" office:value-type="float" office:value="0.00980000000000008" calcext:value-type="float">
            <text:p>0.0098</text:p>
          </table:table-cell>
          <table:table-cell/>
        </table:table-row>
        <table:table-row table:style-name="ro1">
          <table:table-cell table:formula="of:=[.A76]+0.01" office:value-type="float" office:value="1.15" calcext:value-type="float">
            <text:p>1.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7]*[.E77]" office:value-type="float" office:value="5.75" calcext:value-type="float">
            <text:p>5.7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7]-[.M77])^2" office:value-type="float" office:value="0.562500000000004" calcext:value-type="float">
            <text:p>0.5625</text:p>
          </table:table-cell>
          <table:table-cell table:formula="of:=[.R77]/(2*[.$Q77]*[.$Q77])" office:value-type="float" office:value="0.0112500000000001" calcext:value-type="float">
            <text:p>0.01125</text:p>
          </table:table-cell>
          <table:table-cell table:formula="of:=([.J77]-[.N77])^2" office:value-type="float" office:value="0" calcext:value-type="float">
            <text:p>0</text:p>
          </table:table-cell>
          <table:table-cell table:formula="of:=[.T77]/(2*[.$Q77]*[.$Q77])" office:value-type="float" office:value="0" calcext:value-type="float">
            <text:p>0</text:p>
          </table:table-cell>
          <table:table-cell table:formula="of:=([.K77]-[.O77])^2" office:value-type="float" office:value="0" calcext:value-type="float">
            <text:p>0</text:p>
          </table:table-cell>
          <table:table-cell table:formula="of:=[.V77]/(2*[.$Q77]*[.$Q77])" office:value-type="float" office:value="0" calcext:value-type="float">
            <text:p>0</text:p>
          </table:table-cell>
          <table:table-cell table:formula="of:=([.L77]-[.P77])^2" office:value-type="float" office:value="0" calcext:value-type="float">
            <text:p>0</text:p>
          </table:table-cell>
          <table:table-cell table:formula="of:=[.X77]/(2*[.$Q77]*[.$Q77])" office:value-type="float" office:value="0" calcext:value-type="float">
            <text:p>0</text:p>
          </table:table-cell>
          <table:table-cell table:formula="of:=[.S77]+[.U77]+[.W77]+[.Y77]" office:value-type="float" office:value="0.0112500000000001" calcext:value-type="float">
            <text:p>0.01125</text:p>
          </table:table-cell>
          <table:table-cell/>
        </table:table-row>
        <table:table-row table:style-name="ro1">
          <table:table-cell table:formula="of:=[.A77]+0.01" office:value-type="float" office:value="1.16" calcext:value-type="float">
            <text:p>1.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8]*[.E78]" office:value-type="float" office:value="5.8" calcext:value-type="float">
            <text:p>5.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8]-[.M78])^2" office:value-type="float" office:value="0.640000000000004" calcext:value-type="float">
            <text:p>0.64</text:p>
          </table:table-cell>
          <table:table-cell table:formula="of:=[.R78]/(2*[.$Q78]*[.$Q78])" office:value-type="float" office:value="0.0128000000000001" calcext:value-type="float">
            <text:p>0.0128</text:p>
          </table:table-cell>
          <table:table-cell table:formula="of:=([.J78]-[.N78])^2" office:value-type="float" office:value="0" calcext:value-type="float">
            <text:p>0</text:p>
          </table:table-cell>
          <table:table-cell table:formula="of:=[.T78]/(2*[.$Q78]*[.$Q78])" office:value-type="float" office:value="0" calcext:value-type="float">
            <text:p>0</text:p>
          </table:table-cell>
          <table:table-cell table:formula="of:=([.K78]-[.O78])^2" office:value-type="float" office:value="0" calcext:value-type="float">
            <text:p>0</text:p>
          </table:table-cell>
          <table:table-cell table:formula="of:=[.V78]/(2*[.$Q78]*[.$Q78])" office:value-type="float" office:value="0" calcext:value-type="float">
            <text:p>0</text:p>
          </table:table-cell>
          <table:table-cell table:formula="of:=([.L78]-[.P78])^2" office:value-type="float" office:value="0" calcext:value-type="float">
            <text:p>0</text:p>
          </table:table-cell>
          <table:table-cell table:formula="of:=[.X78]/(2*[.$Q78]*[.$Q78])" office:value-type="float" office:value="0" calcext:value-type="float">
            <text:p>0</text:p>
          </table:table-cell>
          <table:table-cell table:formula="of:=[.S78]+[.U78]+[.W78]+[.Y78]" office:value-type="float" office:value="0.0128000000000001" calcext:value-type="float">
            <text:p>0.0128</text:p>
          </table:table-cell>
          <table:table-cell/>
        </table:table-row>
        <table:table-row table:style-name="ro1">
          <table:table-cell table:formula="of:=[.A78]+0.01" office:value-type="float" office:value="1.17" calcext:value-type="float">
            <text:p>1.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79]*[.E79]" office:value-type="float" office:value="5.85" calcext:value-type="float">
            <text:p>5.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79]-[.M79])^2" office:value-type="float" office:value="0.722500000000006" calcext:value-type="float">
            <text:p>0.7225</text:p>
          </table:table-cell>
          <table:table-cell table:formula="of:=[.R79]/(2*[.$Q79]*[.$Q79])" office:value-type="float" office:value="0.0144500000000001" calcext:value-type="float">
            <text:p>0.01445</text:p>
          </table:table-cell>
          <table:table-cell table:formula="of:=([.J79]-[.N79])^2" office:value-type="float" office:value="0" calcext:value-type="float">
            <text:p>0</text:p>
          </table:table-cell>
          <table:table-cell table:formula="of:=[.T79]/(2*[.$Q79]*[.$Q79])" office:value-type="float" office:value="0" calcext:value-type="float">
            <text:p>0</text:p>
          </table:table-cell>
          <table:table-cell table:formula="of:=([.K79]-[.O79])^2" office:value-type="float" office:value="0" calcext:value-type="float">
            <text:p>0</text:p>
          </table:table-cell>
          <table:table-cell table:formula="of:=[.V79]/(2*[.$Q79]*[.$Q79])" office:value-type="float" office:value="0" calcext:value-type="float">
            <text:p>0</text:p>
          </table:table-cell>
          <table:table-cell table:formula="of:=([.L79]-[.P79])^2" office:value-type="float" office:value="0" calcext:value-type="float">
            <text:p>0</text:p>
          </table:table-cell>
          <table:table-cell table:formula="of:=[.X79]/(2*[.$Q79]*[.$Q79])" office:value-type="float" office:value="0" calcext:value-type="float">
            <text:p>0</text:p>
          </table:table-cell>
          <table:table-cell table:formula="of:=[.S79]+[.U79]+[.W79]+[.Y79]" office:value-type="float" office:value="0.0144500000000001" calcext:value-type="float">
            <text:p>0.01445</text:p>
          </table:table-cell>
          <table:table-cell/>
        </table:table-row>
        <table:table-row table:style-name="ro1">
          <table:table-cell table:formula="of:=[.A79]+0.01" office:value-type="float" office:value="1.18" calcext:value-type="float">
            <text:p>1.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0]*[.E80]" office:value-type="float" office:value="5.9" calcext:value-type="float">
            <text:p>5.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0]-[.M80])^2" office:value-type="float" office:value="0.810000000000005" calcext:value-type="float">
            <text:p>0.81</text:p>
          </table:table-cell>
          <table:table-cell table:formula="of:=[.R80]/(2*[.$Q80]*[.$Q80])" office:value-type="float" office:value="0.0162000000000001" calcext:value-type="float">
            <text:p>0.0162</text:p>
          </table:table-cell>
          <table:table-cell table:formula="of:=([.J80]-[.N80])^2" office:value-type="float" office:value="0" calcext:value-type="float">
            <text:p>0</text:p>
          </table:table-cell>
          <table:table-cell table:formula="of:=[.T80]/(2*[.$Q80]*[.$Q80])" office:value-type="float" office:value="0" calcext:value-type="float">
            <text:p>0</text:p>
          </table:table-cell>
          <table:table-cell table:formula="of:=([.K80]-[.O80])^2" office:value-type="float" office:value="0" calcext:value-type="float">
            <text:p>0</text:p>
          </table:table-cell>
          <table:table-cell table:formula="of:=[.V80]/(2*[.$Q80]*[.$Q80])" office:value-type="float" office:value="0" calcext:value-type="float">
            <text:p>0</text:p>
          </table:table-cell>
          <table:table-cell table:formula="of:=([.L80]-[.P80])^2" office:value-type="float" office:value="0" calcext:value-type="float">
            <text:p>0</text:p>
          </table:table-cell>
          <table:table-cell table:formula="of:=[.X80]/(2*[.$Q80]*[.$Q80])" office:value-type="float" office:value="0" calcext:value-type="float">
            <text:p>0</text:p>
          </table:table-cell>
          <table:table-cell table:formula="of:=[.S80]+[.U80]+[.W80]+[.Y80]" office:value-type="float" office:value="0.0162000000000001" calcext:value-type="float">
            <text:p>0.0162</text:p>
          </table:table-cell>
          <table:table-cell/>
        </table:table-row>
        <table:table-row table:style-name="ro1">
          <table:table-cell table:formula="of:=[.A80]+0.01" office:value-type="float" office:value="1.19" calcext:value-type="float">
            <text:p>1.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1]*[.E81]" office:value-type="float" office:value="5.95" calcext:value-type="float">
            <text:p>5.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1]-[.M81])^2" office:value-type="float" office:value="0.902500000000005" calcext:value-type="float">
            <text:p>0.9025</text:p>
          </table:table-cell>
          <table:table-cell table:formula="of:=[.R81]/(2*[.$Q81]*[.$Q81])" office:value-type="float" office:value="0.0180500000000001" calcext:value-type="float">
            <text:p>0.01805</text:p>
          </table:table-cell>
          <table:table-cell table:formula="of:=([.J81]-[.N81])^2" office:value-type="float" office:value="0" calcext:value-type="float">
            <text:p>0</text:p>
          </table:table-cell>
          <table:table-cell table:formula="of:=[.T81]/(2*[.$Q81]*[.$Q81])" office:value-type="float" office:value="0" calcext:value-type="float">
            <text:p>0</text:p>
          </table:table-cell>
          <table:table-cell table:formula="of:=([.K81]-[.O81])^2" office:value-type="float" office:value="0" calcext:value-type="float">
            <text:p>0</text:p>
          </table:table-cell>
          <table:table-cell table:formula="of:=[.V81]/(2*[.$Q81]*[.$Q81])" office:value-type="float" office:value="0" calcext:value-type="float">
            <text:p>0</text:p>
          </table:table-cell>
          <table:table-cell table:formula="of:=([.L81]-[.P81])^2" office:value-type="float" office:value="0" calcext:value-type="float">
            <text:p>0</text:p>
          </table:table-cell>
          <table:table-cell table:formula="of:=[.X81]/(2*[.$Q81]*[.$Q81])" office:value-type="float" office:value="0" calcext:value-type="float">
            <text:p>0</text:p>
          </table:table-cell>
          <table:table-cell table:formula="of:=[.S81]+[.U81]+[.W81]+[.Y81]" office:value-type="float" office:value="0.0180500000000001" calcext:value-type="float">
            <text:p>0.01805</text:p>
          </table:table-cell>
          <table:table-cell/>
        </table:table-row>
        <table:table-row table:style-name="ro1">
          <table:table-cell table:formula="of:=[.A81]+0.01" office:value-type="float" office:value="1.2" calcext:value-type="float">
            <text:p>1.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2]*[.E82]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2]-[.M82])^2" office:value-type="float" office:value="1.00000000000001" calcext:value-type="float">
            <text:p>1</text:p>
          </table:table-cell>
          <table:table-cell table:formula="of:=[.R82]/(2*[.$Q82]*[.$Q82])" office:value-type="float" office:value="0.0200000000000001" calcext:value-type="float">
            <text:p>0.02</text:p>
          </table:table-cell>
          <table:table-cell table:formula="of:=([.J82]-[.N82])^2" office:value-type="float" office:value="0" calcext:value-type="float">
            <text:p>0</text:p>
          </table:table-cell>
          <table:table-cell table:formula="of:=[.T82]/(2*[.$Q82]*[.$Q82])" office:value-type="float" office:value="0" calcext:value-type="float">
            <text:p>0</text:p>
          </table:table-cell>
          <table:table-cell table:formula="of:=([.K82]-[.O82])^2" office:value-type="float" office:value="0" calcext:value-type="float">
            <text:p>0</text:p>
          </table:table-cell>
          <table:table-cell table:formula="of:=[.V82]/(2*[.$Q82]*[.$Q82])" office:value-type="float" office:value="0" calcext:value-type="float">
            <text:p>0</text:p>
          </table:table-cell>
          <table:table-cell table:formula="of:=([.L82]-[.P82])^2" office:value-type="float" office:value="0" calcext:value-type="float">
            <text:p>0</text:p>
          </table:table-cell>
          <table:table-cell table:formula="of:=[.X82]/(2*[.$Q82]*[.$Q82])" office:value-type="float" office:value="0" calcext:value-type="float">
            <text:p>0</text:p>
          </table:table-cell>
          <table:table-cell table:formula="of:=[.S82]+[.U82]+[.W82]+[.Y82]" office:value-type="float" office:value="0.0200000000000001" calcext:value-type="float">
            <text:p>0.02</text:p>
          </table:table-cell>
          <table:table-cell/>
        </table:table-row>
        <table:table-row table:style-name="ro1">
          <table:table-cell table:formula="of:=[.A82]+0.01" office:value-type="float" office:value="1.21" calcext:value-type="float">
            <text:p>1.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3]*[.E83]" office:value-type="float" office:value="6.05" calcext:value-type="float">
            <text:p>6.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3]-[.M83])^2" office:value-type="float" office:value="1.10250000000001" calcext:value-type="float">
            <text:p>1.1025</text:p>
          </table:table-cell>
          <table:table-cell table:formula="of:=[.R83]/(2*[.$Q83]*[.$Q83])" office:value-type="float" office:value="0.0220500000000001" calcext:value-type="float">
            <text:p>0.02205</text:p>
          </table:table-cell>
          <table:table-cell table:formula="of:=([.J83]-[.N83])^2" office:value-type="float" office:value="0" calcext:value-type="float">
            <text:p>0</text:p>
          </table:table-cell>
          <table:table-cell table:formula="of:=[.T83]/(2*[.$Q83]*[.$Q83])" office:value-type="float" office:value="0" calcext:value-type="float">
            <text:p>0</text:p>
          </table:table-cell>
          <table:table-cell table:formula="of:=([.K83]-[.O83])^2" office:value-type="float" office:value="0" calcext:value-type="float">
            <text:p>0</text:p>
          </table:table-cell>
          <table:table-cell table:formula="of:=[.V83]/(2*[.$Q83]*[.$Q83])" office:value-type="float" office:value="0" calcext:value-type="float">
            <text:p>0</text:p>
          </table:table-cell>
          <table:table-cell table:formula="of:=([.L83]-[.P83])^2" office:value-type="float" office:value="0" calcext:value-type="float">
            <text:p>0</text:p>
          </table:table-cell>
          <table:table-cell table:formula="of:=[.X83]/(2*[.$Q83]*[.$Q83])" office:value-type="float" office:value="0" calcext:value-type="float">
            <text:p>0</text:p>
          </table:table-cell>
          <table:table-cell table:formula="of:=[.S83]+[.U83]+[.W83]+[.Y83]" office:value-type="float" office:value="0.0220500000000001" calcext:value-type="float">
            <text:p>0.02205</text:p>
          </table:table-cell>
          <table:table-cell/>
        </table:table-row>
        <table:table-row table:style-name="ro1">
          <table:table-cell table:formula="of:=[.A83]+0.01" office:value-type="float" office:value="1.22" calcext:value-type="float">
            <text:p>1.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4]*[.E84]" office:value-type="float" office:value="6.1" calcext:value-type="float">
            <text:p>6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4]-[.M84])^2" office:value-type="float" office:value="1.21000000000001" calcext:value-type="float">
            <text:p>1.21</text:p>
          </table:table-cell>
          <table:table-cell table:formula="of:=[.R84]/(2*[.$Q84]*[.$Q84])" office:value-type="float" office:value="0.0242000000000001" calcext:value-type="float">
            <text:p>0.0242</text:p>
          </table:table-cell>
          <table:table-cell table:formula="of:=([.J84]-[.N84])^2" office:value-type="float" office:value="0" calcext:value-type="float">
            <text:p>0</text:p>
          </table:table-cell>
          <table:table-cell table:formula="of:=[.T84]/(2*[.$Q84]*[.$Q84])" office:value-type="float" office:value="0" calcext:value-type="float">
            <text:p>0</text:p>
          </table:table-cell>
          <table:table-cell table:formula="of:=([.K84]-[.O84])^2" office:value-type="float" office:value="0" calcext:value-type="float">
            <text:p>0</text:p>
          </table:table-cell>
          <table:table-cell table:formula="of:=[.V84]/(2*[.$Q84]*[.$Q84])" office:value-type="float" office:value="0" calcext:value-type="float">
            <text:p>0</text:p>
          </table:table-cell>
          <table:table-cell table:formula="of:=([.L84]-[.P84])^2" office:value-type="float" office:value="0" calcext:value-type="float">
            <text:p>0</text:p>
          </table:table-cell>
          <table:table-cell table:formula="of:=[.X84]/(2*[.$Q84]*[.$Q84])" office:value-type="float" office:value="0" calcext:value-type="float">
            <text:p>0</text:p>
          </table:table-cell>
          <table:table-cell table:formula="of:=[.S84]+[.U84]+[.W84]+[.Y84]" office:value-type="float" office:value="0.0242000000000001" calcext:value-type="float">
            <text:p>0.0242</text:p>
          </table:table-cell>
          <table:table-cell/>
        </table:table-row>
        <table:table-row table:style-name="ro1">
          <table:table-cell table:formula="of:=[.A84]+0.01" office:value-type="float" office:value="1.23" calcext:value-type="float">
            <text:p>1.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5]*[.E85]" office:value-type="float" office:value="6.15" calcext:value-type="float">
            <text:p>6.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5]-[.M85])^2" office:value-type="float" office:value="1.32250000000001" calcext:value-type="float">
            <text:p>1.3225</text:p>
          </table:table-cell>
          <table:table-cell table:formula="of:=[.R85]/(2*[.$Q85]*[.$Q85])" office:value-type="float" office:value="0.0264500000000001" calcext:value-type="float">
            <text:p>0.02645</text:p>
          </table:table-cell>
          <table:table-cell table:formula="of:=([.J85]-[.N85])^2" office:value-type="float" office:value="0" calcext:value-type="float">
            <text:p>0</text:p>
          </table:table-cell>
          <table:table-cell table:formula="of:=[.T85]/(2*[.$Q85]*[.$Q85])" office:value-type="float" office:value="0" calcext:value-type="float">
            <text:p>0</text:p>
          </table:table-cell>
          <table:table-cell table:formula="of:=([.K85]-[.O85])^2" office:value-type="float" office:value="0" calcext:value-type="float">
            <text:p>0</text:p>
          </table:table-cell>
          <table:table-cell table:formula="of:=[.V85]/(2*[.$Q85]*[.$Q85])" office:value-type="float" office:value="0" calcext:value-type="float">
            <text:p>0</text:p>
          </table:table-cell>
          <table:table-cell table:formula="of:=([.L85]-[.P85])^2" office:value-type="float" office:value="0" calcext:value-type="float">
            <text:p>0</text:p>
          </table:table-cell>
          <table:table-cell table:formula="of:=[.X85]/(2*[.$Q85]*[.$Q85])" office:value-type="float" office:value="0" calcext:value-type="float">
            <text:p>0</text:p>
          </table:table-cell>
          <table:table-cell table:formula="of:=[.S85]+[.U85]+[.W85]+[.Y85]" office:value-type="float" office:value="0.0264500000000001" calcext:value-type="float">
            <text:p>0.02645</text:p>
          </table:table-cell>
          <table:table-cell/>
        </table:table-row>
        <table:table-row table:style-name="ro1">
          <table:table-cell table:formula="of:=[.A85]+0.01" office:value-type="float" office:value="1.24" calcext:value-type="float">
            <text:p>1.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6]*[.E86]" office:value-type="float" office:value="6.2" calcext:value-type="float">
            <text:p>6.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6]-[.M86])^2" office:value-type="float" office:value="1.44000000000001" calcext:value-type="float">
            <text:p>1.44</text:p>
          </table:table-cell>
          <table:table-cell table:formula="of:=[.R86]/(2*[.$Q86]*[.$Q86])" office:value-type="float" office:value="0.0288000000000001" calcext:value-type="float">
            <text:p>0.0288</text:p>
          </table:table-cell>
          <table:table-cell table:formula="of:=([.J86]-[.N86])^2" office:value-type="float" office:value="0" calcext:value-type="float">
            <text:p>0</text:p>
          </table:table-cell>
          <table:table-cell table:formula="of:=[.T86]/(2*[.$Q86]*[.$Q86])" office:value-type="float" office:value="0" calcext:value-type="float">
            <text:p>0</text:p>
          </table:table-cell>
          <table:table-cell table:formula="of:=([.K86]-[.O86])^2" office:value-type="float" office:value="0" calcext:value-type="float">
            <text:p>0</text:p>
          </table:table-cell>
          <table:table-cell table:formula="of:=[.V86]/(2*[.$Q86]*[.$Q86])" office:value-type="float" office:value="0" calcext:value-type="float">
            <text:p>0</text:p>
          </table:table-cell>
          <table:table-cell table:formula="of:=([.L86]-[.P86])^2" office:value-type="float" office:value="0" calcext:value-type="float">
            <text:p>0</text:p>
          </table:table-cell>
          <table:table-cell table:formula="of:=[.X86]/(2*[.$Q86]*[.$Q86])" office:value-type="float" office:value="0" calcext:value-type="float">
            <text:p>0</text:p>
          </table:table-cell>
          <table:table-cell table:formula="of:=[.S86]+[.U86]+[.W86]+[.Y86]" office:value-type="float" office:value="0.0288000000000001" calcext:value-type="float">
            <text:p>0.0288</text:p>
          </table:table-cell>
          <table:table-cell/>
        </table:table-row>
        <table:table-row table:style-name="ro1">
          <table:table-cell table:formula="of:=[.A86]+0.01" office:value-type="float" office:value="1.25" calcext:value-type="float">
            <text:p>1.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7]*[.E87]" office:value-type="float" office:value="6.25" calcext:value-type="float">
            <text:p>6.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7]-[.M87])^2" office:value-type="float" office:value="1.56250000000001" calcext:value-type="float">
            <text:p>1.5625</text:p>
          </table:table-cell>
          <table:table-cell table:formula="of:=[.R87]/(2*[.$Q87]*[.$Q87])" office:value-type="float" office:value="0.0312500000000002" calcext:value-type="float">
            <text:p>0.03125</text:p>
          </table:table-cell>
          <table:table-cell table:formula="of:=([.J87]-[.N87])^2" office:value-type="float" office:value="0" calcext:value-type="float">
            <text:p>0</text:p>
          </table:table-cell>
          <table:table-cell table:formula="of:=[.T87]/(2*[.$Q87]*[.$Q87])" office:value-type="float" office:value="0" calcext:value-type="float">
            <text:p>0</text:p>
          </table:table-cell>
          <table:table-cell table:formula="of:=([.K87]-[.O87])^2" office:value-type="float" office:value="0" calcext:value-type="float">
            <text:p>0</text:p>
          </table:table-cell>
          <table:table-cell table:formula="of:=[.V87]/(2*[.$Q87]*[.$Q87])" office:value-type="float" office:value="0" calcext:value-type="float">
            <text:p>0</text:p>
          </table:table-cell>
          <table:table-cell table:formula="of:=([.L87]-[.P87])^2" office:value-type="float" office:value="0" calcext:value-type="float">
            <text:p>0</text:p>
          </table:table-cell>
          <table:table-cell table:formula="of:=[.X87]/(2*[.$Q87]*[.$Q87])" office:value-type="float" office:value="0" calcext:value-type="float">
            <text:p>0</text:p>
          </table:table-cell>
          <table:table-cell table:formula="of:=[.S87]+[.U87]+[.W87]+[.Y87]" office:value-type="float" office:value="0.0312500000000002" calcext:value-type="float">
            <text:p>0.03125</text:p>
          </table:table-cell>
          <table:table-cell/>
        </table:table-row>
        <table:table-row table:style-name="ro1">
          <table:table-cell table:formula="of:=[.A87]+0.01" office:value-type="float" office:value="1.26" calcext:value-type="float">
            <text:p>1.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8]*[.E88]" office:value-type="float" office:value="6.3" calcext:value-type="float">
            <text:p>6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8]-[.M88])^2" office:value-type="float" office:value="1.69000000000001" calcext:value-type="float">
            <text:p>1.69</text:p>
          </table:table-cell>
          <table:table-cell table:formula="of:=[.R88]/(2*[.$Q88]*[.$Q88])" office:value-type="float" office:value="0.0338000000000002" calcext:value-type="float">
            <text:p>0.0338</text:p>
          </table:table-cell>
          <table:table-cell table:formula="of:=([.J88]-[.N88])^2" office:value-type="float" office:value="0" calcext:value-type="float">
            <text:p>0</text:p>
          </table:table-cell>
          <table:table-cell table:formula="of:=[.T88]/(2*[.$Q88]*[.$Q88])" office:value-type="float" office:value="0" calcext:value-type="float">
            <text:p>0</text:p>
          </table:table-cell>
          <table:table-cell table:formula="of:=([.K88]-[.O88])^2" office:value-type="float" office:value="0" calcext:value-type="float">
            <text:p>0</text:p>
          </table:table-cell>
          <table:table-cell table:formula="of:=[.V88]/(2*[.$Q88]*[.$Q88])" office:value-type="float" office:value="0" calcext:value-type="float">
            <text:p>0</text:p>
          </table:table-cell>
          <table:table-cell table:formula="of:=([.L88]-[.P88])^2" office:value-type="float" office:value="0" calcext:value-type="float">
            <text:p>0</text:p>
          </table:table-cell>
          <table:table-cell table:formula="of:=[.X88]/(2*[.$Q88]*[.$Q88])" office:value-type="float" office:value="0" calcext:value-type="float">
            <text:p>0</text:p>
          </table:table-cell>
          <table:table-cell table:formula="of:=[.S88]+[.U88]+[.W88]+[.Y88]" office:value-type="float" office:value="0.0338000000000002" calcext:value-type="float">
            <text:p>0.0338</text:p>
          </table:table-cell>
          <table:table-cell/>
        </table:table-row>
        <table:table-row table:style-name="ro1">
          <table:table-cell table:formula="of:=[.A88]+0.01" office:value-type="float" office:value="1.27" calcext:value-type="float">
            <text:p>1.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89]*[.E89]" office:value-type="float" office:value="6.35" calcext:value-type="float">
            <text:p>6.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89]-[.M89])^2" office:value-type="float" office:value="1.82250000000001" calcext:value-type="float">
            <text:p>1.8225</text:p>
          </table:table-cell>
          <table:table-cell table:formula="of:=[.R89]/(2*[.$Q89]*[.$Q89])" office:value-type="float" office:value="0.0364500000000002" calcext:value-type="float">
            <text:p>0.03645</text:p>
          </table:table-cell>
          <table:table-cell table:formula="of:=([.J89]-[.N89])^2" office:value-type="float" office:value="0" calcext:value-type="float">
            <text:p>0</text:p>
          </table:table-cell>
          <table:table-cell table:formula="of:=[.T89]/(2*[.$Q89]*[.$Q89])" office:value-type="float" office:value="0" calcext:value-type="float">
            <text:p>0</text:p>
          </table:table-cell>
          <table:table-cell table:formula="of:=([.K89]-[.O89])^2" office:value-type="float" office:value="0" calcext:value-type="float">
            <text:p>0</text:p>
          </table:table-cell>
          <table:table-cell table:formula="of:=[.V89]/(2*[.$Q89]*[.$Q89])" office:value-type="float" office:value="0" calcext:value-type="float">
            <text:p>0</text:p>
          </table:table-cell>
          <table:table-cell table:formula="of:=([.L89]-[.P89])^2" office:value-type="float" office:value="0" calcext:value-type="float">
            <text:p>0</text:p>
          </table:table-cell>
          <table:table-cell table:formula="of:=[.X89]/(2*[.$Q89]*[.$Q89])" office:value-type="float" office:value="0" calcext:value-type="float">
            <text:p>0</text:p>
          </table:table-cell>
          <table:table-cell table:formula="of:=[.S89]+[.U89]+[.W89]+[.Y89]" office:value-type="float" office:value="0.0364500000000002" calcext:value-type="float">
            <text:p>0.03645</text:p>
          </table:table-cell>
          <table:table-cell/>
        </table:table-row>
        <table:table-row table:style-name="ro1">
          <table:table-cell table:formula="of:=[.A89]+0.01" office:value-type="float" office:value="1.28" calcext:value-type="float">
            <text:p>1.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0]*[.E90]" office:value-type="float" office:value="6.4" calcext:value-type="float">
            <text:p>6.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0]-[.M90])^2" office:value-type="float" office:value="1.96000000000001" calcext:value-type="float">
            <text:p>1.96</text:p>
          </table:table-cell>
          <table:table-cell table:formula="of:=[.R90]/(2*[.$Q90]*[.$Q90])" office:value-type="float" office:value="0.0392000000000002" calcext:value-type="float">
            <text:p>0.0392</text:p>
          </table:table-cell>
          <table:table-cell table:formula="of:=([.J90]-[.N90])^2" office:value-type="float" office:value="0" calcext:value-type="float">
            <text:p>0</text:p>
          </table:table-cell>
          <table:table-cell table:formula="of:=[.T90]/(2*[.$Q90]*[.$Q90])" office:value-type="float" office:value="0" calcext:value-type="float">
            <text:p>0</text:p>
          </table:table-cell>
          <table:table-cell table:formula="of:=([.K90]-[.O90])^2" office:value-type="float" office:value="0" calcext:value-type="float">
            <text:p>0</text:p>
          </table:table-cell>
          <table:table-cell table:formula="of:=[.V90]/(2*[.$Q90]*[.$Q90])" office:value-type="float" office:value="0" calcext:value-type="float">
            <text:p>0</text:p>
          </table:table-cell>
          <table:table-cell table:formula="of:=([.L90]-[.P90])^2" office:value-type="float" office:value="0" calcext:value-type="float">
            <text:p>0</text:p>
          </table:table-cell>
          <table:table-cell table:formula="of:=[.X90]/(2*[.$Q90]*[.$Q90])" office:value-type="float" office:value="0" calcext:value-type="float">
            <text:p>0</text:p>
          </table:table-cell>
          <table:table-cell table:formula="of:=[.S90]+[.U90]+[.W90]+[.Y90]" office:value-type="float" office:value="0.0392000000000002" calcext:value-type="float">
            <text:p>0.0392</text:p>
          </table:table-cell>
          <table:table-cell/>
        </table:table-row>
        <table:table-row table:style-name="ro1">
          <table:table-cell table:formula="of:=[.A90]+0.01" office:value-type="float" office:value="1.29" calcext:value-type="float">
            <text:p>1.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1]*[.E91]" office:value-type="float" office:value="6.45" calcext:value-type="float">
            <text:p>6.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1]-[.M91])^2" office:value-type="float" office:value="2.10250000000001" calcext:value-type="float">
            <text:p>2.1025</text:p>
          </table:table-cell>
          <table:table-cell table:formula="of:=[.R91]/(2*[.$Q91]*[.$Q91])" office:value-type="float" office:value="0.0420500000000002" calcext:value-type="float">
            <text:p>0.04205</text:p>
          </table:table-cell>
          <table:table-cell table:formula="of:=([.J91]-[.N91])^2" office:value-type="float" office:value="0" calcext:value-type="float">
            <text:p>0</text:p>
          </table:table-cell>
          <table:table-cell table:formula="of:=[.T91]/(2*[.$Q91]*[.$Q91])" office:value-type="float" office:value="0" calcext:value-type="float">
            <text:p>0</text:p>
          </table:table-cell>
          <table:table-cell table:formula="of:=([.K91]-[.O91])^2" office:value-type="float" office:value="0" calcext:value-type="float">
            <text:p>0</text:p>
          </table:table-cell>
          <table:table-cell table:formula="of:=[.V91]/(2*[.$Q91]*[.$Q91])" office:value-type="float" office:value="0" calcext:value-type="float">
            <text:p>0</text:p>
          </table:table-cell>
          <table:table-cell table:formula="of:=([.L91]-[.P91])^2" office:value-type="float" office:value="0" calcext:value-type="float">
            <text:p>0</text:p>
          </table:table-cell>
          <table:table-cell table:formula="of:=[.X91]/(2*[.$Q91]*[.$Q91])" office:value-type="float" office:value="0" calcext:value-type="float">
            <text:p>0</text:p>
          </table:table-cell>
          <table:table-cell table:formula="of:=[.S91]+[.U91]+[.W91]+[.Y91]" office:value-type="float" office:value="0.0420500000000002" calcext:value-type="float">
            <text:p>0.04205</text:p>
          </table:table-cell>
          <table:table-cell/>
        </table:table-row>
        <table:table-row table:style-name="ro1">
          <table:table-cell table:formula="of:=[.A91]+0.01" office:value-type="float" office:value="1.3" calcext:value-type="float">
            <text:p>1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2]*[.E92]" office:value-type="float" office:value="6.5" calcext:value-type="float">
            <text:p>6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2]-[.M92])^2" office:value-type="float" office:value="2.25000000000001" calcext:value-type="float">
            <text:p>2.25</text:p>
          </table:table-cell>
          <table:table-cell table:formula="of:=[.R92]/(2*[.$Q92]*[.$Q92])" office:value-type="float" office:value="0.0450000000000002" calcext:value-type="float">
            <text:p>0.045</text:p>
          </table:table-cell>
          <table:table-cell table:formula="of:=([.J92]-[.N92])^2" office:value-type="float" office:value="0" calcext:value-type="float">
            <text:p>0</text:p>
          </table:table-cell>
          <table:table-cell table:formula="of:=[.T92]/(2*[.$Q92]*[.$Q92])" office:value-type="float" office:value="0" calcext:value-type="float">
            <text:p>0</text:p>
          </table:table-cell>
          <table:table-cell table:formula="of:=([.K92]-[.O92])^2" office:value-type="float" office:value="0" calcext:value-type="float">
            <text:p>0</text:p>
          </table:table-cell>
          <table:table-cell table:formula="of:=[.V92]/(2*[.$Q92]*[.$Q92])" office:value-type="float" office:value="0" calcext:value-type="float">
            <text:p>0</text:p>
          </table:table-cell>
          <table:table-cell table:formula="of:=([.L92]-[.P92])^2" office:value-type="float" office:value="0" calcext:value-type="float">
            <text:p>0</text:p>
          </table:table-cell>
          <table:table-cell table:formula="of:=[.X92]/(2*[.$Q92]*[.$Q92])" office:value-type="float" office:value="0" calcext:value-type="float">
            <text:p>0</text:p>
          </table:table-cell>
          <table:table-cell table:formula="of:=[.S92]+[.U92]+[.W92]+[.Y92]" office:value-type="float" office:value="0.0450000000000002" calcext:value-type="float">
            <text:p>0.045</text:p>
          </table:table-cell>
          <table:table-cell/>
        </table:table-row>
        <table:table-row table:style-name="ro1">
          <table:table-cell table:formula="of:=[.A92]+0.01" office:value-type="float" office:value="1.31" calcext:value-type="float">
            <text:p>1.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3]*[.E93]" office:value-type="float" office:value="6.55" calcext:value-type="float">
            <text:p>6.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3]-[.M93])^2" office:value-type="float" office:value="2.40250000000001" calcext:value-type="float">
            <text:p>2.4025</text:p>
          </table:table-cell>
          <table:table-cell table:formula="of:=[.R93]/(2*[.$Q93]*[.$Q93])" office:value-type="float" office:value="0.0480500000000002" calcext:value-type="float">
            <text:p>0.04805</text:p>
          </table:table-cell>
          <table:table-cell table:formula="of:=([.J93]-[.N93])^2" office:value-type="float" office:value="0" calcext:value-type="float">
            <text:p>0</text:p>
          </table:table-cell>
          <table:table-cell table:formula="of:=[.T93]/(2*[.$Q93]*[.$Q93])" office:value-type="float" office:value="0" calcext:value-type="float">
            <text:p>0</text:p>
          </table:table-cell>
          <table:table-cell table:formula="of:=([.K93]-[.O93])^2" office:value-type="float" office:value="0" calcext:value-type="float">
            <text:p>0</text:p>
          </table:table-cell>
          <table:table-cell table:formula="of:=[.V93]/(2*[.$Q93]*[.$Q93])" office:value-type="float" office:value="0" calcext:value-type="float">
            <text:p>0</text:p>
          </table:table-cell>
          <table:table-cell table:formula="of:=([.L93]-[.P93])^2" office:value-type="float" office:value="0" calcext:value-type="float">
            <text:p>0</text:p>
          </table:table-cell>
          <table:table-cell table:formula="of:=[.X93]/(2*[.$Q93]*[.$Q93])" office:value-type="float" office:value="0" calcext:value-type="float">
            <text:p>0</text:p>
          </table:table-cell>
          <table:table-cell table:formula="of:=[.S93]+[.U93]+[.W93]+[.Y93]" office:value-type="float" office:value="0.0480500000000002" calcext:value-type="float">
            <text:p>0.04805</text:p>
          </table:table-cell>
          <table:table-cell/>
        </table:table-row>
        <table:table-row table:style-name="ro1">
          <table:table-cell table:formula="of:=[.A93]+0.01" office:value-type="float" office:value="1.32" calcext:value-type="float">
            <text:p>1.3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4]*[.E94]" office:value-type="float" office:value="6.6" calcext:value-type="float">
            <text:p>6.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4]-[.M94])^2" office:value-type="float" office:value="2.56000000000001" calcext:value-type="float">
            <text:p>2.56</text:p>
          </table:table-cell>
          <table:table-cell table:formula="of:=[.R94]/(2*[.$Q94]*[.$Q94])" office:value-type="float" office:value="0.0512000000000002" calcext:value-type="float">
            <text:p>0.0512</text:p>
          </table:table-cell>
          <table:table-cell table:formula="of:=([.J94]-[.N94])^2" office:value-type="float" office:value="0" calcext:value-type="float">
            <text:p>0</text:p>
          </table:table-cell>
          <table:table-cell table:formula="of:=[.T94]/(2*[.$Q94]*[.$Q94])" office:value-type="float" office:value="0" calcext:value-type="float">
            <text:p>0</text:p>
          </table:table-cell>
          <table:table-cell table:formula="of:=([.K94]-[.O94])^2" office:value-type="float" office:value="0" calcext:value-type="float">
            <text:p>0</text:p>
          </table:table-cell>
          <table:table-cell table:formula="of:=[.V94]/(2*[.$Q94]*[.$Q94])" office:value-type="float" office:value="0" calcext:value-type="float">
            <text:p>0</text:p>
          </table:table-cell>
          <table:table-cell table:formula="of:=([.L94]-[.P94])^2" office:value-type="float" office:value="0" calcext:value-type="float">
            <text:p>0</text:p>
          </table:table-cell>
          <table:table-cell table:formula="of:=[.X94]/(2*[.$Q94]*[.$Q94])" office:value-type="float" office:value="0" calcext:value-type="float">
            <text:p>0</text:p>
          </table:table-cell>
          <table:table-cell table:formula="of:=[.S94]+[.U94]+[.W94]+[.Y94]" office:value-type="float" office:value="0.0512000000000002" calcext:value-type="float">
            <text:p>0.0512</text:p>
          </table:table-cell>
          <table:table-cell/>
        </table:table-row>
        <table:table-row table:style-name="ro1">
          <table:table-cell table:formula="of:=[.A94]+0.01" office:value-type="float" office:value="1.33" calcext:value-type="float">
            <text:p>1.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5]*[.E95]" office:value-type="float" office:value="6.65" calcext:value-type="float">
            <text:p>6.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5]-[.M95])^2" office:value-type="float" office:value="2.72250000000001" calcext:value-type="float">
            <text:p>2.7225</text:p>
          </table:table-cell>
          <table:table-cell table:formula="of:=[.R95]/(2*[.$Q95]*[.$Q95])" office:value-type="float" office:value="0.0544500000000003" calcext:value-type="float">
            <text:p>0.05445</text:p>
          </table:table-cell>
          <table:table-cell table:formula="of:=([.J95]-[.N95])^2" office:value-type="float" office:value="0" calcext:value-type="float">
            <text:p>0</text:p>
          </table:table-cell>
          <table:table-cell table:formula="of:=[.T95]/(2*[.$Q95]*[.$Q95])" office:value-type="float" office:value="0" calcext:value-type="float">
            <text:p>0</text:p>
          </table:table-cell>
          <table:table-cell table:formula="of:=([.K95]-[.O95])^2" office:value-type="float" office:value="0" calcext:value-type="float">
            <text:p>0</text:p>
          </table:table-cell>
          <table:table-cell table:formula="of:=[.V95]/(2*[.$Q95]*[.$Q95])" office:value-type="float" office:value="0" calcext:value-type="float">
            <text:p>0</text:p>
          </table:table-cell>
          <table:table-cell table:formula="of:=([.L95]-[.P95])^2" office:value-type="float" office:value="0" calcext:value-type="float">
            <text:p>0</text:p>
          </table:table-cell>
          <table:table-cell table:formula="of:=[.X95]/(2*[.$Q95]*[.$Q95])" office:value-type="float" office:value="0" calcext:value-type="float">
            <text:p>0</text:p>
          </table:table-cell>
          <table:table-cell table:formula="of:=[.S95]+[.U95]+[.W95]+[.Y95]" office:value-type="float" office:value="0.0544500000000003" calcext:value-type="float">
            <text:p>0.05445</text:p>
          </table:table-cell>
          <table:table-cell/>
        </table:table-row>
        <table:table-row table:style-name="ro1">
          <table:table-cell table:formula="of:=[.A95]+0.01" office:value-type="float" office:value="1.34" calcext:value-type="float">
            <text:p>1.3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6]*[.E96]" office:value-type="float" office:value="6.7" calcext:value-type="float">
            <text:p>6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6]-[.M96])^2" office:value-type="float" office:value="2.89000000000001" calcext:value-type="float">
            <text:p>2.89</text:p>
          </table:table-cell>
          <table:table-cell table:formula="of:=[.R96]/(2*[.$Q96]*[.$Q96])" office:value-type="float" office:value="0.0578000000000003" calcext:value-type="float">
            <text:p>0.0578</text:p>
          </table:table-cell>
          <table:table-cell table:formula="of:=([.J96]-[.N96])^2" office:value-type="float" office:value="0" calcext:value-type="float">
            <text:p>0</text:p>
          </table:table-cell>
          <table:table-cell table:formula="of:=[.T96]/(2*[.$Q96]*[.$Q96])" office:value-type="float" office:value="0" calcext:value-type="float">
            <text:p>0</text:p>
          </table:table-cell>
          <table:table-cell table:formula="of:=([.K96]-[.O96])^2" office:value-type="float" office:value="0" calcext:value-type="float">
            <text:p>0</text:p>
          </table:table-cell>
          <table:table-cell table:formula="of:=[.V96]/(2*[.$Q96]*[.$Q96])" office:value-type="float" office:value="0" calcext:value-type="float">
            <text:p>0</text:p>
          </table:table-cell>
          <table:table-cell table:formula="of:=([.L96]-[.P96])^2" office:value-type="float" office:value="0" calcext:value-type="float">
            <text:p>0</text:p>
          </table:table-cell>
          <table:table-cell table:formula="of:=[.X96]/(2*[.$Q96]*[.$Q96])" office:value-type="float" office:value="0" calcext:value-type="float">
            <text:p>0</text:p>
          </table:table-cell>
          <table:table-cell table:formula="of:=[.S96]+[.U96]+[.W96]+[.Y96]" office:value-type="float" office:value="0.0578000000000003" calcext:value-type="float">
            <text:p>0.0578</text:p>
          </table:table-cell>
          <table:table-cell/>
        </table:table-row>
        <table:table-row table:style-name="ro1">
          <table:table-cell table:formula="of:=[.A96]+0.01" office:value-type="float" office:value="1.35" calcext:value-type="float">
            <text:p>1.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7]*[.E97]" office:value-type="float" office:value="6.75" calcext:value-type="float">
            <text:p>6.7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7]-[.M97])^2" office:value-type="float" office:value="3.06250000000001" calcext:value-type="float">
            <text:p>3.0625</text:p>
          </table:table-cell>
          <table:table-cell table:formula="of:=[.R97]/(2*[.$Q97]*[.$Q97])" office:value-type="float" office:value="0.0612500000000003" calcext:value-type="float">
            <text:p>0.06125</text:p>
          </table:table-cell>
          <table:table-cell table:formula="of:=([.J97]-[.N97])^2" office:value-type="float" office:value="0" calcext:value-type="float">
            <text:p>0</text:p>
          </table:table-cell>
          <table:table-cell table:formula="of:=[.T97]/(2*[.$Q97]*[.$Q97])" office:value-type="float" office:value="0" calcext:value-type="float">
            <text:p>0</text:p>
          </table:table-cell>
          <table:table-cell table:formula="of:=([.K97]-[.O97])^2" office:value-type="float" office:value="0" calcext:value-type="float">
            <text:p>0</text:p>
          </table:table-cell>
          <table:table-cell table:formula="of:=[.V97]/(2*[.$Q97]*[.$Q97])" office:value-type="float" office:value="0" calcext:value-type="float">
            <text:p>0</text:p>
          </table:table-cell>
          <table:table-cell table:formula="of:=([.L97]-[.P97])^2" office:value-type="float" office:value="0" calcext:value-type="float">
            <text:p>0</text:p>
          </table:table-cell>
          <table:table-cell table:formula="of:=[.X97]/(2*[.$Q97]*[.$Q97])" office:value-type="float" office:value="0" calcext:value-type="float">
            <text:p>0</text:p>
          </table:table-cell>
          <table:table-cell table:formula="of:=[.S97]+[.U97]+[.W97]+[.Y97]" office:value-type="float" office:value="0.0612500000000003" calcext:value-type="float">
            <text:p>0.06125</text:p>
          </table:table-cell>
          <table:table-cell/>
        </table:table-row>
        <table:table-row table:style-name="ro1">
          <table:table-cell table:formula="of:=[.A97]+0.01" office:value-type="float" office:value="1.36" calcext:value-type="float">
            <text:p>1.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8]*[.E98]" office:value-type="float" office:value="6.8" calcext:value-type="float">
            <text:p>6.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8]-[.M98])^2" office:value-type="float" office:value="3.24000000000002" calcext:value-type="float">
            <text:p>3.24</text:p>
          </table:table-cell>
          <table:table-cell table:formula="of:=[.R98]/(2*[.$Q98]*[.$Q98])" office:value-type="float" office:value="0.0648000000000003" calcext:value-type="float">
            <text:p>0.0648</text:p>
          </table:table-cell>
          <table:table-cell table:formula="of:=([.J98]-[.N98])^2" office:value-type="float" office:value="0" calcext:value-type="float">
            <text:p>0</text:p>
          </table:table-cell>
          <table:table-cell table:formula="of:=[.T98]/(2*[.$Q98]*[.$Q98])" office:value-type="float" office:value="0" calcext:value-type="float">
            <text:p>0</text:p>
          </table:table-cell>
          <table:table-cell table:formula="of:=([.K98]-[.O98])^2" office:value-type="float" office:value="0" calcext:value-type="float">
            <text:p>0</text:p>
          </table:table-cell>
          <table:table-cell table:formula="of:=[.V98]/(2*[.$Q98]*[.$Q98])" office:value-type="float" office:value="0" calcext:value-type="float">
            <text:p>0</text:p>
          </table:table-cell>
          <table:table-cell table:formula="of:=([.L98]-[.P98])^2" office:value-type="float" office:value="0" calcext:value-type="float">
            <text:p>0</text:p>
          </table:table-cell>
          <table:table-cell table:formula="of:=[.X98]/(2*[.$Q98]*[.$Q98])" office:value-type="float" office:value="0" calcext:value-type="float">
            <text:p>0</text:p>
          </table:table-cell>
          <table:table-cell table:formula="of:=[.S98]+[.U98]+[.W98]+[.Y98]" office:value-type="float" office:value="0.0648000000000003" calcext:value-type="float">
            <text:p>0.0648</text:p>
          </table:table-cell>
          <table:table-cell/>
        </table:table-row>
        <table:table-row table:style-name="ro1">
          <table:table-cell table:formula="of:=[.A98]+0.01" office:value-type="float" office:value="1.37" calcext:value-type="float">
            <text:p>1.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99]*[.E99]" office:value-type="float" office:value="6.85" calcext:value-type="float">
            <text:p>6.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99]-[.M99])^2" office:value-type="float" office:value="3.42250000000001" calcext:value-type="float">
            <text:p>3.4225</text:p>
          </table:table-cell>
          <table:table-cell table:formula="of:=[.R99]/(2*[.$Q99]*[.$Q99])" office:value-type="float" office:value="0.0684500000000003" calcext:value-type="float">
            <text:p>0.06845</text:p>
          </table:table-cell>
          <table:table-cell table:formula="of:=([.J99]-[.N99])^2" office:value-type="float" office:value="0" calcext:value-type="float">
            <text:p>0</text:p>
          </table:table-cell>
          <table:table-cell table:formula="of:=[.T99]/(2*[.$Q99]*[.$Q99])" office:value-type="float" office:value="0" calcext:value-type="float">
            <text:p>0</text:p>
          </table:table-cell>
          <table:table-cell table:formula="of:=([.K99]-[.O99])^2" office:value-type="float" office:value="0" calcext:value-type="float">
            <text:p>0</text:p>
          </table:table-cell>
          <table:table-cell table:formula="of:=[.V99]/(2*[.$Q99]*[.$Q99])" office:value-type="float" office:value="0" calcext:value-type="float">
            <text:p>0</text:p>
          </table:table-cell>
          <table:table-cell table:formula="of:=([.L99]-[.P99])^2" office:value-type="float" office:value="0" calcext:value-type="float">
            <text:p>0</text:p>
          </table:table-cell>
          <table:table-cell table:formula="of:=[.X99]/(2*[.$Q99]*[.$Q99])" office:value-type="float" office:value="0" calcext:value-type="float">
            <text:p>0</text:p>
          </table:table-cell>
          <table:table-cell table:formula="of:=[.S99]+[.U99]+[.W99]+[.Y99]" office:value-type="float" office:value="0.0684500000000003" calcext:value-type="float">
            <text:p>0.06845</text:p>
          </table:table-cell>
          <table:table-cell/>
        </table:table-row>
        <table:table-row table:style-name="ro1">
          <table:table-cell table:formula="of:=[.A99]+0.01" office:value-type="float" office:value="1.38" calcext:value-type="float">
            <text:p>1.3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[.A100]*[.E100]" office:value-type="float" office:value="6.9" calcext:value-type="float">
            <text:p>6.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I100]-[.M100])^2" office:value-type="float" office:value="3.61000000000001" calcext:value-type="float">
            <text:p>3.61</text:p>
          </table:table-cell>
          <table:table-cell table:formula="of:=[.R100]/(2*[.$Q100]*[.$Q100])" office:value-type="float" office:value="0.0722000000000003" calcext:value-type="float">
            <text:p>0.0722</text:p>
          </table:table-cell>
          <table:table-cell table:formula="of:=([.J100]-[.N100])^2" office:value-type="float" office:value="0" calcext:value-type="float">
            <text:p>0</text:p>
          </table:table-cell>
          <table:table-cell table:formula="of:=[.T100]/(2*[.$Q100]*[.$Q100])" office:value-type="float" office:value="0" calcext:value-type="float">
            <text:p>0</text:p>
          </table:table-cell>
          <table:table-cell table:formula="of:=([.K100]-[.O100])^2" office:value-type="float" office:value="0" calcext:value-type="float">
            <text:p>0</text:p>
          </table:table-cell>
          <table:table-cell table:formula="of:=[.V100]/(2*[.$Q100]*[.$Q100])" office:value-type="float" office:value="0" calcext:value-type="float">
            <text:p>0</text:p>
          </table:table-cell>
          <table:table-cell table:formula="of:=([.L100]-[.P100])^2" office:value-type="float" office:value="0" calcext:value-type="float">
            <text:p>0</text:p>
          </table:table-cell>
          <table:table-cell table:formula="of:=[.X100]/(2*[.$Q100]*[.$Q100])" office:value-type="float" office:value="0" calcext:value-type="float">
            <text:p>0</text:p>
          </table:table-cell>
          <table:table-cell table:formula="of:=[.S100]+[.U100]+[.W100]+[.Y100]" office:value-type="float" office:value="0.0722000000000003" calcext:value-type="float">
            <text:p>0.07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2:21:55.550956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2:25:22.566857112</meta:creation-date>
    <dc:date>2017-04-04T12:38:52.250321479</dc:date>
    <meta:editing-duration>PT57M12S</meta:editing-duration>
    <meta:editing-cycles>9</meta:editing-cycles>
    <meta:generator>LibreOffice/5.1.6.2$Linux_X86_64 LibreOffice_project/10m0$Build-2</meta:generator>
    <meta:document-statistic meta:table-count="1" meta:cell-count="1432" meta:object-count="0"/>
  </office:meta>
</office:document-meta>
</file>